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1.1075in"/>
    </style:style>
    <style:style style:name="co2" style:family="table-column">
      <style:table-column-properties fo:break-before="auto" style:column-width="0.9681in"/>
    </style:style>
    <style:style style:name="co3" style:family="table-column">
      <style:table-column-properties fo:break-before="auto" style:column-width="2.2764in"/>
    </style:style>
    <style:style style:name="co4" style:family="table-column">
      <style:table-column-properties fo:break-before="auto" style:column-width="1.2146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1.5575in"/>
    </style:style>
    <style:style style:name="co8" style:family="table-column">
      <style:table-column-properties fo:break-before="auto" style:column-width="1.4075in"/>
    </style:style>
    <style:style style:name="co9" style:family="table-column">
      <style:table-column-properties fo:break-before="auto" style:column-width="1.4398in"/>
    </style:style>
    <style:style style:name="co10" style:family="table-column">
      <style:table-column-properties fo:break-before="auto" style:column-width="1.5146in"/>
    </style:style>
    <style:style style:name="co11" style:family="table-column">
      <style:table-column-properties fo:break-before="auto" style:column-width="1.4827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2.3516in"/>
    </style:style>
    <style:style style:name="co14" style:family="table-column">
      <style:table-column-properties fo:break-before="auto" style:column-width="1.2898in"/>
    </style:style>
    <style:style style:name="co15" style:family="table-column">
      <style:table-column-properties fo:break-before="auto" style:column-width="1.9327in"/>
    </style:style>
    <style:style style:name="co16" style:family="table-column">
      <style:table-column-properties fo:break-before="auto" style:column-width="1.2791in"/>
    </style:style>
    <style:style style:name="co17" style:family="table-column">
      <style:table-column-properties fo:break-before="auto" style:column-width="1in"/>
    </style:style>
    <style:style style:name="co18" style:family="table-column">
      <style:table-column-properties fo:break-before="auto" style:column-width="1.5437in"/>
    </style:style>
    <style:style style:name="co19" style:family="table-column">
      <style:table-column-properties fo:break-before="auto" style:column-width="0.2252in"/>
    </style:style>
    <style:style style:name="co20" style:family="table-column">
      <style:table-column-properties fo:break-before="auto" style:column-width="1.9008in"/>
    </style:style>
    <style:style style:name="co21" style:family="table-column">
      <style:table-column-properties fo:break-before="auto" style:column-width="1.8902in"/>
    </style:style>
    <style:style style:name="co22" style:family="table-column">
      <style:table-column-properties fo:break-before="auto" style:column-width="1.88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b4c7dc" fo:border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b4c7dc" fo:wrap-option="wrap" fo:border="0.74pt solid #000000"/>
    </style:style>
    <style:style style:name="ce4" style:family="table-cell" style:parent-style-name="Default" style:data-style-name="N129">
      <style:table-cell-properties fo:border="0.74pt solid #000000"/>
    </style:style>
    <style:style style:name="ce5" style:family="table-cell" style:parent-style-name="Default" style:data-style-name="N3">
      <style:table-cell-properties fo:border="0.74pt solid #000000"/>
    </style:style>
    <style:style style:name="ce6" style:family="table-cell" style:parent-style-name="Default" style:data-style-name="N130">
      <style:table-cell-properties fo:border="0.74pt solid #000000"/>
    </style:style>
    <style:style style:name="ce13" style:family="table-cell" style:parent-style-name="Default">
      <style:table-cell-properties fo:background-color="#b4c7dc" fo:border="0.74pt solid #000000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orldPopulation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Country Name</text:p>
          </table:table-cell>
          <table:table-cell office:value-type="string" calcext:value-type="string">
            <text:p>Country Code</text:p>
          </table:table-cell>
          <table:table-cell office:value-type="string" calcext:value-type="string">
            <text:p>Series Name</text:p>
          </table:table-cell>
          <table:table-cell office:value-type="string" calcext:value-type="string">
            <text:p>Series Code</text:p>
          </table:table-cell>
          <table:table-cell office:value-type="string" calcext:value-type="string">
            <text:p>1960 [YR1960]</text:p>
          </table:table-cell>
          <table:table-cell office:value-type="string" calcext:value-type="string">
            <text:p>1965 [YR1965]</text:p>
          </table:table-cell>
          <table:table-cell office:value-type="string" calcext:value-type="string">
            <text:p>1970 [YR1970]</text:p>
          </table:table-cell>
          <table:table-cell office:value-type="string" calcext:value-type="string">
            <text:p>1975 [YR1975]</text:p>
          </table:table-cell>
          <table:table-cell office:value-type="string" calcext:value-type="string">
            <text:p>1980 [YR1980]</text:p>
          </table:table-cell>
          <table:table-cell office:value-type="string" calcext:value-type="string">
            <text:p>1985 [YR1985]</text:p>
          </table:table-cell>
          <table:table-cell office:value-type="string" calcext:value-type="string">
            <text:p>1990 [YR1990]</text:p>
          </table:table-cell>
          <table:table-cell office:value-type="string" calcext:value-type="string">
            <text:p>1995 [YR1995]</text:p>
          </table:table-cell>
          <table:table-cell office:value-type="string" calcext:value-type="string">
            <text:p>2000 [YR2000]</text:p>
          </table:table-cell>
          <table:table-cell office:value-type="string" calcext:value-type="string">
            <text:p>2005 [YR2005]</text:p>
          </table:table-cell>
          <table:table-cell office:value-type="string" calcext:value-type="string">
            <text:p>2010 [YR2010]</text:p>
          </table:table-cell>
          <table:table-cell office:value-type="string" calcext:value-type="string">
            <text:p>2015 [YR2015]</text:p>
          </table:table-cell>
          <table:table-cell office:value-type="string" calcext:value-type="string">
            <text:p>2020 [YR2020]</text:p>
          </table:table-cell>
          <table:table-cell office:value-type="string" calcext:value-type="string">
            <text:p>2022 [YR2022]</text:p>
          </table:table-cell>
          <table:table-cell office:value-type="string" calcext:value-type="string">
            <text:p>2023 [YR2023]</text:p>
          </table:table-cell>
          <table:table-cell office:value-type="string" calcext:value-type="string">
            <text:p>2024 [YR2024]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Birth rate, crude (per 1,000 people)</text:p>
          </table:table-cell>
          <table:table-cell office:value-type="string" calcext:value-type="string">
            <text:p>SP.DYN.CBRT.IN</text:p>
          </table:table-cell>
          <table:table-cell office:value-type="float" office:value="43.86" calcext:value-type="float">
            <text:p>43.86</text:p>
          </table:table-cell>
          <table:table-cell office:value-type="float" office:value="40.106" calcext:value-type="float">
            <text:p>40.106</text:p>
          </table:table-cell>
          <table:table-cell office:value-type="float" office:value="35.624" calcext:value-type="float">
            <text:p>35.624</text:p>
          </table:table-cell>
          <table:table-cell office:value-type="float" office:value="33.366" calcext:value-type="float">
            <text:p>33.366</text:p>
          </table:table-cell>
          <table:table-cell office:value-type="float" office:value="32.152" calcext:value-type="float">
            <text:p>32.152</text:p>
          </table:table-cell>
          <table:table-cell office:value-type="float" office:value="28.99" calcext:value-type="float">
            <text:p>28.99</text:p>
          </table:table-cell>
          <table:table-cell office:value-type="float" office:value="24.844" calcext:value-type="float">
            <text:p>24.844</text:p>
          </table:table-cell>
          <table:table-cell office:value-type="float" office:value="22.319" calcext:value-type="float">
            <text:p>22.319</text:p>
          </table:table-cell>
          <table:table-cell office:value-type="float" office:value="19.841" calcext:value-type="float">
            <text:p>19.841</text:p>
          </table:table-cell>
          <table:table-cell office:value-type="float" office:value="17.335" calcext:value-type="float">
            <text:p>17.335</text:p>
          </table:table-cell>
          <table:table-cell office:value-type="float" office:value="15.492" calcext:value-type="float">
            <text:p>15.492</text:p>
          </table:table-cell>
          <table:table-cell office:value-type="float" office:value="14.727" calcext:value-type="float">
            <text:p>14.727</text:p>
          </table:table-cell>
          <table:table-cell office:value-type="float" office:value="13.078" calcext:value-type="float">
            <text:p>13.078</text:p>
          </table:table-cell>
          <table:table-cell table:number-columns-repeated="3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Death rate, crude (per 1,000 people)</text:p>
          </table:table-cell>
          <table:table-cell office:value-type="string" calcext:value-type="string">
            <text:p>SP.DYN.CDRT.IN</text:p>
          </table:table-cell>
          <table:table-cell office:value-type="float" office:value="14.025" calcext:value-type="float">
            <text:p>14.025</text:p>
          </table:table-cell>
          <table:table-cell office:value-type="float" office:value="12.279" calcext:value-type="float">
            <text:p>12.279</text:p>
          </table:table-cell>
          <table:table-cell office:value-type="float" office:value="10.82" calcext:value-type="float">
            <text:p>10.82</text:p>
          </table:table-cell>
          <table:table-cell office:value-type="float" office:value="9.744" calcext:value-type="float">
            <text:p>9.744</text:p>
          </table:table-cell>
          <table:table-cell office:value-type="float" office:value="8.779" calcext:value-type="float">
            <text:p>8.779</text:p>
          </table:table-cell>
          <table:table-cell office:value-type="float" office:value="7.796" calcext:value-type="float">
            <text:p>7.796</text:p>
          </table:table-cell>
          <table:table-cell office:value-type="float" office:value="7.158" calcext:value-type="float">
            <text:p>7.158</text:p>
          </table:table-cell>
          <table:table-cell office:value-type="float" office:value="6.685" calcext:value-type="float">
            <text:p>6.685</text:p>
          </table:table-cell>
          <table:table-cell office:value-type="float" office:value="6.399" calcext:value-type="float">
            <text:p>6.399</text:p>
          </table:table-cell>
          <table:table-cell office:value-type="float" office:value="6.106" calcext:value-type="float">
            <text:p>6.106</text:p>
          </table:table-cell>
          <table:table-cell office:value-type="float" office:value="6.199" calcext:value-type="float">
            <text:p>6.199</text:p>
          </table:table-cell>
          <table:table-cell office:value-type="float" office:value="6.433" calcext:value-type="float">
            <text:p>6.433</text:p>
          </table:table-cell>
          <table:table-cell office:value-type="float" office:value="7.42" calcext:value-type="float">
            <text:p>7.42</text:p>
          </table:table-cell>
          <table:table-cell table:number-columns-repeated="3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Population ages 65 and above, total</text:p>
          </table:table-cell>
          <table:table-cell office:value-type="string" calcext:value-type="string">
            <text:p>SP.POP.65UP.TO</text:p>
          </table:table-cell>
          <table:table-cell office:value-type="float" office:value="1921246" calcext:value-type="float">
            <text:p>1921246</text:p>
          </table:table-cell>
          <table:table-cell office:value-type="float" office:value="2437203" calcext:value-type="float">
            <text:p>2437203</text:p>
          </table:table-cell>
          <table:table-cell office:value-type="float" office:value="3066987" calcext:value-type="float">
            <text:p>3066987</text:p>
          </table:table-cell>
          <table:table-cell office:value-type="float" office:value="3795103" calcext:value-type="float">
            <text:p>3795103</text:p>
          </table:table-cell>
          <table:table-cell office:value-type="float" office:value="4642501" calcext:value-type="float">
            <text:p>4642501</text:p>
          </table:table-cell>
          <table:table-cell office:value-type="float" office:value="5558148" calcext:value-type="float">
            <text:p>5558148</text:p>
          </table:table-cell>
          <table:table-cell office:value-type="float" office:value="6729875" calcext:value-type="float">
            <text:p>6729875</text:p>
          </table:table-cell>
          <table:table-cell office:value-type="float" office:value="8134166" calcext:value-type="float">
            <text:p>8134166</text:p>
          </table:table-cell>
          <table:table-cell office:value-type="float" office:value="9679708" calcext:value-type="float">
            <text:p>9679708</text:p>
          </table:table-cell>
          <table:table-cell office:value-type="float" office:value="11461295" calcext:value-type="float">
            <text:p>11461295</text:p>
          </table:table-cell>
          <table:table-cell office:value-type="float" office:value="13563871" calcext:value-type="float">
            <text:p>13563871</text:p>
          </table:table-cell>
          <table:table-cell office:value-type="float" office:value="16222681" calcext:value-type="float">
            <text:p>16222681</text:p>
          </table:table-cell>
          <table:table-cell office:value-type="float" office:value="19807547" calcext:value-type="float">
            <text:p>19807547</text:p>
          </table:table-cell>
          <table:table-cell office:value-type="float" office:value="21265888" calcext:value-type="float">
            <text:p>21265888</text:p>
          </table:table-cell>
          <table:table-cell office:value-type="float" office:value="22101851" calcext:value-type="float">
            <text:p>22101851</text:p>
          </table:table-cell>
          <table:table-cell office:value-type="float" office:value="23039580" calcext:value-type="float">
            <text:p>23039580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Population growth (annual %)</text:p>
          </table:table-cell>
          <table:table-cell office:value-type="string" calcext:value-type="string">
            <text:p>SP.POP.GROW</text:p>
          </table:table-cell>
          <table:table-cell office:value-type="string" calcext:value-type="string">
            <text:p>..</text:p>
          </table:table-cell>
          <table:table-cell office:value-type="float" office:value="2.82959969227739" calcext:value-type="float">
            <text:p>2.82959969227739</text:p>
          </table:table-cell>
          <table:table-cell office:value-type="float" office:value="2.48948173249209" calcext:value-type="float">
            <text:p>2.48948173249209</text:p>
          </table:table-cell>
          <table:table-cell office:value-type="float" office:value="2.35797019623163" calcext:value-type="float">
            <text:p>2.35797019623163</text:p>
          </table:table-cell>
          <table:table-cell office:value-type="float" office:value="2.35067554142294" calcext:value-type="float">
            <text:p>2.35067554142294</text:p>
          </table:table-cell>
          <table:table-cell office:value-type="float" office:value="2.13876264469418" calcext:value-type="float">
            <text:p>2.13876264469418</text:p>
          </table:table-cell>
          <table:table-cell office:value-type="float" office:value="1.80985576444804" calcext:value-type="float">
            <text:p>1.80985576444804</text:p>
          </table:table-cell>
          <table:table-cell office:value-type="float" office:value="1.56236694760604" calcext:value-type="float">
            <text:p>1.56236694760604</text:p>
          </table:table-cell>
          <table:table-cell office:value-type="float" office:value="1.36677132973907" calcext:value-type="float">
            <text:p>1.36677132973907</text:p>
          </table:table-cell>
          <table:table-cell office:value-type="float" office:value="1.11720287765336" calcext:value-type="float">
            <text:p>1.11720287765336</text:p>
          </table:table-cell>
          <table:table-cell office:value-type="float" office:value="0.93941802248079" calcext:value-type="float">
            <text:p>0.93941802248079</text:p>
          </table:table-cell>
          <table:table-cell office:value-type="float" office:value="0.845992601345206" calcext:value-type="float">
            <text:p>0.845992601345206</text:p>
          </table:table-cell>
          <table:table-cell office:value-type="float" office:value="0.665176682246802" calcext:value-type="float">
            <text:p>0.665176682246802</text:p>
          </table:table-cell>
          <table:table-cell office:value-type="float" office:value="0.459583548488331" calcext:value-type="float">
            <text:p>0.459583548488331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Population, total</text:p>
          </table:table-cell>
          <table:table-cell office:value-type="string" calcext:value-type="string">
            <text:p>SP.POP.TOTL</text:p>
          </table:table-cell>
          <table:table-cell office:value-type="float" office:value="73092515" calcext:value-type="float">
            <text:p>73092515</text:p>
          </table:table-cell>
          <table:table-cell office:value-type="float" office:value="84623747" calcext:value-type="float">
            <text:p>84623747</text:p>
          </table:table-cell>
          <table:table-cell office:value-type="float" office:value="96369875" calcext:value-type="float">
            <text:p>96369875</text:p>
          </table:table-cell>
          <table:table-cell office:value-type="float" office:value="108700515" calcext:value-type="float">
            <text:p>108700515</text:p>
          </table:table-cell>
          <table:table-cell office:value-type="float" office:value="122288383" calcext:value-type="float">
            <text:p>122288383</text:p>
          </table:table-cell>
          <table:table-cell office:value-type="float" office:value="136783180" calcext:value-type="float">
            <text:p>136783180</text:p>
          </table:table-cell>
          <table:table-cell office:value-type="float" office:value="150706446" calcext:value-type="float">
            <text:p>150706446</text:p>
          </table:table-cell>
          <table:table-cell office:value-type="float" office:value="163515328" calcext:value-type="float">
            <text:p>163515328</text:p>
          </table:table-cell>
          <table:table-cell office:value-type="float" office:value="175873720" calcext:value-type="float">
            <text:p>175873720</text:p>
          </table:table-cell>
          <table:table-cell office:value-type="float" office:value="186797334" calcext:value-type="float">
            <text:p>186797334</text:p>
          </table:table-cell>
          <table:table-cell office:value-type="float" office:value="196353492" calcext:value-type="float">
            <text:p>196353492</text:p>
          </table:table-cell>
          <table:table-cell office:value-type="float" office:value="205188205" calcext:value-type="float">
            <text:p>205188205</text:p>
          </table:table-cell>
          <table:table-cell office:value-type="float" office:value="213196304" calcext:value-type="float">
            <text:p>213196304</text:p>
          </table:table-cell>
          <table:table-cell office:value-type="float" office:value="215313498" calcext:value-type="float">
            <text:p>215313498</text:p>
          </table:table-cell>
          <table:table-cell office:value-type="float" office:value="216422446" calcext:value-type="float">
            <text:p>216422446</text:p>
          </table:table-cell>
          <table:table-cell office:value-type="float" office:value="217637297" calcext:value-type="float">
            <text:p>217637297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irth rate, crude (per 1,000 people)</text:p>
          </table:table-cell>
          <table:table-cell office:value-type="string" calcext:value-type="string">
            <text:p>SP.DYN.CBRT.IN</text:p>
          </table:table-cell>
          <table:table-cell office:value-type="float" office:value="26.7" calcext:value-type="float">
            <text:p>26.7</text:p>
          </table:table-cell>
          <table:table-cell office:value-type="float" office:value="21.3" calcext:value-type="float">
            <text:p>21.3</text:p>
          </table:table-cell>
          <table:table-cell office:value-type="float" office:value="17.4" calcext:value-type="float">
            <text:p>17.4</text:p>
          </table:table-cell>
          <table:table-cell office:value-type="float" office:value="15.8" calcext:value-type="float">
            <text:p>15.8</text:p>
          </table:table-cell>
          <table:table-cell office:value-type="float" office:value="15.4" calcext:value-type="float">
            <text:p>15.4</text:p>
          </table:table-cell>
          <table:table-cell office:value-type="float" office:value="14.9" calcext:value-type="float">
            <text:p>14.9</text:p>
          </table:table-cell>
          <table:table-cell office:value-type="float" office:value="15" calcext:value-type="float">
            <text:p>15</text:p>
          </table:table-cell>
          <table:table-cell office:value-type="float" office:value="12.9" calcext:value-type="float">
            <text:p>12.9</text:p>
          </table:table-cell>
          <table:table-cell table:number-columns-repeated="2" office:value-type="float" office:value="10.7" calcext:value-type="float">
            <text:p>10.7</text:p>
          </table:table-cell>
          <table:table-cell office:value-type="float" office:value="11.2" calcext:value-type="float">
            <text:p>11.2</text:p>
          </table:table-cell>
          <table:table-cell office:value-type="float" office:value="10.7" calcext:value-type="float">
            <text:p>10.7</text:p>
          </table:table-cell>
          <table:table-cell office:value-type="float" office:value="9.5" calcext:value-type="float">
            <text:p>9.5</text:p>
          </table:table-cell>
          <table:table-cell table:number-columns-repeated="3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Death rate, crude (per 1,000 people)</text:p>
          </table:table-cell>
          <table:table-cell office:value-type="string" calcext:value-type="string">
            <text:p>SP.DYN.CDRT.IN</text:p>
          </table:table-cell>
          <table:table-cell office:value-type="float" office:value="7.8" calcext:value-type="float">
            <text:p>7.8</text:p>
          </table:table-cell>
          <table:table-cell office:value-type="float" office:value="7.6" calcext:value-type="float">
            <text:p>7.6</text:p>
          </table:table-cell>
          <table:table-cell table:number-columns-repeated="2" office:value-type="float" office:value="7.3" calcext:value-type="float">
            <text:p>7.3</text:p>
          </table:table-cell>
          <table:table-cell office:value-type="float" office:value="7.1" calcext:value-type="float">
            <text:p>7.1</text:p>
          </table:table-cell>
          <table:table-cell office:value-type="float" office:value="7" calcext:value-type="float">
            <text:p>7</text:p>
          </table:table-cell>
          <table:table-cell office:value-type="float" office:value="7.3" calcext:value-type="float">
            <text:p>7.3</text:p>
          </table:table-cell>
          <table:table-cell office:value-type="float" office:value="7.2" calcext:value-type="float">
            <text:p>7.2</text:p>
          </table:table-cell>
          <table:table-cell table:number-columns-repeated="2" office:value-type="float" office:value="7.1" calcext:value-type="float">
            <text:p>7.1</text:p>
          </table:table-cell>
          <table:table-cell office:value-type="float" office:value="7" calcext:value-type="float">
            <text:p>7</text:p>
          </table:table-cell>
          <table:table-cell office:value-type="float" office:value="7.4" calcext:value-type="float">
            <text:p>7.4</text:p>
          </table:table-cell>
          <table:table-cell office:value-type="float" office:value="8.1" calcext:value-type="float">
            <text:p>8.1</text:p>
          </table:table-cell>
          <table:table-cell table:number-columns-repeated="3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Population ages 65 and above, total</text:p>
          </table:table-cell>
          <table:table-cell office:value-type="string" calcext:value-type="string">
            <text:p>SP.POP.65UP.TO</text:p>
          </table:table-cell>
          <table:table-cell office:value-type="float" office:value="1373988" calcext:value-type="float">
            <text:p>1373988</text:p>
          </table:table-cell>
          <table:table-cell office:value-type="float" office:value="1519291" calcext:value-type="float">
            <text:p>1519291</text:p>
          </table:table-cell>
          <table:table-cell office:value-type="float" office:value="1702610" calcext:value-type="float">
            <text:p>1702610</text:p>
          </table:table-cell>
          <table:table-cell office:value-type="float" office:value="1960638" calcext:value-type="float">
            <text:p>1960638</text:p>
          </table:table-cell>
          <table:table-cell office:value-type="float" office:value="2302843" calcext:value-type="float">
            <text:p>2302843</text:p>
          </table:table-cell>
          <table:table-cell office:value-type="float" office:value="2644549" calcext:value-type="float">
            <text:p>2644549</text:p>
          </table:table-cell>
          <table:table-cell office:value-type="float" office:value="3108392" calcext:value-type="float">
            <text:p>3108392</text:p>
          </table:table-cell>
          <table:table-cell office:value-type="float" office:value="3493208" calcext:value-type="float">
            <text:p>3493208</text:p>
          </table:table-cell>
          <table:table-cell office:value-type="float" office:value="3831961" calcext:value-type="float">
            <text:p>3831961</text:p>
          </table:table-cell>
          <table:table-cell office:value-type="float" office:value="4190005" calcext:value-type="float">
            <text:p>4190005</text:p>
          </table:table-cell>
          <table:table-cell office:value-type="float" office:value="4782333" calcext:value-type="float">
            <text:p>4782333</text:p>
          </table:table-cell>
          <table:table-cell office:value-type="float" office:value="5715697" calcext:value-type="float">
            <text:p>5715697</text:p>
          </table:table-cell>
          <table:table-cell office:value-type="float" office:value="6848293" calcext:value-type="float">
            <text:p>6848293</text:p>
          </table:table-cell>
          <table:table-cell office:value-type="float" office:value="7410039" calcext:value-type="float">
            <text:p>7410039</text:p>
          </table:table-cell>
          <table:table-cell office:value-type="float" office:value="7670567" calcext:value-type="float">
            <text:p>7670567</text:p>
          </table:table-cell>
          <table:table-cell office:value-type="float" office:value="7932928" calcext:value-type="float">
            <text:p>7932928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Population growth (annual %)</text:p>
          </table:table-cell>
          <table:table-cell office:value-type="string" calcext:value-type="string">
            <text:p>SP.POP.GROW</text:p>
          </table:table-cell>
          <table:table-cell office:value-type="string" calcext:value-type="string">
            <text:p>..</text:p>
          </table:table-cell>
          <table:table-cell office:value-type="float" office:value="1.81016659700882" calcext:value-type="float">
            <text:p>1.81016659700882</text:p>
          </table:table-cell>
          <table:table-cell office:value-type="float" office:value="1.39783160033129" calcext:value-type="float">
            <text:p>1.39783160033129</text:p>
          </table:table-cell>
          <table:table-cell office:value-type="float" office:value="1.45942491323998" calcext:value-type="float">
            <text:p>1.45942491323998</text:p>
          </table:table-cell>
          <table:table-cell office:value-type="float" office:value="1.28959497847156" calcext:value-type="float">
            <text:p>1.28959497847156</text:p>
          </table:table-cell>
          <table:table-cell office:value-type="float" office:value="0.91377427539001" calcext:value-type="float">
            <text:p>0.91377427539001</text:p>
          </table:table-cell>
          <table:table-cell office:value-type="float" office:value="1.50766067284807" calcext:value-type="float">
            <text:p>1.50766067284807</text:p>
          </table:table-cell>
          <table:table-cell office:value-type="float" office:value="1.03476948386834" calcext:value-type="float">
            <text:p>1.03476948386834</text:p>
          </table:table-cell>
          <table:table-cell office:value-type="float" office:value="0.931281553452429" calcext:value-type="float">
            <text:p>0.931281553452429</text:p>
          </table:table-cell>
          <table:table-cell office:value-type="float" office:value="0.944466927450734" calcext:value-type="float">
            <text:p>0.944466927450734</text:p>
          </table:table-cell>
          <table:table-cell office:value-type="float" office:value="1.11186407517168" calcext:value-type="float">
            <text:p>1.11186407517168</text:p>
          </table:table-cell>
          <table:table-cell office:value-type="float" office:value="0.746339477969813" calcext:value-type="float">
            <text:p>0.746339477969813</text:p>
          </table:table-cell>
          <table:table-cell office:value-type="float" office:value="1.0737958268224" calcext:value-type="float">
            <text:p>1.0737958268224</text:p>
          </table:table-cell>
          <table:table-cell office:value-type="float" office:value="1.82337042206996" calcext:value-type="float">
            <text:p>1.82337042206996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Population, total</text:p>
          </table:table-cell>
          <table:table-cell office:value-type="string" calcext:value-type="string">
            <text:p>SP.POP.TOTL</text:p>
          </table:table-cell>
          <table:table-cell office:value-type="float" office:value="17909356" calcext:value-type="float">
            <text:p>17909356</text:p>
          </table:table-cell>
          <table:table-cell office:value-type="float" office:value="19678000" calcext:value-type="float">
            <text:p>19678000</text:p>
          </table:table-cell>
          <table:table-cell office:value-type="float" office:value="21324000" calcext:value-type="float">
            <text:p>21324000</text:p>
          </table:table-cell>
          <table:table-cell office:value-type="float" office:value="23143275" calcext:value-type="float">
            <text:p>23143275</text:p>
          </table:table-cell>
          <table:table-cell office:value-type="float" office:value="24515667" calcext:value-type="float">
            <text:p>24515667</text:p>
          </table:table-cell>
          <table:table-cell office:value-type="float" office:value="25842116" calcext:value-type="float">
            <text:p>25842116</text:p>
          </table:table-cell>
          <table:table-cell office:value-type="float" office:value="27691138" calcext:value-type="float">
            <text:p>27691138</text:p>
          </table:table-cell>
          <table:table-cell office:value-type="float" office:value="29302311" calcext:value-type="float">
            <text:p>29302311</text:p>
          </table:table-cell>
          <table:table-cell office:value-type="float" office:value="30685730" calcext:value-type="float">
            <text:p>30685730</text:p>
          </table:table-cell>
          <table:table-cell office:value-type="float" office:value="32243753" calcext:value-type="float">
            <text:p>32243753</text:p>
          </table:table-cell>
          <table:table-cell office:value-type="float" office:value="34004889" calcext:value-type="float">
            <text:p>34004889</text:p>
          </table:table-cell>
          <table:table-cell office:value-type="float" office:value="35702908" calcext:value-type="float">
            <text:p>35702908</text:p>
          </table:table-cell>
          <table:table-cell office:value-type="float" office:value="38007166" calcext:value-type="float">
            <text:p>38007166</text:p>
          </table:table-cell>
          <table:table-cell office:value-type="float" office:value="38929902" calcext:value-type="float">
            <text:p>38929902</text:p>
          </table:table-cell>
          <table:table-cell office:value-type="float" office:value="39244168" calcext:value-type="float">
            <text:p>39244168</text:p>
          </table:table-cell>
          <table:table-cell office:value-type="float" office:value="39555364" calcext:value-type="float">
            <text:p>39555364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Birth rate, crude (per 1,000 people)</text:p>
          </table:table-cell>
          <table:table-cell office:value-type="string" calcext:value-type="string">
            <text:p>SP.DYN.CBRT.IN</text:p>
          </table:table-cell>
          <table:table-cell office:value-type="float" office:value="20.86" calcext:value-type="float">
            <text:p>20.86</text:p>
          </table:table-cell>
          <table:table-cell office:value-type="float" office:value="37.88" calcext:value-type="float">
            <text:p>37.88</text:p>
          </table:table-cell>
          <table:table-cell office:value-type="float" office:value="33.43" calcext:value-type="float">
            <text:p>33.43</text:p>
          </table:table-cell>
          <table:table-cell office:value-type="float" office:value="23.01" calcext:value-type="float">
            <text:p>23.01</text:p>
          </table:table-cell>
          <table:table-cell office:value-type="float" office:value="18.21" calcext:value-type="float">
            <text:p>18.21</text:p>
          </table:table-cell>
          <table:table-cell office:value-type="float" office:value="21.04" calcext:value-type="float">
            <text:p>21.04</text:p>
          </table:table-cell>
          <table:table-cell office:value-type="float" office:value="21.06" calcext:value-type="float">
            <text:p>21.06</text:p>
          </table:table-cell>
          <table:table-cell office:value-type="float" office:value="17.12" calcext:value-type="float">
            <text:p>17.12</text:p>
          </table:table-cell>
          <table:table-cell office:value-type="float" office:value="14.03" calcext:value-type="float">
            <text:p>14.03</text:p>
          </table:table-cell>
          <table:table-cell office:value-type="float" office:value="12.4" calcext:value-type="float">
            <text:p>12.4</text:p>
          </table:table-cell>
          <table:table-cell office:value-type="float" office:value="11.9" calcext:value-type="float">
            <text:p>11.9</text:p>
          </table:table-cell>
          <table:table-cell office:value-type="float" office:value="11.99" calcext:value-type="float">
            <text:p>11.99</text:p>
          </table:table-cell>
          <table:table-cell office:value-type="float" office:value="8.52" calcext:value-type="float">
            <text:p>8.52</text:p>
          </table:table-cell>
          <table:table-cell table:number-columns-repeated="3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Death rate, crude (per 1,000 people)</text:p>
          </table:table-cell>
          <table:table-cell office:value-type="string" calcext:value-type="string">
            <text:p>SP.DYN.CDRT.IN</text:p>
          </table:table-cell>
          <table:table-cell office:value-type="float" office:value="25.43" calcext:value-type="float">
            <text:p>25.43</text:p>
          </table:table-cell>
          <table:table-cell office:value-type="float" office:value="9.5" calcext:value-type="float">
            <text:p>9.5</text:p>
          </table:table-cell>
          <table:table-cell office:value-type="float" office:value="7.6" calcext:value-type="float">
            <text:p>7.6</text:p>
          </table:table-cell>
          <table:table-cell office:value-type="float" office:value="7.32" calcext:value-type="float">
            <text:p>7.32</text:p>
          </table:table-cell>
          <table:table-cell office:value-type="float" office:value="6.34" calcext:value-type="float">
            <text:p>6.34</text:p>
          </table:table-cell>
          <table:table-cell office:value-type="float" office:value="6.78" calcext:value-type="float">
            <text:p>6.78</text:p>
          </table:table-cell>
          <table:table-cell office:value-type="float" office:value="6.67" calcext:value-type="float">
            <text:p>6.67</text:p>
          </table:table-cell>
          <table:table-cell office:value-type="float" office:value="6.57" calcext:value-type="float">
            <text:p>6.57</text:p>
          </table:table-cell>
          <table:table-cell office:value-type="float" office:value="6.45" calcext:value-type="float">
            <text:p>6.45</text:p>
          </table:table-cell>
          <table:table-cell office:value-type="float" office:value="6.51" calcext:value-type="float">
            <text:p>6.51</text:p>
          </table:table-cell>
          <table:table-cell office:value-type="float" office:value="7.11" calcext:value-type="float">
            <text:p>7.11</text:p>
          </table:table-cell>
          <table:table-cell table:number-columns-repeated="2" office:value-type="float" office:value="7.07" calcext:value-type="float">
            <text:p>7.07</text:p>
          </table:table-cell>
          <table:table-cell table:number-columns-repeated="3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Population ages 65 and above, total</text:p>
          </table:table-cell>
          <table:table-cell office:value-type="string" calcext:value-type="string">
            <text:p>SP.POP.65UP.TO</text:p>
          </table:table-cell>
          <table:table-cell office:value-type="float" office:value="26464679" calcext:value-type="float">
            <text:p>26464679</text:p>
          </table:table-cell>
          <table:table-cell office:value-type="float" office:value="26049227" calcext:value-type="float">
            <text:p>26049227</text:p>
          </table:table-cell>
          <table:table-cell office:value-type="float" office:value="30380119" calcext:value-type="float">
            <text:p>30380119</text:p>
          </table:table-cell>
          <table:table-cell office:value-type="float" office:value="36236138" calcext:value-type="float">
            <text:p>36236138</text:p>
          </table:table-cell>
          <table:table-cell office:value-type="float" office:value="43071718" calcext:value-type="float">
            <text:p>43071718</text:p>
          </table:table-cell>
          <table:table-cell office:value-type="float" office:value="50617301" calcext:value-type="float">
            <text:p>50617301</text:p>
          </table:table-cell>
          <table:table-cell office:value-type="float" office:value="60118512" calcext:value-type="float">
            <text:p>60118512</text:p>
          </table:table-cell>
          <table:table-cell office:value-type="float" office:value="72056742" calcext:value-type="float">
            <text:p>72056742</text:p>
          </table:table-cell>
          <table:table-cell office:value-type="float" office:value="87382979" calcext:value-type="float">
            <text:p>87382979</text:p>
          </table:table-cell>
          <table:table-cell office:value-type="float" office:value="102021532" calcext:value-type="float">
            <text:p>102021532</text:p>
          </table:table-cell>
          <table:table-cell office:value-type="float" office:value="115264009" calcext:value-type="float">
            <text:p>115264009</text:p>
          </table:table-cell>
          <table:table-cell office:value-type="float" office:value="138262713" calcext:value-type="float">
            <text:p>138262713</text:p>
          </table:table-cell>
          <table:table-cell office:value-type="float" office:value="177774074" calcext:value-type="float">
            <text:p>177774074</text:p>
          </table:table-cell>
          <table:table-cell office:value-type="float" office:value="193783391" calcext:value-type="float">
            <text:p>193783391</text:p>
          </table:table-cell>
          <table:table-cell office:value-type="float" office:value="201427170" calcext:value-type="float">
            <text:p>201427170</text:p>
          </table:table-cell>
          <table:table-cell office:value-type="float" office:value="206502066" calcext:value-type="float">
            <text:p>206502066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Population growth (annual %)</text:p>
          </table:table-cell>
          <table:table-cell office:value-type="string" calcext:value-type="string">
            <text:p>SP.POP.GROW</text:p>
          </table:table-cell>
          <table:table-cell office:value-type="string" calcext:value-type="string">
            <text:p>..</text:p>
          </table:table-cell>
          <table:table-cell office:value-type="float" office:value="2.38136810251949" calcext:value-type="float">
            <text:p>2.38136810251949</text:p>
          </table:table-cell>
          <table:table-cell office:value-type="float" office:value="2.76167556645304" calcext:value-type="float">
            <text:p>2.76167556645304</text:p>
          </table:table-cell>
          <table:table-cell office:value-type="float" office:value="1.76639178162482" calcext:value-type="float">
            <text:p>1.76639178162482</text:p>
          </table:table-cell>
          <table:table-cell office:value-type="float" office:value="1.25422105193987" calcext:value-type="float">
            <text:p>1.25422105193987</text:p>
          </table:table-cell>
          <table:table-cell office:value-type="float" office:value="1.36169911825369" calcext:value-type="float">
            <text:p>1.36169911825369</text:p>
          </table:table-cell>
          <table:table-cell office:value-type="float" office:value="1.46730321087928" calcext:value-type="float">
            <text:p>1.46730321087928</text:p>
          </table:table-cell>
          <table:table-cell office:value-type="float" office:value="1.08650915088974" calcext:value-type="float">
            <text:p>1.08650915088974</text:p>
          </table:table-cell>
          <table:table-cell office:value-type="float" office:value="0.787956592953992" calcext:value-type="float">
            <text:p>0.787956592953992</text:p>
          </table:table-cell>
          <table:table-cell office:value-type="float" office:value="0.588124989556992" calcext:value-type="float">
            <text:p>0.588124989556992</text:p>
          </table:table-cell>
          <table:table-cell office:value-type="float" office:value="0.482959688678361" calcext:value-type="float">
            <text:p>0.482959688678361</text:p>
          </table:table-cell>
          <table:table-cell office:value-type="float" office:value="0.581456146657648" calcext:value-type="float">
            <text:p>0.581456146657648</text:p>
          </table:table-cell>
          <table:table-cell office:value-type="float" office:value="0.238040870229883" calcext:value-type="float">
            <text:p>0.238040870229883</text:p>
          </table:table-cell>
          <table:table-cell office:value-type="float" office:value="-0.0130995013525784" calcext:value-type="float">
            <text:p>-0.0130995013525784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Population, total</text:p>
          </table:table-cell>
          <table:table-cell office:value-type="string" calcext:value-type="string">
            <text:p>SP.POP.TOTL</text:p>
          </table:table-cell>
          <table:table-cell office:value-type="float" office:value="667070000" calcext:value-type="float">
            <text:p>667070000</text:p>
          </table:table-cell>
          <table:table-cell office:value-type="float" office:value="715185000" calcext:value-type="float">
            <text:p>715185000</text:p>
          </table:table-cell>
          <table:table-cell office:value-type="float" office:value="818315000" calcext:value-type="float">
            <text:p>818315000</text:p>
          </table:table-cell>
          <table:table-cell office:value-type="float" office:value="916395000" calcext:value-type="float">
            <text:p>916395000</text:p>
          </table:table-cell>
          <table:table-cell office:value-type="float" office:value="981235000" calcext:value-type="float">
            <text:p>981235000</text:p>
          </table:table-cell>
          <table:table-cell office:value-type="float" office:value="1051040000" calcext:value-type="float">
            <text:p>1051040000</text:p>
          </table:table-cell>
          <table:table-cell office:value-type="float" office:value="1135185000" calcext:value-type="float">
            <text:p>1135185000</text:p>
          </table:table-cell>
          <table:table-cell office:value-type="float" office:value="1204855000" calcext:value-type="float">
            <text:p>1204855000</text:p>
          </table:table-cell>
          <table:table-cell office:value-type="float" office:value="1262645000" calcext:value-type="float">
            <text:p>1262645000</text:p>
          </table:table-cell>
          <table:table-cell office:value-type="float" office:value="1303720000" calcext:value-type="float">
            <text:p>1303720000</text:p>
          </table:table-cell>
          <table:table-cell office:value-type="float" office:value="1337705000" calcext:value-type="float">
            <text:p>1337705000</text:p>
          </table:table-cell>
          <table:table-cell office:value-type="float" office:value="1379860000" calcext:value-type="float">
            <text:p>1379860000</text:p>
          </table:table-cell>
          <table:table-cell office:value-type="float" office:value="1411100000" calcext:value-type="float">
            <text:p>1411100000</text:p>
          </table:table-cell>
          <table:table-cell office:value-type="float" office:value="1412175000" calcext:value-type="float">
            <text:p>1412175000</text:p>
          </table:table-cell>
          <table:table-cell office:value-type="float" office:value="1411878144" calcext:value-type="float">
            <text:p>1411878144</text:p>
          </table:table-cell>
          <table:table-cell office:value-type="float" office:value="1411514112" calcext:value-type="float">
            <text:p>1411514112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irth rate, crude (per 1,000 people)</text:p>
          </table:table-cell>
          <table:table-cell office:value-type="string" calcext:value-type="string">
            <text:p>SP.DYN.CBRT.IN</text:p>
          </table:table-cell>
          <table:table-cell office:value-type="float" office:value="18.7" calcext:value-type="float">
            <text:p>18.7</text:p>
          </table:table-cell>
          <table:table-cell office:value-type="float" office:value="18.2" calcext:value-type="float">
            <text:p>18.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4.2" calcext:value-type="float">
            <text:p>14.2</text:p>
          </table:table-cell>
          <table:table-cell office:value-type="float" office:value="13.4" calcext:value-type="float">
            <text:p>13.4</text:p>
          </table:table-cell>
          <table:table-cell office:value-type="float" office:value="12.8" calcext:value-type="float">
            <text:p>12.8</text:p>
          </table:table-cell>
          <table:table-cell office:value-type="float" office:value="13.3" calcext:value-type="float">
            <text:p>13.3</text:p>
          </table:table-cell>
          <table:table-cell office:value-type="float" office:value="12.8" calcext:value-type="float">
            <text:p>12.8</text:p>
          </table:table-cell>
          <table:table-cell office:value-type="float" office:value="12.9" calcext:value-type="float">
            <text:p>12.9</text:p>
          </table:table-cell>
          <table:table-cell office:value-type="float" office:value="12" calcext:value-type="float">
            <text:p>12</text:p>
          </table:table-cell>
          <table:table-cell office:value-type="float" office:value="10.9" calcext:value-type="float">
            <text:p>10.9</text:p>
          </table:table-cell>
          <table:table-cell table:number-columns-repeated="3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Death rate, crude (per 1,000 people)</text:p>
          </table:table-cell>
          <table:table-cell office:value-type="string" calcext:value-type="string">
            <text:p>SP.DYN.CDRT.IN</text:p>
          </table:table-cell>
          <table:table-cell office:value-type="float" office:value="11.4" calcext:value-type="float">
            <text:p>11.4</text:p>
          </table:table-cell>
          <table:table-cell office:value-type="float" office:value="11.1" calcext:value-type="float">
            <text:p>11.1</text:p>
          </table:table-cell>
          <table:table-cell office:value-type="float" office:value="10.8" calcext:value-type="float">
            <text:p>10.8</text:p>
          </table:table-cell>
          <table:table-cell office:value-type="float" office:value="10.4" calcext:value-type="float">
            <text:p>10.4</text:p>
          </table:table-cell>
          <table:table-cell office:value-type="float" office:value="10.2" calcext:value-type="float">
            <text:p>10.2</text:p>
          </table:table-cell>
          <table:table-cell office:value-type="float" office:value="9.8" calcext:value-type="float">
            <text:p>9.8</text:p>
          </table:table-cell>
          <table:table-cell office:value-type="float" office:value="9.3" calcext:value-type="float">
            <text:p>9.3</text:p>
          </table:table-cell>
          <table:table-cell office:value-type="float" office:value="9.1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8.5" calcext:value-type="float">
            <text:p>8.5</text:p>
          </table:table-cell>
          <table:table-cell office:value-type="float" office:value="8.9" calcext:value-type="float">
            <text:p>8.9</text:p>
          </table:table-cell>
          <table:table-cell office:value-type="float" office:value="9.9" calcext:value-type="float">
            <text:p>9.9</text:p>
          </table:table-cell>
          <table:table-cell table:number-columns-repeated="3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Population ages 65 and above, total</text:p>
          </table:table-cell>
          <table:table-cell office:value-type="string" calcext:value-type="string">
            <text:p>SP.POP.65UP.TO</text:p>
          </table:table-cell>
          <table:table-cell office:value-type="float" office:value="5443513" calcext:value-type="float">
            <text:p>5443513</text:p>
          </table:table-cell>
          <table:table-cell office:value-type="float" office:value="6000566" calcext:value-type="float">
            <text:p>6000566</text:p>
          </table:table-cell>
          <table:table-cell office:value-type="float" office:value="6685424" calcext:value-type="float">
            <text:p>6685424</text:p>
          </table:table-cell>
          <table:table-cell office:value-type="float" office:value="7275980" calcext:value-type="float">
            <text:p>7275980</text:p>
          </table:table-cell>
          <table:table-cell office:value-type="float" office:value="7698716" calcext:value-type="float">
            <text:p>7698716</text:p>
          </table:table-cell>
          <table:table-cell office:value-type="float" office:value="7330570" calcext:value-type="float">
            <text:p>7330570</text:p>
          </table:table-cell>
          <table:table-cell office:value-type="float" office:value="8182187" calcext:value-type="float">
            <text:p>8182187</text:p>
          </table:table-cell>
          <table:table-cell office:value-type="float" office:value="9083006" calcext:value-type="float">
            <text:p>9083006</text:p>
          </table:table-cell>
          <table:table-cell office:value-type="float" office:value="9841925" calcext:value-type="float">
            <text:p>9841925</text:p>
          </table:table-cell>
          <table:table-cell office:value-type="float" office:value="10474002" calcext:value-type="float">
            <text:p>10474002</text:p>
          </table:table-cell>
          <table:table-cell office:value-type="float" office:value="11043674" calcext:value-type="float">
            <text:p>11043674</text:p>
          </table:table-cell>
          <table:table-cell office:value-type="float" office:value="12714090" calcext:value-type="float">
            <text:p>12714090</text:p>
          </table:table-cell>
          <table:table-cell office:value-type="float" office:value="14196384" calcext:value-type="float">
            <text:p>14196384</text:p>
          </table:table-cell>
          <table:table-cell office:value-type="float" office:value="14721512" calcext:value-type="float">
            <text:p>14721512</text:p>
          </table:table-cell>
          <table:table-cell office:value-type="float" office:value="14980968" calcext:value-type="float">
            <text:p>14980968</text:p>
          </table:table-cell>
          <table:table-cell office:value-type="float" office:value="15241416" calcext:value-type="float">
            <text:p>15241416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Population growth (annual %)</text:p>
          </table:table-cell>
          <table:table-cell office:value-type="string" calcext:value-type="string">
            <text:p>SP.POP.GROW</text:p>
          </table:table-cell>
          <table:table-cell office:value-type="string" calcext:value-type="string">
            <text:p>..</text:p>
          </table:table-cell>
          <table:table-cell office:value-type="float" office:value="1.1197366100284" calcext:value-type="float">
            <text:p>1.1197366100284</text:p>
          </table:table-cell>
          <table:table-cell office:value-type="float" office:value="0.876601787959927" calcext:value-type="float">
            <text:p>0.876601787959927</text:p>
          </table:table-cell>
          <table:table-cell office:value-type="float" office:value="0.560965240039259" calcext:value-type="float">
            <text:p>0.560965240039259</text:p>
          </table:table-cell>
          <table:table-cell office:value-type="float" office:value="0.544610151588893" calcext:value-type="float">
            <text:p>0.544610151588893</text:p>
          </table:table-cell>
          <table:table-cell office:value-type="float" office:value="0.520173569535788" calcext:value-type="float">
            <text:p>0.520173569535788</text:p>
          </table:table-cell>
          <table:table-cell office:value-type="float" office:value="0.480817154251958" calcext:value-type="float">
            <text:p>0.480817154251958</text:p>
          </table:table-cell>
          <table:table-cell office:value-type="float" office:value="0.363543327562364" calcext:value-type="float">
            <text:p>0.363543327562364</text:p>
          </table:table-cell>
          <table:table-cell office:value-type="float" office:value="0.686782586857032" calcext:value-type="float">
            <text:p>0.686782586857032</text:p>
          </table:table-cell>
          <table:table-cell office:value-type="float" office:value="0.749918325024531" calcext:value-type="float">
            <text:p>0.749918325024531</text:p>
          </table:table-cell>
          <table:table-cell office:value-type="float" office:value="0.492821125690305" calcext:value-type="float">
            <text:p>0.492821125690305</text:p>
          </table:table-cell>
          <table:table-cell office:value-type="float" office:value="0.355569240058298" calcext:value-type="float">
            <text:p>0.355569240058298</text:p>
          </table:table-cell>
          <table:table-cell office:value-type="float" office:value="0.271350507669993" calcext:value-type="float">
            <text:p>0.271350507669993</text:p>
          </table:table-cell>
          <table:table-cell office:value-type="float" office:value="0.305015246719983" calcext:value-type="float">
            <text:p>0.305015246719983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Population, total</text:p>
          </table:table-cell>
          <table:table-cell office:value-type="string" calcext:value-type="string">
            <text:p>SP.POP.TOTL</text:p>
          </table:table-cell>
          <table:table-cell office:value-type="float" office:value="46649927" calcext:value-type="float">
            <text:p>46649927</text:p>
          </table:table-cell>
          <table:table-cell office:value-type="float" office:value="49282756" calcext:value-type="float">
            <text:p>49282756</text:p>
          </table:table-cell>
          <table:table-cell office:value-type="float" office:value="51724116" calcext:value-type="float">
            <text:p>51724116</text:p>
          </table:table-cell>
          <table:table-cell office:value-type="float" office:value="53715733" calcext:value-type="float">
            <text:p>53715733</text:p>
          </table:table-cell>
          <table:table-cell office:value-type="float" office:value="55052582" calcext:value-type="float">
            <text:p>55052582</text:p>
          </table:table-cell>
          <table:table-cell office:value-type="float" office:value="56569195" calcext:value-type="float">
            <text:p>56569195</text:p>
          </table:table-cell>
          <table:table-cell office:value-type="float" office:value="58044701" calcext:value-type="float">
            <text:p>58044701</text:p>
          </table:table-cell>
          <table:table-cell office:value-type="float" office:value="59543659" calcext:value-type="float">
            <text:p>59543659</text:p>
          </table:table-cell>
          <table:table-cell office:value-type="float" office:value="60921384" calcext:value-type="float">
            <text:p>60921384</text:p>
          </table:table-cell>
          <table:table-cell office:value-type="float" office:value="63188395" calcext:value-type="float">
            <text:p>63188395</text:p>
          </table:table-cell>
          <table:table-cell office:value-type="float" office:value="65030575" calcext:value-type="float">
            <text:p>65030575</text:p>
          </table:table-cell>
          <table:table-cell office:value-type="float" office:value="66548272" calcext:value-type="float">
            <text:p>66548272</text:p>
          </table:table-cell>
          <table:table-cell office:value-type="float" office:value="67571107" calcext:value-type="float">
            <text:p>67571107</text:p>
          </table:table-cell>
          <table:table-cell office:value-type="float" office:value="67971311" calcext:value-type="float">
            <text:p>67971311</text:p>
          </table:table-cell>
          <table:table-cell office:value-type="float" office:value="68095424" calcext:value-type="float">
            <text:p>68095424</text:p>
          </table:table-cell>
          <table:table-cell office:value-type="float" office:value="68218008" calcext:value-type="float">
            <text:p>68218008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Birth rate, crude (per 1,000 people)</text:p>
          </table:table-cell>
          <table:table-cell office:value-type="string" calcext:value-type="string">
            <text:p>SP.DYN.CBRT.IN</text:p>
          </table:table-cell>
          <table:table-cell office:value-type="float" office:value="17.3" calcext:value-type="float">
            <text:p>17.3</text:p>
          </table:table-cell>
          <table:table-cell office:value-type="float" office:value="17.4" calcext:value-type="float">
            <text:p>17.4</text:p>
          </table:table-cell>
          <table:table-cell office:value-type="float" office:value="13.4" calcext:value-type="float">
            <text:p>13.4</text:p>
          </table:table-cell>
          <table:table-cell office:value-type="float" office:value="9.9" calcext:value-type="float">
            <text:p>9.9</text:p>
          </table:table-cell>
          <table:table-cell office:value-type="float" office:value="11.1" calcext:value-type="float">
            <text:p>11.1</text:p>
          </table:table-cell>
          <table:table-cell office:value-type="float" office:value="10.5" calcext:value-type="float">
            <text:p>10.5</text:p>
          </table:table-cell>
          <table:table-cell office:value-type="float" office:value="11.4" calcext:value-type="float">
            <text:p>11.4</text:p>
          </table:table-cell>
          <table:table-cell office:value-type="float" office:value="9.4" calcext:value-type="float">
            <text:p>9.4</text:p>
          </table:table-cell>
          <table:table-cell office:value-type="float" office:value="9.3" calcext:value-type="float">
            <text:p>9.3</text:p>
          </table:table-cell>
          <table:table-cell table:number-columns-repeated="2" office:value-type="float" office:value="8.3" calcext:value-type="float">
            <text:p>8.3</text:p>
          </table:table-cell>
          <table:table-cell office:value-type="float" office:value="9" calcext:value-type="float">
            <text:p>9</text:p>
          </table:table-cell>
          <table:table-cell office:value-type="float" office:value="9.3" calcext:value-type="float">
            <text:p>9.3</text:p>
          </table:table-cell>
          <table:table-cell table:number-columns-repeated="3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eath rate, crude (per 1,000 people)</text:p>
          </table:table-cell>
          <table:table-cell office:value-type="string" calcext:value-type="string">
            <text:p>SP.DYN.CDRT.IN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2.5" calcext:value-type="float">
            <text:p>12.5</text:p>
          </table:table-cell>
          <table:table-cell office:value-type="float" office:value="12.6" calcext:value-type="float">
            <text:p>12.6</text:p>
          </table:table-cell>
          <table:table-cell office:value-type="float" office:value="12.2" calcext:value-type="float">
            <text:p>12.2</text:p>
          </table:table-cell>
          <table:table-cell office:value-type="float" office:value="12" calcext:value-type="float">
            <text:p>12</text:p>
          </table:table-cell>
          <table:table-cell office:value-type="float" office:value="11.6" calcext:value-type="float">
            <text:p>11.6</text:p>
          </table:table-cell>
          <table:table-cell office:value-type="float" office:value="10.8" calcext:value-type="float">
            <text:p>10.8</text:p>
          </table:table-cell>
          <table:table-cell office:value-type="float" office:value="10.2" calcext:value-type="float">
            <text:p>10.2</text:p>
          </table:table-cell>
          <table:table-cell office:value-type="float" office:value="10.1" calcext:value-type="float">
            <text:p>10.1</text:p>
          </table:table-cell>
          <table:table-cell office:value-type="float" office:value="10.5" calcext:value-type="float">
            <text:p>10.5</text:p>
          </table:table-cell>
          <table:table-cell office:value-type="float" office:value="11.3" calcext:value-type="float">
            <text:p>11.3</text:p>
          </table:table-cell>
          <table:table-cell office:value-type="float" office:value="11.9" calcext:value-type="float">
            <text:p>11.9</text:p>
          </table:table-cell>
          <table:table-cell table:number-columns-repeated="3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Population ages 65 and above, total</text:p>
          </table:table-cell>
          <table:table-cell office:value-type="string" calcext:value-type="string">
            <text:p>SP.POP.65UP.TO</text:p>
          </table:table-cell>
          <table:table-cell office:value-type="float" office:value="8395071" calcext:value-type="float">
            <text:p>8395071</text:p>
          </table:table-cell>
          <table:table-cell office:value-type="float" office:value="9503893" calcext:value-type="float">
            <text:p>9503893</text:p>
          </table:table-cell>
          <table:table-cell office:value-type="float" office:value="10667691" calcext:value-type="float">
            <text:p>10667691</text:p>
          </table:table-cell>
          <table:table-cell office:value-type="float" office:value="11698983" calcext:value-type="float">
            <text:p>11698983</text:p>
          </table:table-cell>
          <table:table-cell office:value-type="float" office:value="12280300" calcext:value-type="float">
            <text:p>12280300</text:p>
          </table:table-cell>
          <table:table-cell office:value-type="float" office:value="11314366" calcext:value-type="float">
            <text:p>11314366</text:p>
          </table:table-cell>
          <table:table-cell office:value-type="float" office:value="11835053" calcext:value-type="float">
            <text:p>11835053</text:p>
          </table:table-cell>
          <table:table-cell office:value-type="float" office:value="12643028" calcext:value-type="float">
            <text:p>12643028</text:p>
          </table:table-cell>
          <table:table-cell office:value-type="float" office:value="13509223" calcext:value-type="float">
            <text:p>13509223</text:p>
          </table:table-cell>
          <table:table-cell office:value-type="float" office:value="15663458" calcext:value-type="float">
            <text:p>15663458</text:p>
          </table:table-cell>
          <table:table-cell office:value-type="float" office:value="16727061" calcext:value-type="float">
            <text:p>16727061</text:p>
          </table:table-cell>
          <table:table-cell office:value-type="float" office:value="17113731" calcext:value-type="float">
            <text:p>17113731</text:p>
          </table:table-cell>
          <table:table-cell office:value-type="float" office:value="18265233" calcext:value-type="float">
            <text:p>18265233</text:p>
          </table:table-cell>
          <table:table-cell office:value-type="float" office:value="18781831" calcext:value-type="float">
            <text:p>18781831</text:p>
          </table:table-cell>
          <table:table-cell office:value-type="float" office:value="19039013" calcext:value-type="float">
            <text:p>19039013</text:p>
          </table:table-cell>
          <table:table-cell office:value-type="float" office:value="19362396" calcext:value-type="float">
            <text:p>19362396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Population growth (annual %)</text:p>
          </table:table-cell>
          <table:table-cell office:value-type="string" calcext:value-type="string">
            <text:p>SP.POP.GROW</text:p>
          </table:table-cell>
          <table:table-cell office:value-type="string" calcext:value-type="string">
            <text:p>..</text:p>
          </table:table-cell>
          <table:table-cell office:value-type="float" office:value="0.85319043680184" calcext:value-type="float">
            <text:p>0.85319043680184</text:p>
          </table:table-cell>
          <table:table-cell office:value-type="float" office:value="0.332661392813347" calcext:value-type="float">
            <text:p>0.332661392813347</text:p>
          </table:table-cell>
          <table:table-cell office:value-type="float" office:value="-0.372846359360899" calcext:value-type="float">
            <text:p>-0.372846359360899</text:p>
          </table:table-cell>
          <table:table-cell office:value-type="float" office:value="0.207430406185115" calcext:value-type="float">
            <text:p>0.207430406185115</text:p>
          </table:table-cell>
          <table:table-cell office:value-type="float" office:value="-0.223489901582361" calcext:value-type="float">
            <text:p>-0.223489901582361</text:p>
          </table:table-cell>
          <table:table-cell office:value-type="float" office:value="0.861969448764933" calcext:value-type="float">
            <text:p>0.861969448764933</text:p>
          </table:table-cell>
          <table:table-cell office:value-type="float" office:value="0.293904443716697" calcext:value-type="float">
            <text:p>0.293904443716697</text:p>
          </table:table-cell>
          <table:table-cell office:value-type="float" office:value="0.135431600393084" calcext:value-type="float">
            <text:p>0.135431600393084</text:p>
          </table:table-cell>
          <table:table-cell office:value-type="float" office:value="-0.0567782618352031" calcext:value-type="float">
            <text:p>-0.0567782618352031</text:p>
          </table:table-cell>
          <table:table-cell office:value-type="float" office:value="-0.153198446937304" calcext:value-type="float">
            <text:p>-0.153198446937304</text:p>
          </table:table-cell>
          <table:table-cell office:value-type="float" office:value="0.865702643950251" calcext:value-type="float">
            <text:p>0.865702643950251</text:p>
          </table:table-cell>
          <table:table-cell office:value-type="float" office:value="0.0816931586494595" calcext:value-type="float">
            <text:p>0.0816931586494595</text:p>
          </table:table-cell>
          <table:table-cell office:value-type="float" office:value="0.720875455989295" calcext:value-type="float">
            <text:p>0.720875455989295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Population, total</text:p>
          </table:table-cell>
          <table:table-cell office:value-type="string" calcext:value-type="string">
            <text:p>SP.POP.TOTL</text:p>
          </table:table-cell>
          <table:table-cell office:value-type="float" office:value="72814900" calcext:value-type="float">
            <text:p>72814900</text:p>
          </table:table-cell>
          <table:table-cell office:value-type="float" office:value="75963695" calcext:value-type="float">
            <text:p>75963695</text:p>
          </table:table-cell>
          <table:table-cell office:value-type="float" office:value="78169289" calcext:value-type="float">
            <text:p>78169289</text:p>
          </table:table-cell>
          <table:table-cell office:value-type="float" office:value="78673554" calcext:value-type="float">
            <text:p>78673554</text:p>
          </table:table-cell>
          <table:table-cell office:value-type="float" office:value="78288576" calcext:value-type="float">
            <text:p>78288576</text:p>
          </table:table-cell>
          <table:table-cell office:value-type="float" office:value="77684873" calcext:value-type="float">
            <text:p>77684873</text:p>
          </table:table-cell>
          <table:table-cell office:value-type="float" office:value="79433029" calcext:value-type="float">
            <text:p>79433029</text:p>
          </table:table-cell>
          <table:table-cell office:value-type="float" office:value="81678051" calcext:value-type="float">
            <text:p>81678051</text:p>
          </table:table-cell>
          <table:table-cell office:value-type="float" office:value="82211508" calcext:value-type="float">
            <text:p>82211508</text:p>
          </table:table-cell>
          <table:table-cell office:value-type="float" office:value="82469422" calcext:value-type="float">
            <text:p>82469422</text:p>
          </table:table-cell>
          <table:table-cell office:value-type="float" office:value="81776930" calcext:value-type="float">
            <text:p>81776930</text:p>
          </table:table-cell>
          <table:table-cell office:value-type="float" office:value="81686611" calcext:value-type="float">
            <text:p>81686611</text:p>
          </table:table-cell>
          <table:table-cell office:value-type="float" office:value="83160871" calcext:value-type="float">
            <text:p>83160871</text:p>
          </table:table-cell>
          <table:table-cell office:value-type="float" office:value="83797985" calcext:value-type="float">
            <text:p>83797985</text:p>
          </table:table-cell>
          <table:table-cell office:value-type="float" office:value="83699288" calcext:value-type="float">
            <text:p>83699288</text:p>
          </table:table-cell>
          <table:table-cell office:value-type="float" office:value="83610040" calcext:value-type="float">
            <text:p>83610040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Birth rate, crude (per 1,000 people)</text:p>
          </table:table-cell>
          <table:table-cell office:value-type="string" calcext:value-type="string">
            <text:p>SP.DYN.CBRT.IN</text:p>
          </table:table-cell>
          <table:table-cell office:value-type="float" office:value="42.506" calcext:value-type="float">
            <text:p>42.506</text:p>
          </table:table-cell>
          <table:table-cell office:value-type="float" office:value="41.346" calcext:value-type="float">
            <text:p>41.346</text:p>
          </table:table-cell>
          <table:table-cell office:value-type="float" office:value="39.533" calcext:value-type="float">
            <text:p>39.533</text:p>
          </table:table-cell>
          <table:table-cell office:value-type="float" office:value="37.937" calcext:value-type="float">
            <text:p>37.937</text:p>
          </table:table-cell>
          <table:table-cell office:value-type="float" office:value="36.214" calcext:value-type="float">
            <text:p>36.214</text:p>
          </table:table-cell>
          <table:table-cell office:value-type="float" office:value="34.602" calcext:value-type="float">
            <text:p>34.602</text:p>
          </table:table-cell>
          <table:table-cell office:value-type="float" office:value="31.816" calcext:value-type="float">
            <text:p>31.816</text:p>
          </table:table-cell>
          <table:table-cell office:value-type="float" office:value="29.361" calcext:value-type="float">
            <text:p>29.361</text:p>
          </table:table-cell>
          <table:table-cell office:value-type="float" office:value="27.001" calcext:value-type="float">
            <text:p>27.001</text:p>
          </table:table-cell>
          <table:table-cell office:value-type="float" office:value="23.94" calcext:value-type="float">
            <text:p>23.94</text:p>
          </table:table-cell>
          <table:table-cell office:value-type="float" office:value="21.438" calcext:value-type="float">
            <text:p>21.438</text:p>
          </table:table-cell>
          <table:table-cell office:value-type="float" office:value="18.765" calcext:value-type="float">
            <text:p>18.765</text:p>
          </table:table-cell>
          <table:table-cell office:value-type="float" office:value="16.572" calcext:value-type="float">
            <text:p>16.572</text:p>
          </table:table-cell>
          <table:table-cell table:number-columns-repeated="3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Death rate, crude (per 1,000 people)</text:p>
          </table:table-cell>
          <table:table-cell office:value-type="string" calcext:value-type="string">
            <text:p>SP.DYN.CDRT.IN</text:p>
          </table:table-cell>
          <table:table-cell office:value-type="float" office:value="19.633" calcext:value-type="float">
            <text:p>19.633</text:p>
          </table:table-cell>
          <table:table-cell office:value-type="float" office:value="19.642" calcext:value-type="float">
            <text:p>19.642</text:p>
          </table:table-cell>
          <table:table-cell office:value-type="float" office:value="17.228" calcext:value-type="float">
            <text:p>17.228</text:p>
          </table:table-cell>
          <table:table-cell office:value-type="float" office:value="15.381" calcext:value-type="float">
            <text:p>15.381</text:p>
          </table:table-cell>
          <table:table-cell office:value-type="float" office:value="13.676" calcext:value-type="float">
            <text:p>13.676</text:p>
          </table:table-cell>
          <table:table-cell office:value-type="float" office:value="12.102" calcext:value-type="float">
            <text:p>12.102</text:p>
          </table:table-cell>
          <table:table-cell office:value-type="float" office:value="10.691" calcext:value-type="float">
            <text:p>10.691</text:p>
          </table:table-cell>
          <table:table-cell office:value-type="float" office:value="9.612" calcext:value-type="float">
            <text:p>9.612</text:p>
          </table:table-cell>
          <table:table-cell office:value-type="float" office:value="8.701" calcext:value-type="float">
            <text:p>8.701</text:p>
          </table:table-cell>
          <table:table-cell office:value-type="float" office:value="7.876" calcext:value-type="float">
            <text:p>7.876</text:p>
          </table:table-cell>
          <table:table-cell office:value-type="float" office:value="7.385" calcext:value-type="float">
            <text:p>7.385</text:p>
          </table:table-cell>
          <table:table-cell office:value-type="float" office:value="6.67" calcext:value-type="float">
            <text:p>6.67</text:p>
          </table:table-cell>
          <table:table-cell office:value-type="float" office:value="7.35" calcext:value-type="float">
            <text:p>7.35</text:p>
          </table:table-cell>
          <table:table-cell table:number-columns-repeated="3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opulation ages 65 and above, total</text:p>
          </table:table-cell>
          <table:table-cell office:value-type="string" calcext:value-type="string">
            <text:p>SP.POP.65UP.TO</text:p>
          </table:table-cell>
          <table:table-cell office:value-type="float" office:value="14678435" calcext:value-type="float">
            <text:p>14678435</text:p>
          </table:table-cell>
          <table:table-cell office:value-type="float" office:value="17756759" calcext:value-type="float">
            <text:p>17756759</text:p>
          </table:table-cell>
          <table:table-cell office:value-type="float" office:value="20207824" calcext:value-type="float">
            <text:p>20207824</text:p>
          </table:table-cell>
          <table:table-cell office:value-type="float" office:value="23863475" calcext:value-type="float">
            <text:p>23863475</text:p>
          </table:table-cell>
          <table:table-cell office:value-type="float" office:value="27766352" calcext:value-type="float">
            <text:p>27766352</text:p>
          </table:table-cell>
          <table:table-cell office:value-type="float" office:value="31373316" calcext:value-type="float">
            <text:p>31373316</text:p>
          </table:table-cell>
          <table:table-cell office:value-type="float" office:value="35519121" calcext:value-type="float">
            <text:p>35519121</text:p>
          </table:table-cell>
          <table:table-cell office:value-type="float" office:value="40890772" calcext:value-type="float">
            <text:p>40890772</text:p>
          </table:table-cell>
          <table:table-cell office:value-type="float" office:value="47616579" calcext:value-type="float">
            <text:p>47616579</text:p>
          </table:table-cell>
          <table:table-cell office:value-type="float" office:value="55342330" calcext:value-type="float">
            <text:p>55342330</text:p>
          </table:table-cell>
          <table:table-cell office:value-type="float" office:value="62849330" calcext:value-type="float">
            <text:p>62849330</text:p>
          </table:table-cell>
          <table:table-cell office:value-type="float" office:value="74613573" calcext:value-type="float">
            <text:p>74613573</text:p>
          </table:table-cell>
          <table:table-cell office:value-type="float" office:value="93171419" calcext:value-type="float">
            <text:p>93171419</text:p>
          </table:table-cell>
          <table:table-cell office:value-type="float" office:value="97734540" calcext:value-type="float">
            <text:p>97734540</text:p>
          </table:table-cell>
          <table:table-cell office:value-type="float" office:value="101034112" calcext:value-type="float">
            <text:p>101034112</text:p>
          </table:table-cell>
          <table:table-cell office:value-type="float" office:value="105456010" calcext:value-type="float">
            <text:p>105456010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opulation growth (annual %)</text:p>
          </table:table-cell>
          <table:table-cell office:value-type="string" calcext:value-type="string">
            <text:p>SP.POP.GROW</text:p>
          </table:table-cell>
          <table:table-cell office:value-type="string" calcext:value-type="string">
            <text:p>..</text:p>
          </table:table-cell>
          <table:table-cell office:value-type="float" office:value="2.23529958573103" calcext:value-type="float">
            <text:p>2.23529958573103</text:p>
          </table:table-cell>
          <table:table-cell office:value-type="float" office:value="2.21018327712813" calcext:value-type="float">
            <text:p>2.21018327712813</text:p>
          </table:table-cell>
          <table:table-cell office:value-type="float" office:value="2.23845727724451" calcext:value-type="float">
            <text:p>2.23845727724451</text:p>
          </table:table-cell>
          <table:table-cell office:value-type="float" office:value="2.2612188534673" calcext:value-type="float">
            <text:p>2.2612188534673</text:p>
          </table:table-cell>
          <table:table-cell office:value-type="float" office:value="2.24836240132238" calcext:value-type="float">
            <text:p>2.24836240132238</text:p>
          </table:table-cell>
          <table:table-cell office:value-type="float" office:value="2.14114053890499" calcext:value-type="float">
            <text:p>2.14114053890499</text:p>
          </table:table-cell>
          <table:table-cell office:value-type="float" office:value="1.99187122902055" calcext:value-type="float">
            <text:p>1.99187122902055</text:p>
          </table:table-cell>
          <table:table-cell office:value-type="float" office:value="1.82218400218023" calcext:value-type="float">
            <text:p>1.82218400218023</text:p>
          </table:table-cell>
          <table:table-cell office:value-type="float" office:value="1.60412916927926" calcext:value-type="float">
            <text:p>1.60412916927926</text:p>
          </table:table-cell>
          <table:table-cell office:value-type="float" office:value="1.37759581159767" calcext:value-type="float">
            <text:p>1.37759581159767</text:p>
          </table:table-cell>
          <table:table-cell office:value-type="float" office:value="1.18779532005068" calcext:value-type="float">
            <text:p>1.18779532005068</text:p>
          </table:table-cell>
          <table:table-cell office:value-type="float" office:value="0.95522085775158" calcext:value-type="float">
            <text:p>0.95522085775158</text:p>
          </table:table-cell>
          <table:table-cell office:value-type="float" office:value="0.680372581057012" calcext:value-type="float">
            <text:p>0.680372581057012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opulation, total</text:p>
          </table:table-cell>
          <table:table-cell office:value-type="string" calcext:value-type="string">
            <text:p>SP.POP.TOTL</text:p>
          </table:table-cell>
          <table:table-cell office:value-type="float" office:value="445954579" calcext:value-type="float">
            <text:p>445954579</text:p>
          </table:table-cell>
          <table:table-cell office:value-type="float" office:value="500114346" calcext:value-type="float">
            <text:p>500114346</text:p>
          </table:table-cell>
          <table:table-cell office:value-type="float" office:value="557501301" calcext:value-type="float">
            <text:p>557501301</text:p>
          </table:table-cell>
          <table:table-cell office:value-type="float" office:value="623524219" calcext:value-type="float">
            <text:p>623524219</text:p>
          </table:table-cell>
          <table:table-cell office:value-type="float" office:value="696828385" calcext:value-type="float">
            <text:p>696828385</text:p>
          </table:table-cell>
          <table:table-cell office:value-type="float" office:value="780242084" calcext:value-type="float">
            <text:p>780242084</text:p>
          </table:table-cell>
          <table:table-cell office:value-type="float" office:value="870452165" calcext:value-type="float">
            <text:p>870452165</text:p>
          </table:table-cell>
          <table:table-cell office:value-type="float" office:value="964279129" calcext:value-type="float">
            <text:p>964279129</text:p>
          </table:table-cell>
          <table:table-cell office:value-type="float" office:value="1059633675" calcext:value-type="float">
            <text:p>1059633675</text:p>
          </table:table-cell>
          <table:table-cell office:value-type="float" office:value="1154638713" calcext:value-type="float">
            <text:p>1154638713</text:p>
          </table:table-cell>
          <table:table-cell office:value-type="float" office:value="1240613620" calcext:value-type="float">
            <text:p>1240613620</text:p>
          </table:table-cell>
          <table:table-cell office:value-type="float" office:value="1322866505" calcext:value-type="float">
            <text:p>1322866505</text:p>
          </table:table-cell>
          <table:table-cell office:value-type="float" office:value="1396387127" calcext:value-type="float">
            <text:p>1396387127</text:p>
          </table:table-cell>
          <table:table-cell office:value-type="float" office:value="1417173173" calcext:value-type="float">
            <text:p>1417173173</text:p>
          </table:table-cell>
          <table:table-cell office:value-type="float" office:value="1428627663" calcext:value-type="float">
            <text:p>1428627663</text:p>
          </table:table-cell>
          <table:table-cell office:value-type="float" office:value="1441719852" calcext:value-type="float">
            <text:p>1441719852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Birth rate, crude (per 1,000 people)</text:p>
          </table:table-cell>
          <table:table-cell office:value-type="string" calcext:value-type="string">
            <text:p>SP.DYN.CBRT.IN</text:p>
          </table:table-cell>
          <table:table-cell office:value-type="float" office:value="18.1" calcext:value-type="float">
            <text:p>18.1</text:p>
          </table:table-cell>
          <table:table-cell office:value-type="float" office:value="19" calcext:value-type="float">
            <text:p>19</text:p>
          </table:table-cell>
          <table:table-cell office:value-type="float" office:value="16.7" calcext:value-type="float">
            <text:p>16.7</text:p>
          </table:table-cell>
          <table:table-cell office:value-type="float" office:value="14.9" calcext:value-type="float">
            <text:p>14.9</text:p>
          </table:table-cell>
          <table:table-cell office:value-type="float" office:value="11.3" calcext:value-type="float">
            <text:p>11.3</text:p>
          </table:table-cell>
          <table:table-cell office:value-type="float" office:value="10.2" calcext:value-type="float">
            <text:p>10.2</text:p>
          </table:table-cell>
          <table:table-cell office:value-type="float" office:value="10" calcext:value-type="float">
            <text:p>10</text:p>
          </table:table-cell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office:value-type="float" office:value="8" calcext:value-type="float">
            <text:p>8</text:p>
          </table:table-cell>
          <table:table-cell office:value-type="float" office:value="6.8" calcext:value-type="float">
            <text:p>6.8</text:p>
          </table:table-cell>
          <table:table-cell table:number-columns-repeated="3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Death rate, crude (per 1,000 people)</text:p>
          </table:table-cell>
          <table:table-cell office:value-type="string" calcext:value-type="string">
            <text:p>SP.DYN.CDRT.IN</text:p>
          </table:table-cell>
          <table:table-cell office:value-type="float" office:value="9.6" calcext:value-type="float">
            <text:p>9.6</text:p>
          </table:table-cell>
          <table:table-cell office:value-type="float" office:value="9.9" calcext:value-type="float">
            <text:p>9.9</text:p>
          </table:table-cell>
          <table:table-cell office:value-type="float" office:value="9.7" calcext:value-type="float">
            <text:p>9.7</text:p>
          </table:table-cell>
          <table:table-cell office:value-type="float" office:value="10" calcext:value-type="float">
            <text:p>10</text:p>
          </table:table-cell>
          <table:table-cell office:value-type="float" office:value="9.8" calcext:value-type="float">
            <text:p>9.8</text:p>
          </table:table-cell>
          <table:table-cell office:value-type="float" office:value="9.7" calcext:value-type="float">
            <text:p>9.7</text:p>
          </table:table-cell>
          <table:table-cell office:value-type="float" office:value="9.6" calcext:value-type="float">
            <text:p>9.6</text:p>
          </table:table-cell>
          <table:table-cell table:number-columns-repeated="3" office:value-type="float" office:value="9.8" calcext:value-type="float">
            <text:p>9.8</text:p>
          </table:table-cell>
          <table:table-cell office:value-type="float" office:value="9.9" calcext:value-type="float">
            <text:p>9.9</text:p>
          </table:table-cell>
          <table:table-cell office:value-type="float" office:value="10.7" calcext:value-type="float">
            <text:p>10.7</text:p>
          </table:table-cell>
          <table:table-cell office:value-type="float" office:value="12.5" calcext:value-type="float">
            <text:p>12.5</text:p>
          </table:table-cell>
          <table:table-cell table:number-columns-repeated="3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Population ages 65 and above, total</text:p>
          </table:table-cell>
          <table:table-cell office:value-type="string" calcext:value-type="string">
            <text:p>SP.POP.65UP.TO</text:p>
          </table:table-cell>
          <table:table-cell office:value-type="float" office:value="4774895" calcext:value-type="float">
            <text:p>4774895</text:p>
          </table:table-cell>
          <table:table-cell office:value-type="float" office:value="5287574" calcext:value-type="float">
            <text:p>5287574</text:p>
          </table:table-cell>
          <table:table-cell office:value-type="float" office:value="5958031" calcext:value-type="float">
            <text:p>5958031</text:p>
          </table:table-cell>
          <table:table-cell office:value-type="float" office:value="6768088" calcext:value-type="float">
            <text:p>6768088</text:p>
          </table:table-cell>
          <table:table-cell office:value-type="float" office:value="7493894" calcext:value-type="float">
            <text:p>7493894</text:p>
          </table:table-cell>
          <table:table-cell office:value-type="float" office:value="7432337" calcext:value-type="float">
            <text:p>7432337</text:p>
          </table:table-cell>
          <table:table-cell office:value-type="float" office:value="8481757" calcext:value-type="float">
            <text:p>8481757</text:p>
          </table:table-cell>
          <table:table-cell office:value-type="float" office:value="9519630" calcext:value-type="float">
            <text:p>9519630</text:p>
          </table:table-cell>
          <table:table-cell office:value-type="float" office:value="10423840" calcext:value-type="float">
            <text:p>10423840</text:p>
          </table:table-cell>
          <table:table-cell office:value-type="float" office:value="11425470" calcext:value-type="float">
            <text:p>11425470</text:p>
          </table:table-cell>
          <table:table-cell office:value-type="float" office:value="12096038" calcext:value-type="float">
            <text:p>12096038</text:p>
          </table:table-cell>
          <table:table-cell office:value-type="float" office:value="13364281" calcext:value-type="float">
            <text:p>13364281</text:p>
          </table:table-cell>
          <table:table-cell office:value-type="float" office:value="13892091" calcext:value-type="float">
            <text:p>13892091</text:p>
          </table:table-cell>
          <table:table-cell office:value-type="float" office:value="14177282" calcext:value-type="float">
            <text:p>14177282</text:p>
          </table:table-cell>
          <table:table-cell office:value-type="float" office:value="14369388" calcext:value-type="float">
            <text:p>14369388</text:p>
          </table:table-cell>
          <table:table-cell office:value-type="float" office:value="14577365" calcext:value-type="float">
            <text:p>14577365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Population growth (annual %)</text:p>
          </table:table-cell>
          <table:table-cell office:value-type="string" calcext:value-type="string">
            <text:p>SP.POP.GROW</text:p>
          </table:table-cell>
          <table:table-cell office:value-type="string" calcext:value-type="string">
            <text:p>..</text:p>
          </table:table-cell>
          <table:table-cell office:value-type="float" office:value="0.842108616866269" calcext:value-type="float">
            <text:p>0.842108616866269</text:p>
          </table:table-cell>
          <table:table-cell office:value-type="float" office:value="0.528877031717835" calcext:value-type="float">
            <text:p>0.528877031717835</text:p>
          </table:table-cell>
          <table:table-cell office:value-type="float" office:value="0.597247218554801" calcext:value-type="float">
            <text:p>0.597247218554801</text:p>
          </table:table-cell>
          <table:table-cell office:value-type="float" office:value="0.20599975185947" calcext:value-type="float">
            <text:p>0.20599975185947</text:p>
          </table:table-cell>
          <table:table-cell office:value-type="float" office:value="0.0288999392122477" calcext:value-type="float">
            <text:p>0.0288999392122477</text:p>
          </table:table-cell>
          <table:table-cell office:value-type="float" office:value="0.0837085729587984" calcext:value-type="float">
            <text:p>0.0837085729587984</text:p>
          </table:table-cell>
          <table:table-cell office:value-type="float" office:value="0.00158856230917393" calcext:value-type="float">
            <text:p>0.00158856230917393</text:p>
          </table:table-cell>
          <table:table-cell office:value-type="float" office:value="0.045303631138613" calcext:value-type="float">
            <text:p>0.045303631138613</text:p>
          </table:table-cell>
          <table:table-cell office:value-type="float" office:value="0.491389107503214" calcext:value-type="float">
            <text:p>0.491389107503214</text:p>
          </table:table-cell>
          <table:table-cell office:value-type="float" office:value="0.30759122234095" calcext:value-type="float">
            <text:p>0.30759122234095</text:p>
          </table:table-cell>
          <table:table-cell office:value-type="float" office:value="-0.0963761331392095" calcext:value-type="float">
            <text:p>-0.0963761331392095</text:p>
          </table:table-cell>
          <table:table-cell office:value-type="float" office:value="-0.487095091717782" calcext:value-type="float">
            <text:p>-0.487095091717782</text:p>
          </table:table-cell>
          <table:table-cell office:value-type="float" office:value="-0.326488181067642" calcext:value-type="float">
            <text:p>-0.326488181067642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Population, total</text:p>
          </table:table-cell>
          <table:table-cell office:value-type="string" calcext:value-type="string">
            <text:p>SP.POP.TOTL</text:p>
          </table:table-cell>
          <table:table-cell office:value-type="float" office:value="50199700" calcext:value-type="float">
            <text:p>50199700</text:p>
          </table:table-cell>
          <table:table-cell office:value-type="float" office:value="52112350" calcext:value-type="float">
            <text:p>52112350</text:p>
          </table:table-cell>
          <table:table-cell office:value-type="float" office:value="53821850" calcext:value-type="float">
            <text:p>53821850</text:p>
          </table:table-cell>
          <table:table-cell office:value-type="float" office:value="55441001" calcext:value-type="float">
            <text:p>55441001</text:p>
          </table:table-cell>
          <table:table-cell office:value-type="float" office:value="56433883" calcext:value-type="float">
            <text:p>56433883</text:p>
          </table:table-cell>
          <table:table-cell office:value-type="float" office:value="56593071" calcext:value-type="float">
            <text:p>56593071</text:p>
          </table:table-cell>
          <table:table-cell office:value-type="float" office:value="56719240" calcext:value-type="float">
            <text:p>56719240</text:p>
          </table:table-cell>
          <table:table-cell office:value-type="float" office:value="56844303" calcext:value-type="float">
            <text:p>56844303</text:p>
          </table:table-cell>
          <table:table-cell office:value-type="float" office:value="56942108" calcext:value-type="float">
            <text:p>56942108</text:p>
          </table:table-cell>
          <table:table-cell office:value-type="float" office:value="57969484" calcext:value-type="float">
            <text:p>57969484</text:p>
          </table:table-cell>
          <table:table-cell office:value-type="float" office:value="59277417" calcext:value-type="float">
            <text:p>59277417</text:p>
          </table:table-cell>
          <table:table-cell office:value-type="float" office:value="60730582" calcext:value-type="float">
            <text:p>60730582</text:p>
          </table:table-cell>
          <table:table-cell office:value-type="float" office:value="59438851" calcext:value-type="float">
            <text:p>59438851</text:p>
          </table:table-cell>
          <table:table-cell office:value-type="float" office:value="58940425" calcext:value-type="float">
            <text:p>58940425</text:p>
          </table:table-cell>
          <table:table-cell office:value-type="float" office:value="58745744" calcext:value-type="float">
            <text:p>58745744</text:p>
          </table:table-cell>
          <table:table-cell office:value-type="float" office:value="58550424" calcext:value-type="float">
            <text:p>58550424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Birth rate, crude (per 1,000 people)</text:p>
          </table:table-cell>
          <table:table-cell office:value-type="string" calcext:value-type="string">
            <text:p>SP.DYN.CBRT.IN</text:p>
          </table:table-cell>
          <table:table-cell office:value-type="float" office:value="17.2" calcext:value-type="float">
            <text:p>17.2</text:p>
          </table:table-cell>
          <table:table-cell office:value-type="float" office:value="18.6" calcext:value-type="float">
            <text:p>18.6</text:p>
          </table:table-cell>
          <table:table-cell office:value-type="float" office:value="18.8" calcext:value-type="float">
            <text:p>18.8</text:p>
          </table:table-cell>
          <table:table-cell office:value-type="float" office:value="17.1" calcext:value-type="float">
            <text:p>17.1</text:p>
          </table:table-cell>
          <table:table-cell office:value-type="float" office:value="13.6" calcext:value-type="float">
            <text:p>13.6</text:p>
          </table:table-cell>
          <table:table-cell office:value-type="float" office:value="11.9" calcext:value-type="float">
            <text:p>11.9</text:p>
          </table:table-cell>
          <table:table-cell office:value-type="float" office:value="10" calcext:value-type="float">
            <text:p>10</text:p>
          </table:table-cell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office:value-type="float" office:value="8.4" calcext:value-type="float">
            <text:p>8.4</text:p>
          </table:table-cell>
          <table:table-cell office:value-type="float" office:value="8.5" calcext:value-type="float">
            <text:p>8.5</text:p>
          </table:table-cell>
          <table:table-cell office:value-type="float" office:value="8" calcext:value-type="float">
            <text:p>8</text:p>
          </table:table-cell>
          <table:table-cell office:value-type="float" office:value="6.8" calcext:value-type="float">
            <text:p>6.8</text:p>
          </table:table-cell>
          <table:table-cell table:number-columns-repeated="3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Death rate, crude (per 1,000 people)</text:p>
          </table:table-cell>
          <table:table-cell office:value-type="string" calcext:value-type="string">
            <text:p>SP.DYN.CDRT.IN</text:p>
          </table:table-cell>
          <table:table-cell office:value-type="float" office:value="7.6" calcext:value-type="float">
            <text:p>7.6</text:p>
          </table:table-cell>
          <table:table-cell office:value-type="float" office:value="7.1" calcext:value-type="float">
            <text:p>7.1</text:p>
          </table:table-cell>
          <table:table-cell office:value-type="float" office:value="6.9" calcext:value-type="float">
            <text:p>6.9</text:p>
          </table:table-cell>
          <table:table-cell office:value-type="float" office:value="6.3" calcext:value-type="float">
            <text:p>6.3</text:p>
          </table:table-cell>
          <table:table-cell office:value-type="float" office:value="6.2" calcext:value-type="float">
            <text:p>6.2</text:p>
          </table:table-cell>
          <table:table-cell office:value-type="float" office:value="6.3" calcext:value-type="float">
            <text:p>6.3</text:p>
          </table:table-cell>
          <table:table-cell office:value-type="float" office:value="6.7" calcext:value-type="float">
            <text:p>6.7</text:p>
          </table:table-cell>
          <table:table-cell office:value-type="float" office:value="7.4" calcext:value-type="float">
            <text:p>7.4</text:p>
          </table:table-cell>
          <table:table-cell office:value-type="float" office:value="7.7" calcext:value-type="float">
            <text:p>7.7</text:p>
          </table:table-cell>
          <table:table-cell office:value-type="float" office:value="8.6" calcext:value-type="float">
            <text:p>8.6</text:p>
          </table:table-cell>
          <table:table-cell office:value-type="float" office:value="9.5" calcext:value-type="float">
            <text:p>9.5</text:p>
          </table:table-cell>
          <table:table-cell office:value-type="float" office:value="10.3" calcext:value-type="float">
            <text:p>10.3</text:p>
          </table:table-cell>
          <table:table-cell office:value-type="float" office:value="11.1" calcext:value-type="float">
            <text:p>11.1</text:p>
          </table:table-cell>
          <table:table-cell table:number-columns-repeated="3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opulation ages 65 and above, total</text:p>
          </table:table-cell>
          <table:table-cell office:value-type="string" calcext:value-type="string">
            <text:p>SP.POP.65UP.TO</text:p>
          </table:table-cell>
          <table:table-cell office:value-type="float" office:value="5405847" calcext:value-type="float">
            <text:p>5405847</text:p>
          </table:table-cell>
          <table:table-cell office:value-type="float" office:value="6288364" calcext:value-type="float">
            <text:p>6288364</text:p>
          </table:table-cell>
          <table:table-cell office:value-type="float" office:value="7442636" calcext:value-type="float">
            <text:p>7442636</text:p>
          </table:table-cell>
          <table:table-cell office:value-type="float" office:value="8999100" calcext:value-type="float">
            <text:p>8999100</text:p>
          </table:table-cell>
          <table:table-cell office:value-type="float" office:value="10861556" calcext:value-type="float">
            <text:p>10861556</text:p>
          </table:table-cell>
          <table:table-cell office:value-type="float" office:value="12737878" calcext:value-type="float">
            <text:p>12737878</text:p>
          </table:table-cell>
          <table:table-cell office:value-type="float" office:value="15310853" calcext:value-type="float">
            <text:p>15310853</text:p>
          </table:table-cell>
          <table:table-cell office:value-type="float" office:value="18774576" calcext:value-type="float">
            <text:p>18774576</text:p>
          </table:table-cell>
          <table:table-cell office:value-type="float" office:value="22584255" calcext:value-type="float">
            <text:p>22584255</text:p>
          </table:table-cell>
          <table:table-cell office:value-type="float" office:value="26326876" calcext:value-type="float">
            <text:p>26326876</text:p>
          </table:table-cell>
          <table:table-cell office:value-type="float" office:value="30225206" calcext:value-type="float">
            <text:p>30225206</text:p>
          </table:table-cell>
          <table:table-cell office:value-type="float" office:value="34745347" calcext:value-type="float">
            <text:p>34745347</text:p>
          </table:table-cell>
          <table:table-cell office:value-type="float" office:value="37352017" calcext:value-type="float">
            <text:p>37352017</text:p>
          </table:table-cell>
          <table:table-cell office:value-type="float" office:value="37443104" calcext:value-type="float">
            <text:p>37443104</text:p>
          </table:table-cell>
          <table:table-cell office:value-type="float" office:value="37400950" calcext:value-type="float">
            <text:p>37400950</text:p>
          </table:table-cell>
          <table:table-cell office:value-type="float" office:value="37387861" calcext:value-type="float">
            <text:p>37387861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opulation growth (annual %)</text:p>
          </table:table-cell>
          <table:table-cell office:value-type="string" calcext:value-type="string">
            <text:p>SP.POP.GROW</text:p>
          </table:table-cell>
          <table:table-cell office:value-type="string" calcext:value-type="string">
            <text:p>..</text:p>
          </table:table-cell>
          <table:table-cell office:value-type="float" office:value="1.07670845932027" calcext:value-type="float">
            <text:p>1.07670845932027</text:p>
          </table:table-cell>
          <table:table-cell office:value-type="float" office:value="1.15164047221803" calcext:value-type="float">
            <text:p>1.15164047221803</text:p>
          </table:table-cell>
          <table:table-cell office:value-type="float" office:value="1.27270755263251" calcext:value-type="float">
            <text:p>1.27270755263251</text:p>
          </table:table-cell>
          <table:table-cell office:value-type="float" office:value="0.788153475885542" calcext:value-type="float">
            <text:p>0.788153475885542</text:p>
          </table:table-cell>
          <table:table-cell office:value-type="float" office:value="0.625935963624604" calcext:value-type="float">
            <text:p>0.625935963624604</text:p>
          </table:table-cell>
          <table:table-cell office:value-type="float" office:value="0.33178288536374" calcext:value-type="float">
            <text:p>0.33178288536374</text:p>
          </table:table-cell>
          <table:table-cell office:value-type="float" office:value="0.234590173412918" calcext:value-type="float">
            <text:p>0.234590173412918</text:p>
          </table:table-cell>
          <table:table-cell office:value-type="float" office:value="0.167275578113187" calcext:value-type="float">
            <text:p>0.167275578113187</text:p>
          </table:table-cell>
          <table:table-cell office:value-type="float" office:value="0.00939209655766336" calcext:value-type="float">
            <text:p>0.00939209655766336</text:p>
          </table:table-cell>
          <table:table-cell office:value-type="float" office:value="0.0179605415195644" calcext:value-type="float">
            <text:p>0.0179605415195644</text:p>
          </table:table-cell>
          <table:table-cell office:value-type="float" office:value="-0.106124993746747" calcext:value-type="float">
            <text:p>-0.106124993746747</text:p>
          </table:table-cell>
          <table:table-cell office:value-type="float" office:value="-0.294194617750067" calcext:value-type="float">
            <text:p>-0.294194617750067</text:p>
          </table:table-cell>
          <table:table-cell office:value-type="float" office:value="-0.443851919148528" calcext:value-type="float">
            <text:p>-0.443851919148528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Population, total</text:p>
          </table:table-cell>
          <table:table-cell office:value-type="string" calcext:value-type="string">
            <text:p>SP.POP.TOTL</text:p>
          </table:table-cell>
          <table:table-cell office:value-type="float" office:value="93216000" calcext:value-type="float">
            <text:p>93216000</text:p>
          </table:table-cell>
          <table:table-cell office:value-type="float" office:value="97952000" calcext:value-type="float">
            <text:p>97952000</text:p>
          </table:table-cell>
          <table:table-cell office:value-type="float" office:value="103403000" calcext:value-type="float">
            <text:p>103403000</text:p>
          </table:table-cell>
          <table:table-cell office:value-type="float" office:value="111573000" calcext:value-type="float">
            <text:p>111573000</text:p>
          </table:table-cell>
          <table:table-cell office:value-type="float" office:value="116807000" calcext:value-type="float">
            <text:p>116807000</text:p>
          </table:table-cell>
          <table:table-cell office:value-type="float" office:value="120837000" calcext:value-type="float">
            <text:p>120837000</text:p>
          </table:table-cell>
          <table:table-cell office:value-type="float" office:value="123478000" calcext:value-type="float">
            <text:p>123478000</text:p>
          </table:table-cell>
          <table:table-cell office:value-type="float" office:value="125472000" calcext:value-type="float">
            <text:p>125472000</text:p>
          </table:table-cell>
          <table:table-cell office:value-type="float" office:value="126843000" calcext:value-type="float">
            <text:p>126843000</text:p>
          </table:table-cell>
          <table:table-cell office:value-type="float" office:value="127773000" calcext:value-type="float">
            <text:p>127773000</text:p>
          </table:table-cell>
          <table:table-cell office:value-type="float" office:value="128070000" calcext:value-type="float">
            <text:p>128070000</text:p>
          </table:table-cell>
          <table:table-cell office:value-type="float" office:value="127141000" calcext:value-type="float">
            <text:p>127141000</text:p>
          </table:table-cell>
          <table:table-cell office:value-type="float" office:value="126261000" calcext:value-type="float">
            <text:p>126261000</text:p>
          </table:table-cell>
          <table:table-cell office:value-type="float" office:value="125124989" calcext:value-type="float">
            <text:p>125124989</text:p>
          </table:table-cell>
          <table:table-cell office:value-type="float" office:value="124389416" calcext:value-type="float">
            <text:p>124389416</text:p>
          </table:table-cell>
          <table:table-cell office:value-type="float" office:value="123673288" calcext:value-type="float">
            <text:p>123673288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Birth rate, crude (per 1,000 people)</text:p>
          </table:table-cell>
          <table:table-cell office:value-type="string" calcext:value-type="string">
            <text:p>SP.DYN.CBRT.IN</text:p>
          </table:table-cell>
          <table:table-cell office:value-type="float" office:value="17.5" calcext:value-type="float">
            <text:p>17.5</text:p>
          </table:table-cell>
          <table:table-cell office:value-type="float" office:value="18.3" calcext:value-type="float">
            <text:p>18.3</text:p>
          </table:table-cell>
          <table:table-cell office:value-type="float" office:value="16.2" calcext:value-type="float">
            <text:p>16.2</text:p>
          </table:table-cell>
          <table:table-cell office:value-type="float" office:value="12.4" calcext:value-type="float">
            <text:p>12.4</text:p>
          </table:table-cell>
          <table:table-cell office:value-type="float" office:value="13.4" calcext:value-type="float">
            <text:p>13.4</text:p>
          </table:table-cell>
          <table:table-cell office:value-type="float" office:value="13.3" calcext:value-type="float">
            <text:p>13.3</text:p>
          </table:table-cell>
          <table:table-cell office:value-type="float" office:value="13.9" calcext:value-type="float">
            <text:p>13.9</text:p>
          </table:table-cell>
          <table:table-cell office:value-type="float" office:value="12.6" calcext:value-type="float">
            <text:p>12.6</text:p>
          </table:table-cell>
          <table:table-cell office:value-type="float" office:value="11.5" calcext:value-type="float">
            <text:p>11.5</text:p>
          </table:table-cell>
          <table:table-cell office:value-type="float" office:value="12" calcext:value-type="float">
            <text:p>12</text:p>
          </table:table-cell>
          <table:table-cell office:value-type="float" office:value="12.9" calcext:value-type="float">
            <text:p>12.9</text:p>
          </table:table-cell>
          <table:table-cell office:value-type="float" office:value="11.9" calcext:value-type="float">
            <text:p>11.9</text:p>
          </table:table-cell>
          <table:table-cell office:value-type="float" office:value="10.1" calcext:value-type="float">
            <text:p>10.1</text:p>
          </table:table-cell>
          <table:table-cell table:number-columns-repeated="3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Death rate, crude (per 1,000 people)</text:p>
          </table:table-cell>
          <table:table-cell office:value-type="string" calcext:value-type="string">
            <text:p>SP.DYN.CDRT.IN</text:p>
          </table:table-cell>
          <table:table-cell office:value-type="float" office:value="11.5" calcext:value-type="float">
            <text:p>11.5</text:p>
          </table:table-cell>
          <table:table-cell office:value-type="float" office:value="11.6" calcext:value-type="float">
            <text:p>11.6</text:p>
          </table:table-cell>
          <table:table-cell table:number-columns-repeated="2" office:value-type="float" office:value="11.8" calcext:value-type="float">
            <text:p>11.8</text:p>
          </table:table-cell>
          <table:table-cell office:value-type="float" office:value="11.7" calcext:value-type="float">
            <text:p>11.7</text:p>
          </table:table-cell>
          <table:table-cell office:value-type="float" office:value="11.9" calcext:value-type="float">
            <text:p>11.9</text:p>
          </table:table-cell>
          <table:table-cell office:value-type="float" office:value="11.2" calcext:value-type="float">
            <text:p>11.2</text:p>
          </table:table-cell>
          <table:table-cell office:value-type="float" office:value="11.1" calcext:value-type="float">
            <text:p>11.1</text:p>
          </table:table-cell>
          <table:table-cell office:value-type="float" office:value="10.3" calcext:value-type="float">
            <text:p>10.3</text:p>
          </table:table-cell>
          <table:table-cell office:value-type="float" office:value="9.6" calcext:value-type="float">
            <text:p>9.6</text:p>
          </table:table-cell>
          <table:table-cell office:value-type="float" office:value="8.9" calcext:value-type="float">
            <text:p>8.9</text:p>
          </table:table-cell>
          <table:table-cell office:value-type="float" office:value="9.2" calcext:value-type="float">
            <text:p>9.2</text:p>
          </table:table-cell>
          <table:table-cell office:value-type="float" office:value="10.1" calcext:value-type="float">
            <text:p>10.1</text:p>
          </table:table-cell>
          <table:table-cell table:number-columns-repeated="3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Population ages 65 and above, total</text:p>
          </table:table-cell>
          <table:table-cell office:value-type="string" calcext:value-type="string">
            <text:p>SP.POP.65UP.TO</text:p>
          </table:table-cell>
          <table:table-cell office:value-type="float" office:value="6143536" calcext:value-type="float">
            <text:p>6143536</text:p>
          </table:table-cell>
          <table:table-cell office:value-type="float" office:value="6615395" calcext:value-type="float">
            <text:p>6615395</text:p>
          </table:table-cell>
          <table:table-cell office:value-type="float" office:value="7251139" calcext:value-type="float">
            <text:p>7251139</text:p>
          </table:table-cell>
          <table:table-cell office:value-type="float" office:value="7890281" calcext:value-type="float">
            <text:p>7890281</text:p>
          </table:table-cell>
          <table:table-cell office:value-type="float" office:value="8409399" calcext:value-type="float">
            <text:p>8409399</text:p>
          </table:table-cell>
          <table:table-cell office:value-type="float" office:value="8547327" calcext:value-type="float">
            <text:p>8547327</text:p>
          </table:table-cell>
          <table:table-cell office:value-type="float" office:value="8996830" calcext:value-type="float">
            <text:p>8996830</text:p>
          </table:table-cell>
          <table:table-cell office:value-type="float" office:value="9170189" calcext:value-type="float">
            <text:p>9170189</text:p>
          </table:table-cell>
          <table:table-cell office:value-type="float" office:value="9257268" calcext:value-type="float">
            <text:p>9257268</text:p>
          </table:table-cell>
          <table:table-cell office:value-type="float" office:value="9565917" calcext:value-type="float">
            <text:p>9565917</text:p>
          </table:table-cell>
          <table:table-cell office:value-type="float" office:value="10257870" calcext:value-type="float">
            <text:p>10257870</text:p>
          </table:table-cell>
          <table:table-cell office:value-type="float" office:value="11589815" calcext:value-type="float">
            <text:p>11589815</text:p>
          </table:table-cell>
          <table:table-cell office:value-type="float" office:value="12559292" calcext:value-type="float">
            <text:p>12559292</text:p>
          </table:table-cell>
          <table:table-cell office:value-type="float" office:value="12838339" calcext:value-type="float">
            <text:p>12838339</text:p>
          </table:table-cell>
          <table:table-cell office:value-type="float" office:value="13072850" calcext:value-type="float">
            <text:p>13072850</text:p>
          </table:table-cell>
          <table:table-cell office:value-type="float" office:value="13317647" calcext:value-type="float">
            <text:p>13317647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Population growth (annual %)</text:p>
          </table:table-cell>
          <table:table-cell office:value-type="string" calcext:value-type="string">
            <text:p>SP.POP.GROW</text:p>
          </table:table-cell>
          <table:table-cell office:value-type="string" calcext:value-type="string">
            <text:p>..</text:p>
          </table:table-cell>
          <table:table-cell office:value-type="float" office:value="0.642468779443559" calcext:value-type="float">
            <text:p>0.642468779443559</text:p>
          </table:table-cell>
          <table:table-cell office:value-type="float" office:value="0.39872245794476" calcext:value-type="float">
            <text:p>0.39872245794476</text:p>
          </table:table-cell>
          <table:table-cell office:value-type="float" office:value="-0.00742336272019876" calcext:value-type="float">
            <text:p>-0.00742336272019876</text:p>
          </table:table-cell>
          <table:table-cell office:value-type="float" office:value="0.119517254129019" calcext:value-type="float">
            <text:p>0.119517254129019</text:p>
          </table:table-cell>
          <table:table-cell office:value-type="float" office:value="0.226951225450001" calcext:value-type="float">
            <text:p>0.226951225450001</text:p>
          </table:table-cell>
          <table:table-cell office:value-type="float" office:value="0.298930554095876" calcext:value-type="float">
            <text:p>0.298930554095876</text:p>
          </table:table-cell>
          <table:table-cell office:value-type="float" office:value="0.264547416858702" calcext:value-type="float">
            <text:p>0.264547416858702</text:p>
          </table:table-cell>
          <table:table-cell office:value-type="float" office:value="0.357300887421605" calcext:value-type="float">
            <text:p>0.357300887421605</text:p>
          </table:table-cell>
          <table:table-cell office:value-type="float" office:value="0.68661130607346" calcext:value-type="float">
            <text:p>0.68661130607346</text:p>
          </table:table-cell>
          <table:table-cell office:value-type="float" office:value="0.783888646646516" calcext:value-type="float">
            <text:p>0.783888646646516</text:p>
          </table:table-cell>
          <table:table-cell office:value-type="float" office:value="0.792367505802859" calcext:value-type="float">
            <text:p>0.792367505802859</text:p>
          </table:table-cell>
          <table:table-cell office:value-type="float" office:value="0.365758263815142" calcext:value-type="float">
            <text:p>0.365758263815142</text:p>
          </table:table-cell>
          <table:table-cell office:value-type="float" office:value="-0.0819372398142257" calcext:value-type="float">
            <text:p>-0.0819372398142257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Population, total</text:p>
          </table:table-cell>
          <table:table-cell office:value-type="string" calcext:value-type="string">
            <text:p>SP.POP.TOTL</text:p>
          </table:table-cell>
          <table:table-cell office:value-type="float" office:value="52400000" calcext:value-type="float">
            <text:p>52400000</text:p>
          </table:table-cell>
          <table:table-cell office:value-type="float" office:value="54348050" calcext:value-type="float">
            <text:p>54348050</text:p>
          </table:table-cell>
          <table:table-cell office:value-type="float" office:value="55663250" calcext:value-type="float">
            <text:p>55663250</text:p>
          </table:table-cell>
          <table:table-cell office:value-type="float" office:value="56225800" calcext:value-type="float">
            <text:p>56225800</text:p>
          </table:table-cell>
          <table:table-cell office:value-type="float" office:value="56314216" calcext:value-type="float">
            <text:p>56314216</text:p>
          </table:table-cell>
          <table:table-cell office:value-type="float" office:value="56550268" calcext:value-type="float">
            <text:p>56550268</text:p>
          </table:table-cell>
          <table:table-cell office:value-type="float" office:value="57247586" calcext:value-type="float">
            <text:p>57247586</text:p>
          </table:table-cell>
          <table:table-cell office:value-type="float" office:value="58019030" calcext:value-type="float">
            <text:p>58019030</text:p>
          </table:table-cell>
          <table:table-cell office:value-type="float" office:value="58892514" calcext:value-type="float">
            <text:p>58892514</text:p>
          </table:table-cell>
          <table:table-cell office:value-type="float" office:value="60401206" calcext:value-type="float">
            <text:p>60401206</text:p>
          </table:table-cell>
          <table:table-cell office:value-type="float" office:value="62766365" calcext:value-type="float">
            <text:p>62766365</text:p>
          </table:table-cell>
          <table:table-cell office:value-type="float" office:value="65116219" calcext:value-type="float">
            <text:p>65116219</text:p>
          </table:table-cell>
          <table:table-cell office:value-type="float" office:value="67081234" calcext:value-type="float">
            <text:p>67081234</text:p>
          </table:table-cell>
          <table:table-cell office:value-type="float" office:value="66971395" calcext:value-type="float">
            <text:p>66971395</text:p>
          </table:table-cell>
          <table:table-cell office:value-type="float" office:value="67184072" calcext:value-type="float">
            <text:p>67184072</text:p>
          </table:table-cell>
          <table:table-cell office:value-type="float" office:value="67389856" calcext:value-type="float">
            <text:p>67389856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irth rate, crude (per 1,000 people)</text:p>
          </table:table-cell>
          <table:table-cell office:value-type="string" calcext:value-type="string">
            <text:p>SP.DYN.CBRT.IN</text:p>
          </table:table-cell>
          <table:table-cell office:value-type="float" office:value="23.7" calcext:value-type="float">
            <text:p>23.7</text:p>
          </table:table-cell>
          <table:table-cell office:value-type="float" office:value="19.4" calcext:value-type="float">
            <text:p>19.4</text:p>
          </table:table-cell>
          <table:table-cell office:value-type="float" office:value="18.4" calcext:value-type="float">
            <text:p>18.4</text:p>
          </table:table-cell>
          <table:table-cell office:value-type="float" office:value="14.6" calcext:value-type="float">
            <text:p>14.6</text:p>
          </table:table-cell>
          <table:table-cell office:value-type="float" office:value="15.9" calcext:value-type="float">
            <text:p>15.9</text:p>
          </table:table-cell>
          <table:table-cell office:value-type="float" office:value="15.8" calcext:value-type="float">
            <text:p>15.8</text:p>
          </table:table-cell>
          <table:table-cell office:value-type="float" office:value="16.7" calcext:value-type="float">
            <text:p>16.7</text:p>
          </table:table-cell>
          <table:table-cell office:value-type="float" office:value="14.6" calcext:value-type="float">
            <text:p>14.6</text:p>
          </table:table-cell>
          <table:table-cell office:value-type="float" office:value="14.4" calcext:value-type="float">
            <text:p>14.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.4" calcext:value-type="float">
            <text:p>12.4</text:p>
          </table:table-cell>
          <table:table-cell office:value-type="float" office:value="10.9" calcext:value-type="float">
            <text:p>10.9</text:p>
          </table:table-cell>
          <table:table-cell table:number-columns-repeated="3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ath rate, crude (per 1,000 people)</text:p>
          </table:table-cell>
          <table:table-cell office:value-type="string" calcext:value-type="string">
            <text:p>SP.DYN.CDRT.IN</text:p>
          </table:table-cell>
          <table:table-cell office:value-type="float" office:value="9.5" calcext:value-type="float">
            <text:p>9.5</text:p>
          </table:table-cell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number-columns-repeated="2" office:value-type="float" office:value="8.8" calcext:value-type="float">
            <text:p>8.8</text:p>
          </table:table-cell>
          <table:table-cell office:value-type="float" office:value="8.7" calcext:value-type="float">
            <text:p>8.7</text:p>
          </table:table-cell>
          <table:table-cell office:value-type="float" office:value="8.6" calcext:value-type="float">
            <text:p>8.6</text:p>
          </table:table-cell>
          <table:table-cell office:value-type="float" office:value="8.8" calcext:value-type="float">
            <text:p>8.8</text:p>
          </table:table-cell>
          <table:table-cell office:value-type="float" office:value="8.5" calcext:value-type="float">
            <text:p>8.5</text:p>
          </table:table-cell>
          <table:table-cell office:value-type="float" office:value="8.3" calcext:value-type="float">
            <text:p>8.3</text:p>
          </table:table-cell>
          <table:table-cell office:value-type="float" office:value="7.995" calcext:value-type="float">
            <text:p>7.995</text:p>
          </table:table-cell>
          <table:table-cell office:value-type="float" office:value="8.44" calcext:value-type="float">
            <text:p>8.44</text:p>
          </table:table-cell>
          <table:table-cell office:value-type="float" office:value="10.3" calcext:value-type="float">
            <text:p>10.3</text:p>
          </table:table-cell>
          <table:table-cell table:number-columns-repeated="3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opulation ages 65 and above, total</text:p>
          </table:table-cell>
          <table:table-cell office:value-type="string" calcext:value-type="string">
            <text:p>SP.POP.65UP.TO</text:p>
          </table:table-cell>
          <table:table-cell office:value-type="float" office:value="16676728" calcext:value-type="float">
            <text:p>16676728</text:p>
          </table:table-cell>
          <table:table-cell office:value-type="float" office:value="18563535" calcext:value-type="float">
            <text:p>18563535</text:p>
          </table:table-cell>
          <table:table-cell office:value-type="float" office:value="20101763" calcext:value-type="float">
            <text:p>20101763</text:p>
          </table:table-cell>
          <table:table-cell office:value-type="float" office:value="22559952" calcext:value-type="float">
            <text:p>22559952</text:p>
          </table:table-cell>
          <table:table-cell office:value-type="float" office:value="25627777" calcext:value-type="float">
            <text:p>25627777</text:p>
          </table:table-cell>
          <table:table-cell office:value-type="float" office:value="28102304" calcext:value-type="float">
            <text:p>28102304</text:p>
          </table:table-cell>
          <table:table-cell office:value-type="float" office:value="30664878" calcext:value-type="float">
            <text:p>30664878</text:p>
          </table:table-cell>
          <table:table-cell office:value-type="float" office:value="33400936" calcext:value-type="float">
            <text:p>33400936</text:p>
          </table:table-cell>
          <table:table-cell office:value-type="float" office:value="34755721" calcext:value-type="float">
            <text:p>34755721</text:p>
          </table:table-cell>
          <table:table-cell office:value-type="float" office:value="36526333" calcext:value-type="float">
            <text:p>36526333</text:p>
          </table:table-cell>
          <table:table-cell office:value-type="float" office:value="40299692" calcext:value-type="float">
            <text:p>40299692</text:p>
          </table:table-cell>
          <table:table-cell office:value-type="float" office:value="45954694" calcext:value-type="float">
            <text:p>45954694</text:p>
          </table:table-cell>
          <table:table-cell office:value-type="float" office:value="53782439" calcext:value-type="float">
            <text:p>53782439</text:p>
          </table:table-cell>
          <table:table-cell office:value-type="float" office:value="57085895" calcext:value-type="float">
            <text:p>57085895</text:p>
          </table:table-cell>
          <table:table-cell office:value-type="float" office:value="58923217" calcext:value-type="float">
            <text:p>58923217</text:p>
          </table:table-cell>
          <table:table-cell office:value-type="float" office:value="60838776" calcext:value-type="float">
            <text:p>60838776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opulation growth (annual %)</text:p>
          </table:table-cell>
          <table:table-cell office:value-type="string" calcext:value-type="string">
            <text:p>SP.POP.GROW</text:p>
          </table:table-cell>
          <table:table-cell office:value-type="string" calcext:value-type="string">
            <text:p>..</text:p>
          </table:table-cell>
          <table:table-cell office:value-type="float" office:value="1.25017164562845" calcext:value-type="float">
            <text:p>1.25017164562845</text:p>
          </table:table-cell>
          <table:table-cell office:value-type="float" office:value="1.16500266687286" calcext:value-type="float">
            <text:p>1.16500266687286</text:p>
          </table:table-cell>
          <table:table-cell office:value-type="float" office:value="0.985986067347125" calcext:value-type="float">
            <text:p>0.985986067347125</text:p>
          </table:table-cell>
          <table:table-cell office:value-type="float" office:value="0.959589922764484" calcext:value-type="float">
            <text:p>0.959589922764484</text:p>
          </table:table-cell>
          <table:table-cell office:value-type="float" office:value="0.886129040850881" calcext:value-type="float">
            <text:p>0.886129040850881</text:p>
          </table:table-cell>
          <table:table-cell office:value-type="float" office:value="1.12965052045579" calcext:value-type="float">
            <text:p>1.12965052045579</text:p>
          </table:table-cell>
          <table:table-cell office:value-type="float" office:value="1.19078709090209" calcext:value-type="float">
            <text:p>1.19078709090209</text:p>
          </table:table-cell>
          <table:table-cell office:value-type="float" office:value="1.11276899679534" calcext:value-type="float">
            <text:p>1.11276899679534</text:p>
          </table:table-cell>
          <table:table-cell office:value-type="float" office:value="0.921713167161207" calcext:value-type="float">
            <text:p>0.921713167161207</text:p>
          </table:table-cell>
          <table:table-cell office:value-type="float" office:value="0.829616674709795" calcext:value-type="float">
            <text:p>0.829616674709795</text:p>
          </table:table-cell>
          <table:table-cell office:value-type="float" office:value="0.73621730882542" calcext:value-type="float">
            <text:p>0.73621730882542</text:p>
          </table:table-cell>
          <table:table-cell office:value-type="float" office:value="0.964347900193196" calcext:value-type="float">
            <text:p>0.964347900193196</text:p>
          </table:table-cell>
          <table:table-cell office:value-type="float" office:value="0.377564531459432" calcext:value-type="float">
            <text:p>0.377564531459432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opulation, total</text:p>
          </table:table-cell>
          <table:table-cell office:value-type="string" calcext:value-type="string">
            <text:p>SP.POP.TOTL</text:p>
          </table:table-cell>
          <table:table-cell office:value-type="float" office:value="180671000" calcext:value-type="float">
            <text:p>180671000</text:p>
          </table:table-cell>
          <table:table-cell office:value-type="float" office:value="194303000" calcext:value-type="float">
            <text:p>194303000</text:p>
          </table:table-cell>
          <table:table-cell office:value-type="float" office:value="205052000" calcext:value-type="float">
            <text:p>205052000</text:p>
          </table:table-cell>
          <table:table-cell office:value-type="float" office:value="215973000" calcext:value-type="float">
            <text:p>215973000</text:p>
          </table:table-cell>
          <table:table-cell office:value-type="float" office:value="227225000" calcext:value-type="float">
            <text:p>227225000</text:p>
          </table:table-cell>
          <table:table-cell office:value-type="float" office:value="237924000" calcext:value-type="float">
            <text:p>237924000</text:p>
          </table:table-cell>
          <table:table-cell office:value-type="float" office:value="249623000" calcext:value-type="float">
            <text:p>249623000</text:p>
          </table:table-cell>
          <table:table-cell office:value-type="float" office:value="266278000" calcext:value-type="float">
            <text:p>266278000</text:p>
          </table:table-cell>
          <table:table-cell office:value-type="float" office:value="282162411" calcext:value-type="float">
            <text:p>282162411</text:p>
          </table:table-cell>
          <table:table-cell office:value-type="float" office:value="295516599" calcext:value-type="float">
            <text:p>295516599</text:p>
          </table:table-cell>
          <table:table-cell office:value-type="float" office:value="309327143" calcext:value-type="float">
            <text:p>309327143</text:p>
          </table:table-cell>
          <table:table-cell office:value-type="float" office:value="320738994" calcext:value-type="float">
            <text:p>320738994</text:p>
          </table:table-cell>
          <table:table-cell office:value-type="float" office:value="331511512" calcext:value-type="float">
            <text:p>331511512</text:p>
          </table:table-cell>
          <table:table-cell office:value-type="float" office:value="333287557" calcext:value-type="float">
            <text:p>333287557</text:p>
          </table:table-cell>
          <table:table-cell office:value-type="float" office:value="335020960" calcext:value-type="float">
            <text:p>335020960</text:p>
          </table:table-cell>
          <table:table-cell office:value-type="float" office:value="336721632" calcext:value-type="float">
            <text:p>336721632</text:p>
          </table:table-cell>
        </table:table-row>
        <calcext:sparkline-groups>
          <calcext:sparkline-group calcext:id="{0B3C89FA-15B6-4E0C-BFD3-D88653BB9B34}" calcext:type="line" calcext:line-width="0.75pt" calcext:display-empty-cells-as="zero" calcext:min-axis-type="individual" calcext:max-axis-type="individual" calcext:color-axis="#ff0000">
            <calcext:sparklines>
              <calcext:sparkline calcext:cell-address="worldPopulationData.A1" calcext:data-range="Sparklines.D3:Sparklines.D3"/>
            </calcext:sparklines>
          </calcext:sparkline-group>
        </calcext:sparkline-groups>
      </table:table>
      <table:table table:name="USA" table:style-name="ta1">
        <table:table-column table:style-name="co13" table:default-cell-style-name="Default"/>
        <table:table-column table:style-name="co5" table:default-cell-style-name="Default"/>
        <table:table-column table:style-name="co14" table:number-columns-repeated="2" table:default-cell-style-name="Default"/>
        <table:table-column table:style-name="co6" table:number-columns-repeated="3" table:default-cell-style-name="Default"/>
        <table:table-column table:style-name="co14" table:number-columns-repeated="3" table:default-cell-style-name="Default"/>
        <table:table-column table:style-name="co6" table:number-columns-repeated="2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Series Name</text:p>
          </table:table-cell>
          <table:table-cell office:value-type="string" calcext:value-type="string">
            <text:p>1960 [YR1960]</text:p>
          </table:table-cell>
          <table:table-cell office:value-type="string" calcext:value-type="string">
            <text:p>1965 [YR1965]</text:p>
          </table:table-cell>
          <table:table-cell office:value-type="string" calcext:value-type="string">
            <text:p>1970 [YR1970]</text:p>
          </table:table-cell>
          <table:table-cell office:value-type="string" calcext:value-type="string">
            <text:p>1975 [YR1975]</text:p>
          </table:table-cell>
          <table:table-cell office:value-type="string" calcext:value-type="string">
            <text:p>1980 [YR1980]</text:p>
          </table:table-cell>
          <table:table-cell office:value-type="string" calcext:value-type="string">
            <text:p>1985 [YR1985]</text:p>
          </table:table-cell>
          <table:table-cell office:value-type="string" calcext:value-type="string">
            <text:p>1990 [YR1990]</text:p>
          </table:table-cell>
          <table:table-cell office:value-type="string" calcext:value-type="string">
            <text:p>1995 [YR1995]</text:p>
          </table:table-cell>
          <table:table-cell office:value-type="string" calcext:value-type="string">
            <text:p>2000 [YR2000]</text:p>
          </table:table-cell>
          <table:table-cell office:value-type="string" calcext:value-type="string">
            <text:p>2005 [YR2005]</text:p>
          </table:table-cell>
          <table:table-cell office:value-type="string" calcext:value-type="string">
            <text:p>2010 [YR2010]</text:p>
          </table:table-cell>
          <table:table-cell office:value-type="string" calcext:value-type="string">
            <text:p>2015 [YR2015]</text:p>
          </table:table-cell>
          <table:table-cell office:value-type="string" calcext:value-type="string">
            <text:p>2020 [YR2020]</text:p>
          </table:table-cell>
          <table:table-cell office:value-type="string" calcext:value-type="string">
            <text:p>2022 [YR2022]</text:p>
          </table:table-cell>
          <table:table-cell office:value-type="string" calcext:value-type="string">
            <text:p>2023 [YR2023]</text:p>
          </table:table-cell>
          <table:table-cell office:value-type="string" calcext:value-type="string">
            <text:p>2024 [YR2024]</text:p>
          </table:table-cell>
        </table:table-row>
        <table:table-row table:style-name="ro1">
          <table:table-cell office:value-type="string" calcext:value-type="string">
            <text:p>Birth Rate per 1000</text:p>
          </table:table-cell>
          <table:table-cell office:value-type="float" office:value="23.7" calcext:value-type="float">
            <text:p>23.7</text:p>
          </table:table-cell>
          <table:table-cell office:value-type="float" office:value="19.4" calcext:value-type="float">
            <text:p>19.4</text:p>
          </table:table-cell>
          <table:table-cell office:value-type="float" office:value="18.4" calcext:value-type="float">
            <text:p>18.4</text:p>
          </table:table-cell>
          <table:table-cell office:value-type="float" office:value="14.6" calcext:value-type="float">
            <text:p>14.6</text:p>
          </table:table-cell>
          <table:table-cell office:value-type="float" office:value="15.9" calcext:value-type="float">
            <text:p>15.9</text:p>
          </table:table-cell>
          <table:table-cell office:value-type="float" office:value="15.8" calcext:value-type="float">
            <text:p>15.8</text:p>
          </table:table-cell>
          <table:table-cell office:value-type="float" office:value="16.7" calcext:value-type="float">
            <text:p>16.7</text:p>
          </table:table-cell>
          <table:table-cell office:value-type="float" office:value="14.6" calcext:value-type="float">
            <text:p>14.6</text:p>
          </table:table-cell>
          <table:table-cell office:value-type="float" office:value="14.4" calcext:value-type="float">
            <text:p>14.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.4" calcext:value-type="float">
            <text:p>12.4</text:p>
          </table:table-cell>
          <table:table-cell office:value-type="float" office:value="10.9" calcext:value-type="float">
            <text:p>10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th Rate per 1000</text:p>
          </table:table-cell>
          <table:table-cell office:value-type="float" office:value="9.5" calcext:value-type="float">
            <text:p>9.5</text:p>
          </table:table-cell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number-columns-repeated="2" office:value-type="float" office:value="8.8" calcext:value-type="float">
            <text:p>8.8</text:p>
          </table:table-cell>
          <table:table-cell office:value-type="float" office:value="8.7" calcext:value-type="float">
            <text:p>8.7</text:p>
          </table:table-cell>
          <table:table-cell office:value-type="float" office:value="8.6" calcext:value-type="float">
            <text:p>8.6</text:p>
          </table:table-cell>
          <table:table-cell office:value-type="float" office:value="8.8" calcext:value-type="float">
            <text:p>8.8</text:p>
          </table:table-cell>
          <table:table-cell office:value-type="float" office:value="8.5" calcext:value-type="float">
            <text:p>8.5</text:p>
          </table:table-cell>
          <table:table-cell office:value-type="float" office:value="8.3" calcext:value-type="float">
            <text:p>8.3</text:p>
          </table:table-cell>
          <table:table-cell office:value-type="float" office:value="7.995" calcext:value-type="float">
            <text:p>7.995</text:p>
          </table:table-cell>
          <table:table-cell office:value-type="float" office:value="8.44" calcext:value-type="float">
            <text:p>8.44</text:p>
          </table:table-cell>
          <table:table-cell office:value-type="float" office:value="10.3" calcext:value-type="float">
            <text:p>10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pulation over 65</text:p>
          </table:table-cell>
          <table:table-cell office:value-type="float" office:value="16676728" calcext:value-type="float">
            <text:p>16676728</text:p>
          </table:table-cell>
          <table:table-cell office:value-type="float" office:value="18563535" calcext:value-type="float">
            <text:p>18563535</text:p>
          </table:table-cell>
          <table:table-cell office:value-type="float" office:value="20101763" calcext:value-type="float">
            <text:p>20101763</text:p>
          </table:table-cell>
          <table:table-cell office:value-type="float" office:value="22559952" calcext:value-type="float">
            <text:p>22559952</text:p>
          </table:table-cell>
          <table:table-cell office:value-type="float" office:value="25627777" calcext:value-type="float">
            <text:p>25627777</text:p>
          </table:table-cell>
          <table:table-cell office:value-type="float" office:value="28102304" calcext:value-type="float">
            <text:p>28102304</text:p>
          </table:table-cell>
          <table:table-cell office:value-type="float" office:value="30664878" calcext:value-type="float">
            <text:p>30664878</text:p>
          </table:table-cell>
          <table:table-cell office:value-type="float" office:value="33400936" calcext:value-type="float">
            <text:p>33400936</text:p>
          </table:table-cell>
          <table:table-cell office:value-type="float" office:value="34755721" calcext:value-type="float">
            <text:p>34755721</text:p>
          </table:table-cell>
          <table:table-cell office:value-type="float" office:value="36526333" calcext:value-type="float">
            <text:p>36526333</text:p>
          </table:table-cell>
          <table:table-cell office:value-type="float" office:value="40299692" calcext:value-type="float">
            <text:p>40299692</text:p>
          </table:table-cell>
          <table:table-cell office:value-type="float" office:value="45954694" calcext:value-type="float">
            <text:p>45954694</text:p>
          </table:table-cell>
          <table:table-cell office:value-type="float" office:value="53782439" calcext:value-type="float">
            <text:p>53782439</text:p>
          </table:table-cell>
          <table:table-cell office:value-type="float" office:value="57085895" calcext:value-type="float">
            <text:p>57085895</text:p>
          </table:table-cell>
          <table:table-cell office:value-type="float" office:value="58923217" calcext:value-type="float">
            <text:p>58923217</text:p>
          </table:table-cell>
          <table:table-cell office:value-type="float" office:value="60838776" calcext:value-type="float">
            <text:p>60838776</text:p>
          </table:table-cell>
        </table:table-row>
        <table:table-row table:style-name="ro1">
          <table:table-cell office:value-type="string" calcext:value-type="string">
            <text:p>Population growth (annual %)</text:p>
          </table:table-cell>
          <table:table-cell/>
          <table:table-cell office:value-type="float" office:value="1.25017164562845" calcext:value-type="float">
            <text:p>1.25017164562845</text:p>
          </table:table-cell>
          <table:table-cell office:value-type="float" office:value="1.16500266687286" calcext:value-type="float">
            <text:p>1.16500266687286</text:p>
          </table:table-cell>
          <table:table-cell office:value-type="float" office:value="0.985986067347125" calcext:value-type="float">
            <text:p>0.985986067347125</text:p>
          </table:table-cell>
          <table:table-cell office:value-type="float" office:value="0.959589922764484" calcext:value-type="float">
            <text:p>0.959589922764484</text:p>
          </table:table-cell>
          <table:table-cell office:value-type="float" office:value="0.886129040850881" calcext:value-type="float">
            <text:p>0.886129040850881</text:p>
          </table:table-cell>
          <table:table-cell office:value-type="float" office:value="1.12965052045579" calcext:value-type="float">
            <text:p>1.12965052045579</text:p>
          </table:table-cell>
          <table:table-cell office:value-type="float" office:value="1.19078709090209" calcext:value-type="float">
            <text:p>1.19078709090209</text:p>
          </table:table-cell>
          <table:table-cell office:value-type="float" office:value="1.11276899679534" calcext:value-type="float">
            <text:p>1.11276899679534</text:p>
          </table:table-cell>
          <table:table-cell office:value-type="float" office:value="0.921713167161207" calcext:value-type="float">
            <text:p>0.921713167161207</text:p>
          </table:table-cell>
          <table:table-cell office:value-type="float" office:value="0.829616674709795" calcext:value-type="float">
            <text:p>0.829616674709795</text:p>
          </table:table-cell>
          <table:table-cell office:value-type="float" office:value="0.73621730882542" calcext:value-type="float">
            <text:p>0.73621730882542</text:p>
          </table:table-cell>
          <table:table-cell office:value-type="float" office:value="0.964347900193196" calcext:value-type="float">
            <text:p>0.964347900193196</text:p>
          </table:table-cell>
          <table:table-cell office:value-type="float" office:value="0.377564531459432" calcext:value-type="float">
            <text:p>0.377564531459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ulation total</text:p>
          </table:table-cell>
          <table:table-cell office:value-type="float" office:value="180671000" calcext:value-type="float">
            <text:p>180671000</text:p>
          </table:table-cell>
          <table:table-cell office:value-type="float" office:value="194303000" calcext:value-type="float">
            <text:p>194303000</text:p>
          </table:table-cell>
          <table:table-cell office:value-type="float" office:value="205052000" calcext:value-type="float">
            <text:p>205052000</text:p>
          </table:table-cell>
          <table:table-cell office:value-type="float" office:value="215973000" calcext:value-type="float">
            <text:p>215973000</text:p>
          </table:table-cell>
          <table:table-cell office:value-type="float" office:value="227225000" calcext:value-type="float">
            <text:p>227225000</text:p>
          </table:table-cell>
          <table:table-cell office:value-type="float" office:value="237924000" calcext:value-type="float">
            <text:p>237924000</text:p>
          </table:table-cell>
          <table:table-cell office:value-type="float" office:value="249623000" calcext:value-type="float">
            <text:p>249623000</text:p>
          </table:table-cell>
          <table:table-cell office:value-type="float" office:value="266278000" calcext:value-type="float">
            <text:p>266278000</text:p>
          </table:table-cell>
          <table:table-cell office:value-type="float" office:value="282162411" calcext:value-type="float">
            <text:p>282162411</text:p>
          </table:table-cell>
          <table:table-cell office:value-type="float" office:value="295516599" calcext:value-type="float">
            <text:p>295516599</text:p>
          </table:table-cell>
          <table:table-cell office:value-type="float" office:value="309327143" calcext:value-type="float">
            <text:p>309327143</text:p>
          </table:table-cell>
          <table:table-cell office:value-type="float" office:value="320738994" calcext:value-type="float">
            <text:p>320738994</text:p>
          </table:table-cell>
          <table:table-cell office:value-type="float" office:value="331511512" calcext:value-type="float">
            <text:p>331511512</text:p>
          </table:table-cell>
          <table:table-cell office:value-type="float" office:value="333287557" calcext:value-type="float">
            <text:p>333287557</text:p>
          </table:table-cell>
          <table:table-cell office:value-type="float" office:value="335020960" calcext:value-type="float">
            <text:p>335020960</text:p>
          </table:table-cell>
          <table:table-cell office:value-type="float" office:value="336721632" calcext:value-type="float">
            <text:p>336721632</text:p>
          </table:table-cell>
        </table:table-row>
        <calcext:sparkline-groups>
          <calcext:sparkline-group calcext:id="{5053673C-9B66-4AE6-8C5D-CCDAC2158C11}" calcext:type="line" calcext:line-width="0.75pt" calcext:display-empty-cells-as="gap" calcext:min-axis-type="individual" calcext:max-axis-type="individual" calcext:color-axis="#ff0000">
            <calcext:sparklines>
              <calcext:sparkline calcext:cell-address="USA.B2" calcext:data-range="USA.B2:USA.B2"/>
              <calcext:sparkline calcext:cell-address="USA.C2" calcext:data-range="USA.C2:USA.C2"/>
              <calcext:sparkline calcext:cell-address="USA.D2" calcext:data-range="USA.D2:USA.D2"/>
              <calcext:sparkline calcext:cell-address="USA.E2" calcext:data-range="USA.E2:USA.E2"/>
              <calcext:sparkline calcext:cell-address="USA.F2" calcext:data-range="USA.F2:USA.F2"/>
              <calcext:sparkline calcext:cell-address="USA.G2" calcext:data-range="USA.G2:USA.G2"/>
              <calcext:sparkline calcext:cell-address="USA.H2" calcext:data-range="USA.H2:USA.H2"/>
              <calcext:sparkline calcext:cell-address="USA.I2" calcext:data-range="USA.I2:USA.I2"/>
              <calcext:sparkline calcext:cell-address="USA.J2" calcext:data-range="USA.J2:USA.J2"/>
              <calcext:sparkline calcext:cell-address="USA.K2" calcext:data-range="USA.K2:USA.K2"/>
              <calcext:sparkline calcext:cell-address="USA.L2" calcext:data-range="USA.L2:USA.L2"/>
              <calcext:sparkline calcext:cell-address="USA.M2" calcext:data-range="USA.M2:USA.M2"/>
              <calcext:sparkline calcext:cell-address="USA.N2" calcext:data-range="USA.N2:USA.N2"/>
            </calcext:sparklines>
          </calcext:sparkline-group>
          <calcext:sparkline-group calcext:id="{B301211D-B963-4359-ADB1-C524CBE6ED31}" calcext:type="line" calcext:line-width="0.75pt" calcext:display-empty-cells-as="zero" calcext:min-axis-type="individual" calcext:max-axis-type="individual" calcext:color-axis="#ff0000">
            <calcext:sparklines/>
          </calcext:sparkline-group>
          <calcext:sparkline-group calcext:id="{67E51971-A5ED-4864-9C40-7817554F24D7}" calcext:type="line" calcext:line-width="0.75pt" calcext:display-empty-cells-as="zero" calcext:min-axis-type="individual" calcext:max-axis-type="individual" calcext:color-axis="#ff0000">
            <calcext:sparklines/>
          </calcext:sparkline-group>
          <calcext:sparkline-group calcext:id="{B6B57114-998C-4C8F-B1FA-04423B442E3D}" calcext:type="line" calcext:line-width="0.75pt" calcext:display-empty-cells-as="zero" calcext:min-axis-type="individual" calcext:max-axis-type="individual" calcext:color-axis="#ff0000">
            <calcext:sparklines/>
          </calcext:sparkline-group>
          <calcext:sparkline-group calcext:id="{10AEB6A9-6E18-4446-A2FA-8E759D92F759}" calcext:type="line" calcext:line-width="0.75pt" calcext:display-empty-cells-as="zero" calcext:min-axis-type="individual" calcext:max-axis-type="individual" calcext:color-axis="#ff0000">
            <calcext:sparklines/>
          </calcext:sparkline-group>
        </calcext:sparkline-groups>
      </table:table>
      <table:table table:name="China" table:style-name="ta1">
        <table:table-column table:style-name="co13" table:default-cell-style-name="Default"/>
        <table:table-column table:style-name="co5" table:default-cell-style-name="Default"/>
        <table:table-column table:style-name="co14" table:number-columns-repeated="7" table:default-cell-style-name="Default"/>
        <table:table-column table:style-name="co6" table:number-columns-repeated="5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Series Name</text:p>
          </table:table-cell>
          <table:table-cell office:value-type="string" calcext:value-type="string">
            <text:p>1960 [YR1960]</text:p>
          </table:table-cell>
          <table:table-cell office:value-type="string" calcext:value-type="string">
            <text:p>1965 [YR1965]</text:p>
          </table:table-cell>
          <table:table-cell office:value-type="string" calcext:value-type="string">
            <text:p>1970 [YR1970]</text:p>
          </table:table-cell>
          <table:table-cell office:value-type="string" calcext:value-type="string">
            <text:p>1975 [YR1975]</text:p>
          </table:table-cell>
          <table:table-cell office:value-type="string" calcext:value-type="string">
            <text:p>1980 [YR1980]</text:p>
          </table:table-cell>
          <table:table-cell office:value-type="string" calcext:value-type="string">
            <text:p>1985 [YR1985]</text:p>
          </table:table-cell>
          <table:table-cell office:value-type="string" calcext:value-type="string">
            <text:p>1990 [YR1990]</text:p>
          </table:table-cell>
          <table:table-cell office:value-type="string" calcext:value-type="string">
            <text:p>1995 [YR1995]</text:p>
          </table:table-cell>
          <table:table-cell office:value-type="string" calcext:value-type="string">
            <text:p>2000 [YR2000]</text:p>
          </table:table-cell>
          <table:table-cell office:value-type="string" calcext:value-type="string">
            <text:p>2005 [YR2005]</text:p>
          </table:table-cell>
          <table:table-cell office:value-type="string" calcext:value-type="string">
            <text:p>2010 [YR2010]</text:p>
          </table:table-cell>
          <table:table-cell office:value-type="string" calcext:value-type="string">
            <text:p>2015 [YR2015]</text:p>
          </table:table-cell>
          <table:table-cell office:value-type="string" calcext:value-type="string">
            <text:p>2020 [YR2020]</text:p>
          </table:table-cell>
          <table:table-cell office:value-type="string" calcext:value-type="string">
            <text:p>2022 [YR2022]</text:p>
          </table:table-cell>
          <table:table-cell office:value-type="string" calcext:value-type="string">
            <text:p>2023 [YR2023]</text:p>
          </table:table-cell>
          <table:table-cell office:value-type="string" calcext:value-type="string">
            <text:p>2024 [YR2024]</text:p>
          </table:table-cell>
        </table:table-row>
        <table:table-row table:style-name="ro1">
          <table:table-cell office:value-type="string" calcext:value-type="string">
            <text:p>Birth Rate per 1000</text:p>
          </table:table-cell>
          <table:table-cell office:value-type="float" office:value="20.86" calcext:value-type="float">
            <text:p>20.86</text:p>
          </table:table-cell>
          <table:table-cell office:value-type="float" office:value="37.88" calcext:value-type="float">
            <text:p>37.88</text:p>
          </table:table-cell>
          <table:table-cell office:value-type="float" office:value="33.43" calcext:value-type="float">
            <text:p>33.43</text:p>
          </table:table-cell>
          <table:table-cell office:value-type="float" office:value="23.01" calcext:value-type="float">
            <text:p>23.01</text:p>
          </table:table-cell>
          <table:table-cell office:value-type="float" office:value="18.21" calcext:value-type="float">
            <text:p>18.21</text:p>
          </table:table-cell>
          <table:table-cell office:value-type="float" office:value="21.04" calcext:value-type="float">
            <text:p>21.04</text:p>
          </table:table-cell>
          <table:table-cell office:value-type="float" office:value="21.06" calcext:value-type="float">
            <text:p>21.06</text:p>
          </table:table-cell>
          <table:table-cell office:value-type="float" office:value="17.12" calcext:value-type="float">
            <text:p>17.12</text:p>
          </table:table-cell>
          <table:table-cell office:value-type="float" office:value="14.03" calcext:value-type="float">
            <text:p>14.03</text:p>
          </table:table-cell>
          <table:table-cell office:value-type="float" office:value="12.4" calcext:value-type="float">
            <text:p>12.4</text:p>
          </table:table-cell>
          <table:table-cell office:value-type="float" office:value="11.9" calcext:value-type="float">
            <text:p>11.9</text:p>
          </table:table-cell>
          <table:table-cell office:value-type="float" office:value="11.99" calcext:value-type="float">
            <text:p>11.99</text:p>
          </table:table-cell>
          <table:table-cell office:value-type="float" office:value="8.52" calcext:value-type="float">
            <text:p>8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th Rate per 1000</text:p>
          </table:table-cell>
          <table:table-cell office:value-type="float" office:value="25.43" calcext:value-type="float">
            <text:p>25.43</text:p>
          </table:table-cell>
          <table:table-cell office:value-type="float" office:value="9.5" calcext:value-type="float">
            <text:p>9.5</text:p>
          </table:table-cell>
          <table:table-cell office:value-type="float" office:value="7.6" calcext:value-type="float">
            <text:p>7.6</text:p>
          </table:table-cell>
          <table:table-cell office:value-type="float" office:value="7.32" calcext:value-type="float">
            <text:p>7.32</text:p>
          </table:table-cell>
          <table:table-cell office:value-type="float" office:value="6.34" calcext:value-type="float">
            <text:p>6.34</text:p>
          </table:table-cell>
          <table:table-cell office:value-type="float" office:value="6.78" calcext:value-type="float">
            <text:p>6.78</text:p>
          </table:table-cell>
          <table:table-cell office:value-type="float" office:value="6.67" calcext:value-type="float">
            <text:p>6.67</text:p>
          </table:table-cell>
          <table:table-cell office:value-type="float" office:value="6.57" calcext:value-type="float">
            <text:p>6.57</text:p>
          </table:table-cell>
          <table:table-cell office:value-type="float" office:value="6.45" calcext:value-type="float">
            <text:p>6.45</text:p>
          </table:table-cell>
          <table:table-cell office:value-type="float" office:value="6.51" calcext:value-type="float">
            <text:p>6.51</text:p>
          </table:table-cell>
          <table:table-cell office:value-type="float" office:value="7.11" calcext:value-type="float">
            <text:p>7.11</text:p>
          </table:table-cell>
          <table:table-cell table:number-columns-repeated="2" office:value-type="float" office:value="7.07" calcext:value-type="float">
            <text:p>7.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pulation over 65</text:p>
          </table:table-cell>
          <table:table-cell office:value-type="float" office:value="26464679" calcext:value-type="float">
            <text:p>26464679</text:p>
          </table:table-cell>
          <table:table-cell office:value-type="float" office:value="26049227" calcext:value-type="float">
            <text:p>26049227</text:p>
          </table:table-cell>
          <table:table-cell office:value-type="float" office:value="30380119" calcext:value-type="float">
            <text:p>30380119</text:p>
          </table:table-cell>
          <table:table-cell office:value-type="float" office:value="36236138" calcext:value-type="float">
            <text:p>36236138</text:p>
          </table:table-cell>
          <table:table-cell office:value-type="float" office:value="43071718" calcext:value-type="float">
            <text:p>43071718</text:p>
          </table:table-cell>
          <table:table-cell office:value-type="float" office:value="50617301" calcext:value-type="float">
            <text:p>50617301</text:p>
          </table:table-cell>
          <table:table-cell office:value-type="float" office:value="60118512" calcext:value-type="float">
            <text:p>60118512</text:p>
          </table:table-cell>
          <table:table-cell office:value-type="float" office:value="72056742" calcext:value-type="float">
            <text:p>72056742</text:p>
          </table:table-cell>
          <table:table-cell office:value-type="float" office:value="87382979" calcext:value-type="float">
            <text:p>87382979</text:p>
          </table:table-cell>
          <table:table-cell office:value-type="float" office:value="102021532" calcext:value-type="float">
            <text:p>102021532</text:p>
          </table:table-cell>
          <table:table-cell office:value-type="float" office:value="115264009" calcext:value-type="float">
            <text:p>115264009</text:p>
          </table:table-cell>
          <table:table-cell office:value-type="float" office:value="138262713" calcext:value-type="float">
            <text:p>138262713</text:p>
          </table:table-cell>
          <table:table-cell office:value-type="float" office:value="177774074" calcext:value-type="float">
            <text:p>177774074</text:p>
          </table:table-cell>
          <table:table-cell office:value-type="float" office:value="193783391" calcext:value-type="float">
            <text:p>193783391</text:p>
          </table:table-cell>
          <table:table-cell office:value-type="float" office:value="201427170" calcext:value-type="float">
            <text:p>201427170</text:p>
          </table:table-cell>
          <table:table-cell office:value-type="float" office:value="206502066" calcext:value-type="float">
            <text:p>206502066</text:p>
          </table:table-cell>
        </table:table-row>
        <table:table-row table:style-name="ro1">
          <table:table-cell office:value-type="string" calcext:value-type="string">
            <text:p>Population growth (annual %)</text:p>
          </table:table-cell>
          <table:table-cell/>
          <table:table-cell office:value-type="float" office:value="2.38136810251949" calcext:value-type="float">
            <text:p>2.38136810251949</text:p>
          </table:table-cell>
          <table:table-cell office:value-type="float" office:value="2.76167556645304" calcext:value-type="float">
            <text:p>2.76167556645304</text:p>
          </table:table-cell>
          <table:table-cell office:value-type="float" office:value="1.76639178162482" calcext:value-type="float">
            <text:p>1.76639178162482</text:p>
          </table:table-cell>
          <table:table-cell office:value-type="float" office:value="1.25422105193987" calcext:value-type="float">
            <text:p>1.25422105193987</text:p>
          </table:table-cell>
          <table:table-cell office:value-type="float" office:value="1.36169911825369" calcext:value-type="float">
            <text:p>1.36169911825369</text:p>
          </table:table-cell>
          <table:table-cell office:value-type="float" office:value="1.46730321087928" calcext:value-type="float">
            <text:p>1.46730321087928</text:p>
          </table:table-cell>
          <table:table-cell office:value-type="float" office:value="1.08650915088974" calcext:value-type="float">
            <text:p>1.08650915088974</text:p>
          </table:table-cell>
          <table:table-cell office:value-type="float" office:value="0.787956592953992" calcext:value-type="float">
            <text:p>0.787956592953992</text:p>
          </table:table-cell>
          <table:table-cell office:value-type="float" office:value="0.588124989556992" calcext:value-type="float">
            <text:p>0.588124989556992</text:p>
          </table:table-cell>
          <table:table-cell office:value-type="float" office:value="0.482959688678361" calcext:value-type="float">
            <text:p>0.482959688678361</text:p>
          </table:table-cell>
          <table:table-cell office:value-type="float" office:value="0.581456146657648" calcext:value-type="float">
            <text:p>0.581456146657648</text:p>
          </table:table-cell>
          <table:table-cell office:value-type="float" office:value="0.238040870229883" calcext:value-type="float">
            <text:p>0.238040870229883</text:p>
          </table:table-cell>
          <table:table-cell office:value-type="float" office:value="-0.0130995013525784" calcext:value-type="float">
            <text:p>-0.01309950135257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ulation total</text:p>
          </table:table-cell>
          <table:table-cell office:value-type="float" office:value="667070000" calcext:value-type="float">
            <text:p>667070000</text:p>
          </table:table-cell>
          <table:table-cell office:value-type="float" office:value="715185000" calcext:value-type="float">
            <text:p>715185000</text:p>
          </table:table-cell>
          <table:table-cell office:value-type="float" office:value="818315000" calcext:value-type="float">
            <text:p>818315000</text:p>
          </table:table-cell>
          <table:table-cell office:value-type="float" office:value="916395000" calcext:value-type="float">
            <text:p>916395000</text:p>
          </table:table-cell>
          <table:table-cell office:value-type="float" office:value="981235000" calcext:value-type="float">
            <text:p>981235000</text:p>
          </table:table-cell>
          <table:table-cell office:value-type="float" office:value="1051040000" calcext:value-type="float">
            <text:p>1051040000</text:p>
          </table:table-cell>
          <table:table-cell office:value-type="float" office:value="1135185000" calcext:value-type="float">
            <text:p>1135185000</text:p>
          </table:table-cell>
          <table:table-cell office:value-type="float" office:value="1204855000" calcext:value-type="float">
            <text:p>1204855000</text:p>
          </table:table-cell>
          <table:table-cell office:value-type="float" office:value="1262645000" calcext:value-type="float">
            <text:p>1262645000</text:p>
          </table:table-cell>
          <table:table-cell office:value-type="float" office:value="1303720000" calcext:value-type="float">
            <text:p>1303720000</text:p>
          </table:table-cell>
          <table:table-cell office:value-type="float" office:value="1337705000" calcext:value-type="float">
            <text:p>1337705000</text:p>
          </table:table-cell>
          <table:table-cell office:value-type="float" office:value="1379860000" calcext:value-type="float">
            <text:p>1379860000</text:p>
          </table:table-cell>
          <table:table-cell office:value-type="float" office:value="1411100000" calcext:value-type="float">
            <text:p>1411100000</text:p>
          </table:table-cell>
          <table:table-cell office:value-type="float" office:value="1412175000" calcext:value-type="float">
            <text:p>1412175000</text:p>
          </table:table-cell>
          <table:table-cell office:value-type="float" office:value="1411878144" calcext:value-type="float">
            <text:p>1411878144</text:p>
          </table:table-cell>
          <table:table-cell office:value-type="float" office:value="1411514112" calcext:value-type="float">
            <text:p>1411514112</text:p>
          </table:table-cell>
        </table:table-row>
      </table:table>
      <table:table table:name="Germany" table:style-name="ta1"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Series Name</text:p>
          </table:table-cell>
          <table:table-cell office:value-type="string" calcext:value-type="string">
            <text:p>1960 [YR1960]</text:p>
          </table:table-cell>
          <table:table-cell office:value-type="string" calcext:value-type="string">
            <text:p>1965 [YR1965]</text:p>
          </table:table-cell>
          <table:table-cell office:value-type="string" calcext:value-type="string">
            <text:p>1970 [YR1970]</text:p>
          </table:table-cell>
          <table:table-cell office:value-type="string" calcext:value-type="string">
            <text:p>1975 [YR1975]</text:p>
          </table:table-cell>
          <table:table-cell office:value-type="string" calcext:value-type="string">
            <text:p>1980 [YR1980]</text:p>
          </table:table-cell>
          <table:table-cell office:value-type="string" calcext:value-type="string">
            <text:p>1985 [YR1985]</text:p>
          </table:table-cell>
          <table:table-cell office:value-type="string" calcext:value-type="string">
            <text:p>1990 [YR1990]</text:p>
          </table:table-cell>
          <table:table-cell office:value-type="string" calcext:value-type="string">
            <text:p>1995 [YR1995]</text:p>
          </table:table-cell>
          <table:table-cell office:value-type="string" calcext:value-type="string">
            <text:p>2000 [YR2000]</text:p>
          </table:table-cell>
          <table:table-cell office:value-type="string" calcext:value-type="string">
            <text:p>2005 [YR2005]</text:p>
          </table:table-cell>
          <table:table-cell office:value-type="string" calcext:value-type="string">
            <text:p>2010 [YR2010]</text:p>
          </table:table-cell>
          <table:table-cell office:value-type="string" calcext:value-type="string">
            <text:p>2015 [YR2015]</text:p>
          </table:table-cell>
          <table:table-cell office:value-type="string" calcext:value-type="string">
            <text:p>2020 [YR2020]</text:p>
          </table:table-cell>
          <table:table-cell office:value-type="string" calcext:value-type="string">
            <text:p>2022 [YR2022]</text:p>
          </table:table-cell>
          <table:table-cell office:value-type="string" calcext:value-type="string">
            <text:p>2023 [YR2023]</text:p>
          </table:table-cell>
          <table:table-cell office:value-type="string" calcext:value-type="string">
            <text:p>2024 [YR2024]</text:p>
          </table:table-cell>
        </table:table-row>
        <table:table-row table:style-name="ro1">
          <table:table-cell office:value-type="string" calcext:value-type="string">
            <text:p>Birth Rate per 1000</text:p>
          </table:table-cell>
          <table:table-cell office:value-type="float" office:value="17.3" calcext:value-type="float">
            <text:p>17.3</text:p>
          </table:table-cell>
          <table:table-cell office:value-type="float" office:value="17.4" calcext:value-type="float">
            <text:p>17.4</text:p>
          </table:table-cell>
          <table:table-cell office:value-type="float" office:value="13.4" calcext:value-type="float">
            <text:p>13.4</text:p>
          </table:table-cell>
          <table:table-cell office:value-type="float" office:value="9.9" calcext:value-type="float">
            <text:p>9.9</text:p>
          </table:table-cell>
          <table:table-cell office:value-type="float" office:value="11.1" calcext:value-type="float">
            <text:p>11.1</text:p>
          </table:table-cell>
          <table:table-cell office:value-type="float" office:value="10.5" calcext:value-type="float">
            <text:p>10.5</text:p>
          </table:table-cell>
          <table:table-cell office:value-type="float" office:value="11.4" calcext:value-type="float">
            <text:p>11.4</text:p>
          </table:table-cell>
          <table:table-cell office:value-type="float" office:value="9.4" calcext:value-type="float">
            <text:p>9.4</text:p>
          </table:table-cell>
          <table:table-cell office:value-type="float" office:value="9.3" calcext:value-type="float">
            <text:p>9.3</text:p>
          </table:table-cell>
          <table:table-cell table:number-columns-repeated="2" office:value-type="float" office:value="8.3" calcext:value-type="float">
            <text:p>8.3</text:p>
          </table:table-cell>
          <table:table-cell office:value-type="float" office:value="9" calcext:value-type="float">
            <text:p>9</text:p>
          </table:table-cell>
          <table:table-cell office:value-type="float" office:value="9.3" calcext:value-type="float">
            <text:p>9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th Rate per 100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2.5" calcext:value-type="float">
            <text:p>12.5</text:p>
          </table:table-cell>
          <table:table-cell office:value-type="float" office:value="12.6" calcext:value-type="float">
            <text:p>12.6</text:p>
          </table:table-cell>
          <table:table-cell office:value-type="float" office:value="12.2" calcext:value-type="float">
            <text:p>12.2</text:p>
          </table:table-cell>
          <table:table-cell office:value-type="float" office:value="12" calcext:value-type="float">
            <text:p>12</text:p>
          </table:table-cell>
          <table:table-cell office:value-type="float" office:value="11.6" calcext:value-type="float">
            <text:p>11.6</text:p>
          </table:table-cell>
          <table:table-cell office:value-type="float" office:value="10.8" calcext:value-type="float">
            <text:p>10.8</text:p>
          </table:table-cell>
          <table:table-cell office:value-type="float" office:value="10.2" calcext:value-type="float">
            <text:p>10.2</text:p>
          </table:table-cell>
          <table:table-cell office:value-type="float" office:value="10.1" calcext:value-type="float">
            <text:p>10.1</text:p>
          </table:table-cell>
          <table:table-cell office:value-type="float" office:value="10.5" calcext:value-type="float">
            <text:p>10.5</text:p>
          </table:table-cell>
          <table:table-cell office:value-type="float" office:value="11.3" calcext:value-type="float">
            <text:p>11.3</text:p>
          </table:table-cell>
          <table:table-cell office:value-type="float" office:value="11.9" calcext:value-type="float">
            <text:p>11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pulation over 65</text:p>
          </table:table-cell>
          <table:table-cell office:value-type="float" office:value="8395071" calcext:value-type="float">
            <text:p>8395071</text:p>
          </table:table-cell>
          <table:table-cell office:value-type="float" office:value="9503893" calcext:value-type="float">
            <text:p>9503893</text:p>
          </table:table-cell>
          <table:table-cell office:value-type="float" office:value="10667691" calcext:value-type="float">
            <text:p>10667691</text:p>
          </table:table-cell>
          <table:table-cell office:value-type="float" office:value="11698983" calcext:value-type="float">
            <text:p>11698983</text:p>
          </table:table-cell>
          <table:table-cell office:value-type="float" office:value="12280300" calcext:value-type="float">
            <text:p>12280300</text:p>
          </table:table-cell>
          <table:table-cell office:value-type="float" office:value="11314366" calcext:value-type="float">
            <text:p>11314366</text:p>
          </table:table-cell>
          <table:table-cell office:value-type="float" office:value="11835053" calcext:value-type="float">
            <text:p>11835053</text:p>
          </table:table-cell>
          <table:table-cell office:value-type="float" office:value="12643028" calcext:value-type="float">
            <text:p>12643028</text:p>
          </table:table-cell>
          <table:table-cell office:value-type="float" office:value="13509223" calcext:value-type="float">
            <text:p>13509223</text:p>
          </table:table-cell>
          <table:table-cell office:value-type="float" office:value="15663458" calcext:value-type="float">
            <text:p>15663458</text:p>
          </table:table-cell>
          <table:table-cell office:value-type="float" office:value="16727061" calcext:value-type="float">
            <text:p>16727061</text:p>
          </table:table-cell>
          <table:table-cell office:value-type="float" office:value="17113731" calcext:value-type="float">
            <text:p>17113731</text:p>
          </table:table-cell>
          <table:table-cell office:value-type="float" office:value="18265233" calcext:value-type="float">
            <text:p>18265233</text:p>
          </table:table-cell>
          <table:table-cell office:value-type="float" office:value="18781831" calcext:value-type="float">
            <text:p>18781831</text:p>
          </table:table-cell>
          <table:table-cell office:value-type="float" office:value="19039013" calcext:value-type="float">
            <text:p>19039013</text:p>
          </table:table-cell>
          <table:table-cell office:value-type="float" office:value="19362396" calcext:value-type="float">
            <text:p>19362396</text:p>
          </table:table-cell>
        </table:table-row>
        <table:table-row table:style-name="ro1">
          <table:table-cell office:value-type="string" calcext:value-type="string">
            <text:p>Population growth (annual %)</text:p>
          </table:table-cell>
          <table:table-cell/>
          <table:table-cell office:value-type="float" office:value="0.85319043680184" calcext:value-type="float">
            <text:p>0.85319043680184</text:p>
          </table:table-cell>
          <table:table-cell office:value-type="float" office:value="0.332661392813347" calcext:value-type="float">
            <text:p>0.332661392813347</text:p>
          </table:table-cell>
          <table:table-cell office:value-type="float" office:value="-0.372846359360899" calcext:value-type="float">
            <text:p>-0.372846359360899</text:p>
          </table:table-cell>
          <table:table-cell office:value-type="float" office:value="0.207430406185115" calcext:value-type="float">
            <text:p>0.207430406185115</text:p>
          </table:table-cell>
          <table:table-cell office:value-type="float" office:value="-0.223489901582361" calcext:value-type="float">
            <text:p>-0.223489901582361</text:p>
          </table:table-cell>
          <table:table-cell office:value-type="float" office:value="0.861969448764933" calcext:value-type="float">
            <text:p>0.861969448764933</text:p>
          </table:table-cell>
          <table:table-cell office:value-type="float" office:value="0.293904443716697" calcext:value-type="float">
            <text:p>0.293904443716697</text:p>
          </table:table-cell>
          <table:table-cell office:value-type="float" office:value="0.135431600393084" calcext:value-type="float">
            <text:p>0.135431600393084</text:p>
          </table:table-cell>
          <table:table-cell office:value-type="float" office:value="-0.0567782618352031" calcext:value-type="float">
            <text:p>-0.0567782618352031</text:p>
          </table:table-cell>
          <table:table-cell office:value-type="float" office:value="-0.153198446937304" calcext:value-type="float">
            <text:p>-0.153198446937304</text:p>
          </table:table-cell>
          <table:table-cell office:value-type="float" office:value="0.865702643950251" calcext:value-type="float">
            <text:p>0.865702643950251</text:p>
          </table:table-cell>
          <table:table-cell office:value-type="float" office:value="0.0816931586494595" calcext:value-type="float">
            <text:p>0.0816931586494595</text:p>
          </table:table-cell>
          <table:table-cell office:value-type="float" office:value="0.720875455989295" calcext:value-type="float">
            <text:p>0.7208754559892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ulation <text:s/>total</text:p>
          </table:table-cell>
          <table:table-cell office:value-type="float" office:value="72814900" calcext:value-type="float">
            <text:p>72814900</text:p>
          </table:table-cell>
          <table:table-cell office:value-type="float" office:value="75963695" calcext:value-type="float">
            <text:p>75963695</text:p>
          </table:table-cell>
          <table:table-cell office:value-type="float" office:value="78169289" calcext:value-type="float">
            <text:p>78169289</text:p>
          </table:table-cell>
          <table:table-cell office:value-type="float" office:value="78673554" calcext:value-type="float">
            <text:p>78673554</text:p>
          </table:table-cell>
          <table:table-cell office:value-type="float" office:value="78288576" calcext:value-type="float">
            <text:p>78288576</text:p>
          </table:table-cell>
          <table:table-cell office:value-type="float" office:value="77684873" calcext:value-type="float">
            <text:p>77684873</text:p>
          </table:table-cell>
          <table:table-cell office:value-type="float" office:value="79433029" calcext:value-type="float">
            <text:p>79433029</text:p>
          </table:table-cell>
          <table:table-cell office:value-type="float" office:value="81678051" calcext:value-type="float">
            <text:p>81678051</text:p>
          </table:table-cell>
          <table:table-cell office:value-type="float" office:value="82211508" calcext:value-type="float">
            <text:p>82211508</text:p>
          </table:table-cell>
          <table:table-cell office:value-type="float" office:value="82469422" calcext:value-type="float">
            <text:p>82469422</text:p>
          </table:table-cell>
          <table:table-cell office:value-type="float" office:value="81776930" calcext:value-type="float">
            <text:p>81776930</text:p>
          </table:table-cell>
          <table:table-cell office:value-type="float" office:value="81686611" calcext:value-type="float">
            <text:p>81686611</text:p>
          </table:table-cell>
          <table:table-cell office:value-type="float" office:value="83160871" calcext:value-type="float">
            <text:p>83160871</text:p>
          </table:table-cell>
          <table:table-cell office:value-type="float" office:value="83797985" calcext:value-type="float">
            <text:p>83797985</text:p>
          </table:table-cell>
          <table:table-cell office:value-type="float" office:value="83699288" calcext:value-type="float">
            <text:p>83699288</text:p>
          </table:table-cell>
          <table:table-cell office:value-type="float" office:value="83610040" calcext:value-type="float">
            <text:p>83610040</text:p>
          </table:table-cell>
        </table:table-row>
      </table:table>
      <table:table table:name="Japan" table:style-name="ta1">
        <table:table-column table:style-name="co15" table:default-cell-style-name="Default"/>
        <table:table-column table:style-name="co5" table:default-cell-style-name="Default"/>
        <table:table-column table:style-name="co14" table:number-columns-repeated="3" table:default-cell-style-name="Default"/>
        <table:table-column table:style-name="co6" table:number-columns-repeated="2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Series Name</text:p>
          </table:table-cell>
          <table:table-cell office:value-type="string" calcext:value-type="string">
            <text:p>1960 [YR1960]</text:p>
          </table:table-cell>
          <table:table-cell office:value-type="string" calcext:value-type="string">
            <text:p>1965 [YR1965]</text:p>
          </table:table-cell>
          <table:table-cell office:value-type="string" calcext:value-type="string">
            <text:p>1970 [YR1970]</text:p>
          </table:table-cell>
          <table:table-cell office:value-type="string" calcext:value-type="string">
            <text:p>1975 [YR1975]</text:p>
          </table:table-cell>
          <table:table-cell office:value-type="string" calcext:value-type="string">
            <text:p>1980 [YR1980]</text:p>
          </table:table-cell>
          <table:table-cell office:value-type="string" calcext:value-type="string">
            <text:p>1985 [YR1985]</text:p>
          </table:table-cell>
          <table:table-cell office:value-type="string" calcext:value-type="string">
            <text:p>1990 [YR1990]</text:p>
          </table:table-cell>
          <table:table-cell office:value-type="string" calcext:value-type="string">
            <text:p>1995 [YR1995]</text:p>
          </table:table-cell>
          <table:table-cell office:value-type="string" calcext:value-type="string">
            <text:p>2000 [YR2000]</text:p>
          </table:table-cell>
          <table:table-cell office:value-type="string" calcext:value-type="string">
            <text:p>2005 [YR2005]</text:p>
          </table:table-cell>
          <table:table-cell office:value-type="string" calcext:value-type="string">
            <text:p>2010 [YR2010]</text:p>
          </table:table-cell>
          <table:table-cell office:value-type="string" calcext:value-type="string">
            <text:p>2015 [YR2015]</text:p>
          </table:table-cell>
          <table:table-cell office:value-type="string" calcext:value-type="string">
            <text:p>2020 [YR2020]</text:p>
          </table:table-cell>
          <table:table-cell office:value-type="string" calcext:value-type="string">
            <text:p>2022 [YR2022]</text:p>
          </table:table-cell>
          <table:table-cell office:value-type="string" calcext:value-type="string">
            <text:p>2023 [YR2023]</text:p>
          </table:table-cell>
          <table:table-cell office:value-type="string" calcext:value-type="string">
            <text:p>2024 [YR2024]</text:p>
          </table:table-cell>
        </table:table-row>
        <table:table-row table:style-name="ro1">
          <table:table-cell office:value-type="string" calcext:value-type="string">
            <text:p>Birth Rate per 1000</text:p>
          </table:table-cell>
          <table:table-cell office:value-type="float" office:value="17.2" calcext:value-type="float">
            <text:p>17.2</text:p>
          </table:table-cell>
          <table:table-cell office:value-type="float" office:value="18.6" calcext:value-type="float">
            <text:p>18.6</text:p>
          </table:table-cell>
          <table:table-cell office:value-type="float" office:value="18.8" calcext:value-type="float">
            <text:p>18.8</text:p>
          </table:table-cell>
          <table:table-cell office:value-type="float" office:value="17.1" calcext:value-type="float">
            <text:p>17.1</text:p>
          </table:table-cell>
          <table:table-cell office:value-type="float" office:value="13.6" calcext:value-type="float">
            <text:p>13.6</text:p>
          </table:table-cell>
          <table:table-cell office:value-type="float" office:value="11.9" calcext:value-type="float">
            <text:p>11.9</text:p>
          </table:table-cell>
          <table:table-cell office:value-type="float" office:value="10" calcext:value-type="float">
            <text:p>10</text:p>
          </table:table-cell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office:value-type="float" office:value="8.4" calcext:value-type="float">
            <text:p>8.4</text:p>
          </table:table-cell>
          <table:table-cell office:value-type="float" office:value="8.5" calcext:value-type="float">
            <text:p>8.5</text:p>
          </table:table-cell>
          <table:table-cell office:value-type="float" office:value="8" calcext:value-type="float">
            <text:p>8</text:p>
          </table:table-cell>
          <table:table-cell office:value-type="float" office:value="6.8" calcext:value-type="float">
            <text:p>6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th Rate per 1000</text:p>
          </table:table-cell>
          <table:table-cell office:value-type="float" office:value="7.6" calcext:value-type="float">
            <text:p>7.6</text:p>
          </table:table-cell>
          <table:table-cell office:value-type="float" office:value="7.1" calcext:value-type="float">
            <text:p>7.1</text:p>
          </table:table-cell>
          <table:table-cell office:value-type="float" office:value="6.9" calcext:value-type="float">
            <text:p>6.9</text:p>
          </table:table-cell>
          <table:table-cell office:value-type="float" office:value="6.3" calcext:value-type="float">
            <text:p>6.3</text:p>
          </table:table-cell>
          <table:table-cell office:value-type="float" office:value="6.2" calcext:value-type="float">
            <text:p>6.2</text:p>
          </table:table-cell>
          <table:table-cell office:value-type="float" office:value="6.3" calcext:value-type="float">
            <text:p>6.3</text:p>
          </table:table-cell>
          <table:table-cell office:value-type="float" office:value="6.7" calcext:value-type="float">
            <text:p>6.7</text:p>
          </table:table-cell>
          <table:table-cell office:value-type="float" office:value="7.4" calcext:value-type="float">
            <text:p>7.4</text:p>
          </table:table-cell>
          <table:table-cell office:value-type="float" office:value="7.7" calcext:value-type="float">
            <text:p>7.7</text:p>
          </table:table-cell>
          <table:table-cell office:value-type="float" office:value="8.6" calcext:value-type="float">
            <text:p>8.6</text:p>
          </table:table-cell>
          <table:table-cell office:value-type="float" office:value="9.5" calcext:value-type="float">
            <text:p>9.5</text:p>
          </table:table-cell>
          <table:table-cell office:value-type="float" office:value="10.3" calcext:value-type="float">
            <text:p>10.3</text:p>
          </table:table-cell>
          <table:table-cell office:value-type="float" office:value="11.1" calcext:value-type="float">
            <text:p>11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pulation over 65</text:p>
          </table:table-cell>
          <table:table-cell office:value-type="float" office:value="5405847" calcext:value-type="float">
            <text:p>5405847</text:p>
          </table:table-cell>
          <table:table-cell office:value-type="float" office:value="6288364" calcext:value-type="float">
            <text:p>6288364</text:p>
          </table:table-cell>
          <table:table-cell office:value-type="float" office:value="7442636" calcext:value-type="float">
            <text:p>7442636</text:p>
          </table:table-cell>
          <table:table-cell office:value-type="float" office:value="8999100" calcext:value-type="float">
            <text:p>8999100</text:p>
          </table:table-cell>
          <table:table-cell office:value-type="float" office:value="10861556" calcext:value-type="float">
            <text:p>10861556</text:p>
          </table:table-cell>
          <table:table-cell office:value-type="float" office:value="12737878" calcext:value-type="float">
            <text:p>12737878</text:p>
          </table:table-cell>
          <table:table-cell office:value-type="float" office:value="15310853" calcext:value-type="float">
            <text:p>15310853</text:p>
          </table:table-cell>
          <table:table-cell office:value-type="float" office:value="18774576" calcext:value-type="float">
            <text:p>18774576</text:p>
          </table:table-cell>
          <table:table-cell office:value-type="float" office:value="22584255" calcext:value-type="float">
            <text:p>22584255</text:p>
          </table:table-cell>
          <table:table-cell office:value-type="float" office:value="26326876" calcext:value-type="float">
            <text:p>26326876</text:p>
          </table:table-cell>
          <table:table-cell office:value-type="float" office:value="30225206" calcext:value-type="float">
            <text:p>30225206</text:p>
          </table:table-cell>
          <table:table-cell office:value-type="float" office:value="34745347" calcext:value-type="float">
            <text:p>34745347</text:p>
          </table:table-cell>
          <table:table-cell office:value-type="float" office:value="37352017" calcext:value-type="float">
            <text:p>37352017</text:p>
          </table:table-cell>
          <table:table-cell office:value-type="float" office:value="37443104" calcext:value-type="float">
            <text:p>37443104</text:p>
          </table:table-cell>
          <table:table-cell office:value-type="float" office:value="37400950" calcext:value-type="float">
            <text:p>37400950</text:p>
          </table:table-cell>
          <table:table-cell office:value-type="float" office:value="37387861" calcext:value-type="float">
            <text:p>37387861</text:p>
          </table:table-cell>
        </table:table-row>
        <table:table-row table:style-name="ro1">
          <table:table-cell office:value-type="string" calcext:value-type="string">
            <text:p>Population growth (annual %)</text:p>
          </table:table-cell>
          <table:table-cell/>
          <table:table-cell office:value-type="float" office:value="1.07670845932027" calcext:value-type="float">
            <text:p>1.07670845932027</text:p>
          </table:table-cell>
          <table:table-cell office:value-type="float" office:value="1.15164047221803" calcext:value-type="float">
            <text:p>1.15164047221803</text:p>
          </table:table-cell>
          <table:table-cell office:value-type="float" office:value="1.27270755263251" calcext:value-type="float">
            <text:p>1.27270755263251</text:p>
          </table:table-cell>
          <table:table-cell office:value-type="float" office:value="0.788153475885542" calcext:value-type="float">
            <text:p>0.788153475885542</text:p>
          </table:table-cell>
          <table:table-cell office:value-type="float" office:value="0.625935963624604" calcext:value-type="float">
            <text:p>0.625935963624604</text:p>
          </table:table-cell>
          <table:table-cell office:value-type="float" office:value="0.33178288536374" calcext:value-type="float">
            <text:p>0.33178288536374</text:p>
          </table:table-cell>
          <table:table-cell office:value-type="float" office:value="0.234590173412918" calcext:value-type="float">
            <text:p>0.234590173412918</text:p>
          </table:table-cell>
          <table:table-cell office:value-type="float" office:value="0.167275578113187" calcext:value-type="float">
            <text:p>0.167275578113187</text:p>
          </table:table-cell>
          <table:table-cell office:value-type="float" office:value="0.00939209655766336" calcext:value-type="float">
            <text:p>0.00939209655766336</text:p>
          </table:table-cell>
          <table:table-cell office:value-type="float" office:value="0.0179605415195644" calcext:value-type="float">
            <text:p>0.0179605415195644</text:p>
          </table:table-cell>
          <table:table-cell office:value-type="float" office:value="-0.106124993746747" calcext:value-type="float">
            <text:p>-0.106124993746747</text:p>
          </table:table-cell>
          <table:table-cell office:value-type="float" office:value="-0.294194617750067" calcext:value-type="float">
            <text:p>-0.294194617750067</text:p>
          </table:table-cell>
          <table:table-cell office:value-type="float" office:value="-0.443851919148528" calcext:value-type="float">
            <text:p>-0.443851919148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ulation <text:s/>total</text:p>
          </table:table-cell>
          <table:table-cell office:value-type="float" office:value="93216000" calcext:value-type="float">
            <text:p>93216000</text:p>
          </table:table-cell>
          <table:table-cell office:value-type="float" office:value="97952000" calcext:value-type="float">
            <text:p>97952000</text:p>
          </table:table-cell>
          <table:table-cell office:value-type="float" office:value="103403000" calcext:value-type="float">
            <text:p>103403000</text:p>
          </table:table-cell>
          <table:table-cell office:value-type="float" office:value="111573000" calcext:value-type="float">
            <text:p>111573000</text:p>
          </table:table-cell>
          <table:table-cell office:value-type="float" office:value="116807000" calcext:value-type="float">
            <text:p>116807000</text:p>
          </table:table-cell>
          <table:table-cell office:value-type="float" office:value="120837000" calcext:value-type="float">
            <text:p>120837000</text:p>
          </table:table-cell>
          <table:table-cell office:value-type="float" office:value="123478000" calcext:value-type="float">
            <text:p>123478000</text:p>
          </table:table-cell>
          <table:table-cell office:value-type="float" office:value="125472000" calcext:value-type="float">
            <text:p>125472000</text:p>
          </table:table-cell>
          <table:table-cell office:value-type="float" office:value="126843000" calcext:value-type="float">
            <text:p>126843000</text:p>
          </table:table-cell>
          <table:table-cell office:value-type="float" office:value="127773000" calcext:value-type="float">
            <text:p>127773000</text:p>
          </table:table-cell>
          <table:table-cell office:value-type="float" office:value="128070000" calcext:value-type="float">
            <text:p>128070000</text:p>
          </table:table-cell>
          <table:table-cell office:value-type="float" office:value="127141000" calcext:value-type="float">
            <text:p>127141000</text:p>
          </table:table-cell>
          <table:table-cell office:value-type="float" office:value="126261000" calcext:value-type="float">
            <text:p>126261000</text:p>
          </table:table-cell>
          <table:table-cell office:value-type="float" office:value="125124989" calcext:value-type="float">
            <text:p>125124989</text:p>
          </table:table-cell>
          <table:table-cell office:value-type="float" office:value="124389416" calcext:value-type="float">
            <text:p>124389416</text:p>
          </table:table-cell>
          <table:table-cell office:value-type="float" office:value="123673288" calcext:value-type="float">
            <text:p>123673288</text:p>
          </table:table-cell>
        </table:table-row>
      </table:table>
      <table:table table:name="India" table:style-name="ta1">
        <table:table-column table:style-name="co13" table:default-cell-style-name="Default"/>
        <table:table-column table:style-name="co5" table:default-cell-style-name="Default"/>
        <table:table-column table:style-name="co14" table:number-columns-repeated="3" table:default-cell-style-name="Default"/>
        <table:table-column table:style-name="co4" table:default-cell-style-name="Default"/>
        <table:table-column table:style-name="co14" table:number-columns-repeated="8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Series Name</text:p>
          </table:table-cell>
          <table:table-cell office:value-type="string" calcext:value-type="string">
            <text:p>1960 [YR1960]</text:p>
          </table:table-cell>
          <table:table-cell office:value-type="string" calcext:value-type="string">
            <text:p>1965 [YR1965]</text:p>
          </table:table-cell>
          <table:table-cell office:value-type="string" calcext:value-type="string">
            <text:p>1970 [YR1970]</text:p>
          </table:table-cell>
          <table:table-cell office:value-type="string" calcext:value-type="string">
            <text:p>1975 [YR1975]</text:p>
          </table:table-cell>
          <table:table-cell office:value-type="string" calcext:value-type="string">
            <text:p>1980 [YR1980]</text:p>
          </table:table-cell>
          <table:table-cell office:value-type="string" calcext:value-type="string">
            <text:p>1985 [YR1985]</text:p>
          </table:table-cell>
          <table:table-cell office:value-type="string" calcext:value-type="string">
            <text:p>1990 [YR1990]</text:p>
          </table:table-cell>
          <table:table-cell office:value-type="string" calcext:value-type="string">
            <text:p>1995 [YR1995]</text:p>
          </table:table-cell>
          <table:table-cell office:value-type="string" calcext:value-type="string">
            <text:p>2000 [YR2000]</text:p>
          </table:table-cell>
          <table:table-cell office:value-type="string" calcext:value-type="string">
            <text:p>2005 [YR2005]</text:p>
          </table:table-cell>
          <table:table-cell office:value-type="string" calcext:value-type="string">
            <text:p>2010 [YR2010]</text:p>
          </table:table-cell>
          <table:table-cell office:value-type="string" calcext:value-type="string">
            <text:p>2015 [YR2015]</text:p>
          </table:table-cell>
          <table:table-cell office:value-type="string" calcext:value-type="string">
            <text:p>2020 [YR2020]</text:p>
          </table:table-cell>
          <table:table-cell office:value-type="string" calcext:value-type="string">
            <text:p>2022 [YR2022]</text:p>
          </table:table-cell>
          <table:table-cell office:value-type="string" calcext:value-type="string">
            <text:p>2023 [YR2023]</text:p>
          </table:table-cell>
          <table:table-cell office:value-type="string" calcext:value-type="string">
            <text:p>2024 [YR2024]</text:p>
          </table:table-cell>
        </table:table-row>
        <table:table-row table:style-name="ro1">
          <table:table-cell office:value-type="string" calcext:value-type="string">
            <text:p>Birth Rate per 1000</text:p>
          </table:table-cell>
          <table:table-cell office:value-type="float" office:value="42.506" calcext:value-type="float">
            <text:p>42.506</text:p>
          </table:table-cell>
          <table:table-cell office:value-type="float" office:value="41.346" calcext:value-type="float">
            <text:p>41.346</text:p>
          </table:table-cell>
          <table:table-cell office:value-type="float" office:value="39.533" calcext:value-type="float">
            <text:p>39.533</text:p>
          </table:table-cell>
          <table:table-cell office:value-type="float" office:value="37.937" calcext:value-type="float">
            <text:p>37.937</text:p>
          </table:table-cell>
          <table:table-cell office:value-type="float" office:value="36.214" calcext:value-type="float">
            <text:p>36.214</text:p>
          </table:table-cell>
          <table:table-cell office:value-type="float" office:value="34.602" calcext:value-type="float">
            <text:p>34.602</text:p>
          </table:table-cell>
          <table:table-cell office:value-type="float" office:value="31.816" calcext:value-type="float">
            <text:p>31.816</text:p>
          </table:table-cell>
          <table:table-cell office:value-type="float" office:value="29.361" calcext:value-type="float">
            <text:p>29.361</text:p>
          </table:table-cell>
          <table:table-cell office:value-type="float" office:value="27.001" calcext:value-type="float">
            <text:p>27.001</text:p>
          </table:table-cell>
          <table:table-cell office:value-type="float" office:value="23.94" calcext:value-type="float">
            <text:p>23.94</text:p>
          </table:table-cell>
          <table:table-cell office:value-type="float" office:value="21.438" calcext:value-type="float">
            <text:p>21.438</text:p>
          </table:table-cell>
          <table:table-cell office:value-type="float" office:value="18.765" calcext:value-type="float">
            <text:p>18.765</text:p>
          </table:table-cell>
          <table:table-cell office:value-type="float" office:value="16.572" calcext:value-type="float">
            <text:p>16.5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th Rate per 1000</text:p>
          </table:table-cell>
          <table:table-cell office:value-type="float" office:value="19.633" calcext:value-type="float">
            <text:p>19.633</text:p>
          </table:table-cell>
          <table:table-cell office:value-type="float" office:value="19.642" calcext:value-type="float">
            <text:p>19.642</text:p>
          </table:table-cell>
          <table:table-cell office:value-type="float" office:value="17.228" calcext:value-type="float">
            <text:p>17.228</text:p>
          </table:table-cell>
          <table:table-cell office:value-type="float" office:value="15.381" calcext:value-type="float">
            <text:p>15.381</text:p>
          </table:table-cell>
          <table:table-cell office:value-type="float" office:value="13.676" calcext:value-type="float">
            <text:p>13.676</text:p>
          </table:table-cell>
          <table:table-cell office:value-type="float" office:value="12.102" calcext:value-type="float">
            <text:p>12.102</text:p>
          </table:table-cell>
          <table:table-cell office:value-type="float" office:value="10.691" calcext:value-type="float">
            <text:p>10.691</text:p>
          </table:table-cell>
          <table:table-cell office:value-type="float" office:value="9.612" calcext:value-type="float">
            <text:p>9.612</text:p>
          </table:table-cell>
          <table:table-cell office:value-type="float" office:value="8.701" calcext:value-type="float">
            <text:p>8.701</text:p>
          </table:table-cell>
          <table:table-cell office:value-type="float" office:value="7.876" calcext:value-type="float">
            <text:p>7.876</text:p>
          </table:table-cell>
          <table:table-cell office:value-type="float" office:value="7.385" calcext:value-type="float">
            <text:p>7.385</text:p>
          </table:table-cell>
          <table:table-cell office:value-type="float" office:value="6.67" calcext:value-type="float">
            <text:p>6.67</text:p>
          </table:table-cell>
          <table:table-cell office:value-type="float" office:value="7.35" calcext:value-type="float">
            <text:p>7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pulation over 65</text:p>
          </table:table-cell>
          <table:table-cell office:value-type="float" office:value="14678435" calcext:value-type="float">
            <text:p>14678435</text:p>
          </table:table-cell>
          <table:table-cell office:value-type="float" office:value="17756759" calcext:value-type="float">
            <text:p>17756759</text:p>
          </table:table-cell>
          <table:table-cell office:value-type="float" office:value="20207824" calcext:value-type="float">
            <text:p>20207824</text:p>
          </table:table-cell>
          <table:table-cell office:value-type="float" office:value="23863475" calcext:value-type="float">
            <text:p>23863475</text:p>
          </table:table-cell>
          <table:table-cell office:value-type="float" office:value="27766352" calcext:value-type="float">
            <text:p>27766352</text:p>
          </table:table-cell>
          <table:table-cell office:value-type="float" office:value="31373316" calcext:value-type="float">
            <text:p>31373316</text:p>
          </table:table-cell>
          <table:table-cell office:value-type="float" office:value="35519121" calcext:value-type="float">
            <text:p>35519121</text:p>
          </table:table-cell>
          <table:table-cell office:value-type="float" office:value="40890772" calcext:value-type="float">
            <text:p>40890772</text:p>
          </table:table-cell>
          <table:table-cell office:value-type="float" office:value="47616579" calcext:value-type="float">
            <text:p>47616579</text:p>
          </table:table-cell>
          <table:table-cell office:value-type="float" office:value="55342330" calcext:value-type="float">
            <text:p>55342330</text:p>
          </table:table-cell>
          <table:table-cell office:value-type="float" office:value="62849330" calcext:value-type="float">
            <text:p>62849330</text:p>
          </table:table-cell>
          <table:table-cell office:value-type="float" office:value="74613573" calcext:value-type="float">
            <text:p>74613573</text:p>
          </table:table-cell>
          <table:table-cell office:value-type="float" office:value="93171419" calcext:value-type="float">
            <text:p>93171419</text:p>
          </table:table-cell>
          <table:table-cell office:value-type="float" office:value="97734540" calcext:value-type="float">
            <text:p>97734540</text:p>
          </table:table-cell>
          <table:table-cell office:value-type="float" office:value="101034112" calcext:value-type="float">
            <text:p>101034112</text:p>
          </table:table-cell>
          <table:table-cell office:value-type="float" office:value="105456010" calcext:value-type="float">
            <text:p>105456010</text:p>
          </table:table-cell>
        </table:table-row>
        <table:table-row table:style-name="ro1">
          <table:table-cell office:value-type="string" calcext:value-type="string">
            <text:p>Population growth (annual %)</text:p>
          </table:table-cell>
          <table:table-cell/>
          <table:table-cell office:value-type="float" office:value="2.23529958573103" calcext:value-type="float">
            <text:p>2.23529958573103</text:p>
          </table:table-cell>
          <table:table-cell office:value-type="float" office:value="2.21018327712813" calcext:value-type="float">
            <text:p>2.21018327712813</text:p>
          </table:table-cell>
          <table:table-cell office:value-type="float" office:value="2.23845727724451" calcext:value-type="float">
            <text:p>2.23845727724451</text:p>
          </table:table-cell>
          <table:table-cell office:value-type="float" office:value="2.2612188534673" calcext:value-type="float">
            <text:p>2.2612188534673</text:p>
          </table:table-cell>
          <table:table-cell office:value-type="float" office:value="2.24836240132238" calcext:value-type="float">
            <text:p>2.24836240132238</text:p>
          </table:table-cell>
          <table:table-cell office:value-type="float" office:value="2.14114053890499" calcext:value-type="float">
            <text:p>2.14114053890499</text:p>
          </table:table-cell>
          <table:table-cell office:value-type="float" office:value="1.99187122902055" calcext:value-type="float">
            <text:p>1.99187122902055</text:p>
          </table:table-cell>
          <table:table-cell office:value-type="float" office:value="1.82218400218023" calcext:value-type="float">
            <text:p>1.82218400218023</text:p>
          </table:table-cell>
          <table:table-cell office:value-type="float" office:value="1.60412916927926" calcext:value-type="float">
            <text:p>1.60412916927926</text:p>
          </table:table-cell>
          <table:table-cell office:value-type="float" office:value="1.37759581159767" calcext:value-type="float">
            <text:p>1.37759581159767</text:p>
          </table:table-cell>
          <table:table-cell office:value-type="float" office:value="1.18779532005068" calcext:value-type="float">
            <text:p>1.18779532005068</text:p>
          </table:table-cell>
          <table:table-cell office:value-type="float" office:value="0.95522085775158" calcext:value-type="float">
            <text:p>0.95522085775158</text:p>
          </table:table-cell>
          <table:table-cell office:value-type="float" office:value="0.680372581057012" calcext:value-type="float">
            <text:p>0.680372581057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ulation <text:s/>total</text:p>
          </table:table-cell>
          <table:table-cell office:value-type="float" office:value="445954579" calcext:value-type="float">
            <text:p>445954579</text:p>
          </table:table-cell>
          <table:table-cell office:value-type="float" office:value="500114346" calcext:value-type="float">
            <text:p>500114346</text:p>
          </table:table-cell>
          <table:table-cell office:value-type="float" office:value="557501301" calcext:value-type="float">
            <text:p>557501301</text:p>
          </table:table-cell>
          <table:table-cell office:value-type="float" office:value="623524219" calcext:value-type="float">
            <text:p>623524219</text:p>
          </table:table-cell>
          <table:table-cell office:value-type="float" office:value="696828385" calcext:value-type="float">
            <text:p>696828385</text:p>
          </table:table-cell>
          <table:table-cell office:value-type="float" office:value="780242084" calcext:value-type="float">
            <text:p>780242084</text:p>
          </table:table-cell>
          <table:table-cell office:value-type="float" office:value="870452165" calcext:value-type="float">
            <text:p>870452165</text:p>
          </table:table-cell>
          <table:table-cell office:value-type="float" office:value="964279129" calcext:value-type="float">
            <text:p>964279129</text:p>
          </table:table-cell>
          <table:table-cell office:value-type="float" office:value="1059633675" calcext:value-type="float">
            <text:p>1059633675</text:p>
          </table:table-cell>
          <table:table-cell office:value-type="float" office:value="1154638713" calcext:value-type="float">
            <text:p>1154638713</text:p>
          </table:table-cell>
          <table:table-cell office:value-type="float" office:value="1240613620" calcext:value-type="float">
            <text:p>1240613620</text:p>
          </table:table-cell>
          <table:table-cell office:value-type="float" office:value="1322866505" calcext:value-type="float">
            <text:p>1322866505</text:p>
          </table:table-cell>
          <table:table-cell office:value-type="float" office:value="1396387127" calcext:value-type="float">
            <text:p>1396387127</text:p>
          </table:table-cell>
          <table:table-cell office:value-type="float" office:value="1417173173" calcext:value-type="float">
            <text:p>1417173173</text:p>
          </table:table-cell>
          <table:table-cell office:value-type="float" office:value="1428627663" calcext:value-type="float">
            <text:p>1428627663</text:p>
          </table:table-cell>
          <table:table-cell office:value-type="float" office:value="1441719852" calcext:value-type="float">
            <text:p>1441719852</text:p>
          </table:table-cell>
        </table:table-row>
      </table:table>
      <table:table table:name="UK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7" table:default-cell-style-name="Default"/>
        <table:table-column table:style-name="co6" table:number-columns-repeated="5" table:default-cell-style-name="Default"/>
        <table:table-column table:style-name="co14" table:default-cell-style-name="Default"/>
        <table:table-column table:style-name="co6" table:number-columns-repeated="3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Series Name</text:p>
          </table:table-cell>
          <table:table-cell office:value-type="string" calcext:value-type="string">
            <text:p>1960 [YR1960]</text:p>
          </table:table-cell>
          <table:table-cell office:value-type="string" calcext:value-type="string">
            <text:p>1965 [YR1965]</text:p>
          </table:table-cell>
          <table:table-cell office:value-type="string" calcext:value-type="string">
            <text:p>1970 [YR1970]</text:p>
          </table:table-cell>
          <table:table-cell office:value-type="string" calcext:value-type="string">
            <text:p>1975 [YR1975]</text:p>
          </table:table-cell>
          <table:table-cell office:value-type="string" calcext:value-type="string">
            <text:p>1980 [YR1980]</text:p>
          </table:table-cell>
          <table:table-cell office:value-type="string" calcext:value-type="string">
            <text:p>1985 [YR1985]</text:p>
          </table:table-cell>
          <table:table-cell office:value-type="string" calcext:value-type="string">
            <text:p>1990 [YR1990]</text:p>
          </table:table-cell>
          <table:table-cell office:value-type="string" calcext:value-type="string">
            <text:p>1995 [YR1995]</text:p>
          </table:table-cell>
          <table:table-cell office:value-type="string" calcext:value-type="string">
            <text:p>2000 [YR2000]</text:p>
          </table:table-cell>
          <table:table-cell office:value-type="string" calcext:value-type="string">
            <text:p>2005 [YR2005]</text:p>
          </table:table-cell>
          <table:table-cell office:value-type="string" calcext:value-type="string">
            <text:p>2010 [YR2010]</text:p>
          </table:table-cell>
          <table:table-cell office:value-type="string" calcext:value-type="string">
            <text:p>2015 [YR2015]</text:p>
          </table:table-cell>
          <table:table-cell office:value-type="string" calcext:value-type="string">
            <text:p>2020 [YR2020]</text:p>
          </table:table-cell>
          <table:table-cell office:value-type="string" calcext:value-type="string">
            <text:p>2022 [YR2022]</text:p>
          </table:table-cell>
          <table:table-cell office:value-type="string" calcext:value-type="string">
            <text:p>2023 [YR2023]</text:p>
          </table:table-cell>
          <table:table-cell office:value-type="string" calcext:value-type="string">
            <text:p>2024 [YR2024]</text:p>
          </table:table-cell>
        </table:table-row>
        <table:table-row table:style-name="ro1">
          <table:table-cell office:value-type="string" calcext:value-type="string">
            <text:p>Birth Rate per 1000</text:p>
          </table:table-cell>
          <table:table-cell office:value-type="float" office:value="17.5" calcext:value-type="float">
            <text:p>17.5</text:p>
          </table:table-cell>
          <table:table-cell office:value-type="float" office:value="18.3" calcext:value-type="float">
            <text:p>18.3</text:p>
          </table:table-cell>
          <table:table-cell office:value-type="float" office:value="16.2" calcext:value-type="float">
            <text:p>16.2</text:p>
          </table:table-cell>
          <table:table-cell office:value-type="float" office:value="12.4" calcext:value-type="float">
            <text:p>12.4</text:p>
          </table:table-cell>
          <table:table-cell office:value-type="float" office:value="13.4" calcext:value-type="float">
            <text:p>13.4</text:p>
          </table:table-cell>
          <table:table-cell office:value-type="float" office:value="13.3" calcext:value-type="float">
            <text:p>13.3</text:p>
          </table:table-cell>
          <table:table-cell office:value-type="float" office:value="13.9" calcext:value-type="float">
            <text:p>13.9</text:p>
          </table:table-cell>
          <table:table-cell office:value-type="float" office:value="12.6" calcext:value-type="float">
            <text:p>12.6</text:p>
          </table:table-cell>
          <table:table-cell office:value-type="float" office:value="11.5" calcext:value-type="float">
            <text:p>11.5</text:p>
          </table:table-cell>
          <table:table-cell office:value-type="float" office:value="12" calcext:value-type="float">
            <text:p>12</text:p>
          </table:table-cell>
          <table:table-cell office:value-type="float" office:value="12.9" calcext:value-type="float">
            <text:p>12.9</text:p>
          </table:table-cell>
          <table:table-cell office:value-type="float" office:value="11.9" calcext:value-type="float">
            <text:p>11.9</text:p>
          </table:table-cell>
          <table:table-cell office:value-type="float" office:value="10.1" calcext:value-type="float">
            <text:p>10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th Rate per 1000</text:p>
          </table:table-cell>
          <table:table-cell office:value-type="float" office:value="11.5" calcext:value-type="float">
            <text:p>11.5</text:p>
          </table:table-cell>
          <table:table-cell office:value-type="float" office:value="11.6" calcext:value-type="float">
            <text:p>11.6</text:p>
          </table:table-cell>
          <table:table-cell table:number-columns-repeated="2" office:value-type="float" office:value="11.8" calcext:value-type="float">
            <text:p>11.8</text:p>
          </table:table-cell>
          <table:table-cell office:value-type="float" office:value="11.7" calcext:value-type="float">
            <text:p>11.7</text:p>
          </table:table-cell>
          <table:table-cell office:value-type="float" office:value="11.9" calcext:value-type="float">
            <text:p>11.9</text:p>
          </table:table-cell>
          <table:table-cell office:value-type="float" office:value="11.2" calcext:value-type="float">
            <text:p>11.2</text:p>
          </table:table-cell>
          <table:table-cell office:value-type="float" office:value="11.1" calcext:value-type="float">
            <text:p>11.1</text:p>
          </table:table-cell>
          <table:table-cell office:value-type="float" office:value="10.3" calcext:value-type="float">
            <text:p>10.3</text:p>
          </table:table-cell>
          <table:table-cell office:value-type="float" office:value="9.6" calcext:value-type="float">
            <text:p>9.6</text:p>
          </table:table-cell>
          <table:table-cell office:value-type="float" office:value="8.9" calcext:value-type="float">
            <text:p>8.9</text:p>
          </table:table-cell>
          <table:table-cell office:value-type="float" office:value="9.2" calcext:value-type="float">
            <text:p>9.2</text:p>
          </table:table-cell>
          <table:table-cell office:value-type="float" office:value="10.1" calcext:value-type="float">
            <text:p>10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pulation over 65</text:p>
          </table:table-cell>
          <table:table-cell office:value-type="float" office:value="6143536" calcext:value-type="float">
            <text:p>6143536</text:p>
          </table:table-cell>
          <table:table-cell office:value-type="float" office:value="6615395" calcext:value-type="float">
            <text:p>6615395</text:p>
          </table:table-cell>
          <table:table-cell office:value-type="float" office:value="7251139" calcext:value-type="float">
            <text:p>7251139</text:p>
          </table:table-cell>
          <table:table-cell office:value-type="float" office:value="7890281" calcext:value-type="float">
            <text:p>7890281</text:p>
          </table:table-cell>
          <table:table-cell office:value-type="float" office:value="8409399" calcext:value-type="float">
            <text:p>8409399</text:p>
          </table:table-cell>
          <table:table-cell office:value-type="float" office:value="8547327" calcext:value-type="float">
            <text:p>8547327</text:p>
          </table:table-cell>
          <table:table-cell office:value-type="float" office:value="8996830" calcext:value-type="float">
            <text:p>8996830</text:p>
          </table:table-cell>
          <table:table-cell office:value-type="float" office:value="9170189" calcext:value-type="float">
            <text:p>9170189</text:p>
          </table:table-cell>
          <table:table-cell office:value-type="float" office:value="9257268" calcext:value-type="float">
            <text:p>9257268</text:p>
          </table:table-cell>
          <table:table-cell office:value-type="float" office:value="9565917" calcext:value-type="float">
            <text:p>9565917</text:p>
          </table:table-cell>
          <table:table-cell office:value-type="float" office:value="10257870" calcext:value-type="float">
            <text:p>10257870</text:p>
          </table:table-cell>
          <table:table-cell office:value-type="float" office:value="11589815" calcext:value-type="float">
            <text:p>11589815</text:p>
          </table:table-cell>
          <table:table-cell office:value-type="float" office:value="12559292" calcext:value-type="float">
            <text:p>12559292</text:p>
          </table:table-cell>
          <table:table-cell office:value-type="float" office:value="12838339" calcext:value-type="float">
            <text:p>12838339</text:p>
          </table:table-cell>
          <table:table-cell office:value-type="float" office:value="13072850" calcext:value-type="float">
            <text:p>13072850</text:p>
          </table:table-cell>
          <table:table-cell office:value-type="float" office:value="13317647" calcext:value-type="float">
            <text:p>13317647</text:p>
          </table:table-cell>
        </table:table-row>
        <table:table-row table:style-name="ro1">
          <table:table-cell office:value-type="string" calcext:value-type="string">
            <text:p>Population growth (annual %)</text:p>
          </table:table-cell>
          <table:table-cell/>
          <table:table-cell office:value-type="float" office:value="0.642468779443559" calcext:value-type="float">
            <text:p>0.642468779443559</text:p>
          </table:table-cell>
          <table:table-cell office:value-type="float" office:value="0.39872245794476" calcext:value-type="float">
            <text:p>0.39872245794476</text:p>
          </table:table-cell>
          <table:table-cell office:value-type="float" office:value="-0.00742336272019876" calcext:value-type="float">
            <text:p>-0.00742336272019876</text:p>
          </table:table-cell>
          <table:table-cell office:value-type="float" office:value="0.119517254129019" calcext:value-type="float">
            <text:p>0.119517254129019</text:p>
          </table:table-cell>
          <table:table-cell office:value-type="float" office:value="0.226951225450001" calcext:value-type="float">
            <text:p>0.226951225450001</text:p>
          </table:table-cell>
          <table:table-cell office:value-type="float" office:value="0.298930554095876" calcext:value-type="float">
            <text:p>0.298930554095876</text:p>
          </table:table-cell>
          <table:table-cell office:value-type="float" office:value="0.264547416858702" calcext:value-type="float">
            <text:p>0.264547416858702</text:p>
          </table:table-cell>
          <table:table-cell office:value-type="float" office:value="0.357300887421605" calcext:value-type="float">
            <text:p>0.357300887421605</text:p>
          </table:table-cell>
          <table:table-cell office:value-type="float" office:value="0.68661130607346" calcext:value-type="float">
            <text:p>0.68661130607346</text:p>
          </table:table-cell>
          <table:table-cell office:value-type="float" office:value="0.783888646646516" calcext:value-type="float">
            <text:p>0.783888646646516</text:p>
          </table:table-cell>
          <table:table-cell office:value-type="float" office:value="0.792367505802859" calcext:value-type="float">
            <text:p>0.792367505802859</text:p>
          </table:table-cell>
          <table:table-cell office:value-type="float" office:value="0.365758263815142" calcext:value-type="float">
            <text:p>0.365758263815142</text:p>
          </table:table-cell>
          <table:table-cell office:value-type="float" office:value="-0.0819372398142257" calcext:value-type="float">
            <text:p>-0.08193723981422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ulation total</text:p>
          </table:table-cell>
          <table:table-cell office:value-type="float" office:value="52400000" calcext:value-type="float">
            <text:p>52400000</text:p>
          </table:table-cell>
          <table:table-cell office:value-type="float" office:value="54348050" calcext:value-type="float">
            <text:p>54348050</text:p>
          </table:table-cell>
          <table:table-cell office:value-type="float" office:value="55663250" calcext:value-type="float">
            <text:p>55663250</text:p>
          </table:table-cell>
          <table:table-cell office:value-type="float" office:value="56225800" calcext:value-type="float">
            <text:p>56225800</text:p>
          </table:table-cell>
          <table:table-cell office:value-type="float" office:value="56314216" calcext:value-type="float">
            <text:p>56314216</text:p>
          </table:table-cell>
          <table:table-cell office:value-type="float" office:value="56550268" calcext:value-type="float">
            <text:p>56550268</text:p>
          </table:table-cell>
          <table:table-cell office:value-type="float" office:value="57247586" calcext:value-type="float">
            <text:p>57247586</text:p>
          </table:table-cell>
          <table:table-cell office:value-type="float" office:value="58019030" calcext:value-type="float">
            <text:p>58019030</text:p>
          </table:table-cell>
          <table:table-cell office:value-type="float" office:value="58892514" calcext:value-type="float">
            <text:p>58892514</text:p>
          </table:table-cell>
          <table:table-cell office:value-type="float" office:value="60401206" calcext:value-type="float">
            <text:p>60401206</text:p>
          </table:table-cell>
          <table:table-cell office:value-type="float" office:value="62766365" calcext:value-type="float">
            <text:p>62766365</text:p>
          </table:table-cell>
          <table:table-cell office:value-type="float" office:value="65116219" calcext:value-type="float">
            <text:p>65116219</text:p>
          </table:table-cell>
          <table:table-cell office:value-type="float" office:value="67081234" calcext:value-type="float">
            <text:p>67081234</text:p>
          </table:table-cell>
          <table:table-cell office:value-type="float" office:value="66971395" calcext:value-type="float">
            <text:p>66971395</text:p>
          </table:table-cell>
          <table:table-cell office:value-type="float" office:value="67184072" calcext:value-type="float">
            <text:p>67184072</text:p>
          </table:table-cell>
          <table:table-cell office:value-type="float" office:value="67389856" calcext:value-type="float">
            <text:p>67389856</text:p>
          </table:table-cell>
        </table:table-row>
      </table:table>
      <table:table table:name="France" table:style-name="ta1">
        <table:table-column table:style-name="co1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12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Series Name</text:p>
          </table:table-cell>
          <table:table-cell office:value-type="string" calcext:value-type="string">
            <text:p>1960 [YR1960]</text:p>
          </table:table-cell>
          <table:table-cell office:value-type="string" calcext:value-type="string">
            <text:p>1965 [YR1965]</text:p>
          </table:table-cell>
          <table:table-cell office:value-type="string" calcext:value-type="string">
            <text:p>1970 [YR1970]</text:p>
          </table:table-cell>
          <table:table-cell office:value-type="string" calcext:value-type="string">
            <text:p>1975 [YR1975]</text:p>
          </table:table-cell>
          <table:table-cell office:value-type="string" calcext:value-type="string">
            <text:p>1980 [YR1980]</text:p>
          </table:table-cell>
          <table:table-cell office:value-type="string" calcext:value-type="string">
            <text:p>1985 [YR1985]</text:p>
          </table:table-cell>
          <table:table-cell office:value-type="string" calcext:value-type="string">
            <text:p>1990 [YR1990]</text:p>
          </table:table-cell>
          <table:table-cell office:value-type="string" calcext:value-type="string">
            <text:p>1995 [YR1995]</text:p>
          </table:table-cell>
          <table:table-cell office:value-type="string" calcext:value-type="string">
            <text:p>2000 [YR2000]</text:p>
          </table:table-cell>
          <table:table-cell office:value-type="string" calcext:value-type="string">
            <text:p>2005 [YR2005]</text:p>
          </table:table-cell>
          <table:table-cell office:value-type="string" calcext:value-type="string">
            <text:p>2010 [YR2010]</text:p>
          </table:table-cell>
          <table:table-cell office:value-type="string" calcext:value-type="string">
            <text:p>2015 [YR2015]</text:p>
          </table:table-cell>
          <table:table-cell office:value-type="string" calcext:value-type="string">
            <text:p>2020 [YR2020]</text:p>
          </table:table-cell>
          <table:table-cell office:value-type="string" calcext:value-type="string">
            <text:p>2022 [YR2022]</text:p>
          </table:table-cell>
          <table:table-cell office:value-type="string" calcext:value-type="string">
            <text:p>2023 [YR2023]</text:p>
          </table:table-cell>
          <table:table-cell office:value-type="string" calcext:value-type="string">
            <text:p>2024 [YR2024]</text:p>
          </table:table-cell>
        </table:table-row>
        <table:table-row table:style-name="ro1">
          <table:table-cell office:value-type="string" calcext:value-type="string">
            <text:p>Birth rate, crude (per 1,000 people)</text:p>
          </table:table-cell>
          <table:table-cell office:value-type="float" office:value="18.7" calcext:value-type="float">
            <text:p>18.7</text:p>
          </table:table-cell>
          <table:table-cell office:value-type="float" office:value="18.2" calcext:value-type="float">
            <text:p>18.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4.2" calcext:value-type="float">
            <text:p>14.2</text:p>
          </table:table-cell>
          <table:table-cell office:value-type="float" office:value="13.4" calcext:value-type="float">
            <text:p>13.4</text:p>
          </table:table-cell>
          <table:table-cell office:value-type="float" office:value="12.8" calcext:value-type="float">
            <text:p>12.8</text:p>
          </table:table-cell>
          <table:table-cell office:value-type="float" office:value="13.3" calcext:value-type="float">
            <text:p>13.3</text:p>
          </table:table-cell>
          <table:table-cell office:value-type="float" office:value="12.8" calcext:value-type="float">
            <text:p>12.8</text:p>
          </table:table-cell>
          <table:table-cell office:value-type="float" office:value="12.9" calcext:value-type="float">
            <text:p>12.9</text:p>
          </table:table-cell>
          <table:table-cell office:value-type="float" office:value="12" calcext:value-type="float">
            <text:p>12</text:p>
          </table:table-cell>
          <table:table-cell office:value-type="float" office:value="10.9" calcext:value-type="float">
            <text:p>10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th rate, crude (per 1,000 people)</text:p>
          </table:table-cell>
          <table:table-cell office:value-type="float" office:value="11.4" calcext:value-type="float">
            <text:p>11.4</text:p>
          </table:table-cell>
          <table:table-cell office:value-type="float" office:value="11.1" calcext:value-type="float">
            <text:p>11.1</text:p>
          </table:table-cell>
          <table:table-cell office:value-type="float" office:value="10.8" calcext:value-type="float">
            <text:p>10.8</text:p>
          </table:table-cell>
          <table:table-cell office:value-type="float" office:value="10.4" calcext:value-type="float">
            <text:p>10.4</text:p>
          </table:table-cell>
          <table:table-cell office:value-type="float" office:value="10.2" calcext:value-type="float">
            <text:p>10.2</text:p>
          </table:table-cell>
          <table:table-cell office:value-type="float" office:value="9.8" calcext:value-type="float">
            <text:p>9.8</text:p>
          </table:table-cell>
          <table:table-cell office:value-type="float" office:value="9.3" calcext:value-type="float">
            <text:p>9.3</text:p>
          </table:table-cell>
          <table:table-cell office:value-type="float" office:value="9.1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8.5" calcext:value-type="float">
            <text:p>8.5</text:p>
          </table:table-cell>
          <table:table-cell office:value-type="float" office:value="8.9" calcext:value-type="float">
            <text:p>8.9</text:p>
          </table:table-cell>
          <table:table-cell office:value-type="float" office:value="9.9" calcext:value-type="float">
            <text:p>9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pulation ages 65 and above, total</text:p>
          </table:table-cell>
          <table:table-cell office:value-type="float" office:value="5443513" calcext:value-type="float">
            <text:p>5443513</text:p>
          </table:table-cell>
          <table:table-cell office:value-type="float" office:value="6000566" calcext:value-type="float">
            <text:p>6000566</text:p>
          </table:table-cell>
          <table:table-cell office:value-type="float" office:value="6685424" calcext:value-type="float">
            <text:p>6685424</text:p>
          </table:table-cell>
          <table:table-cell office:value-type="float" office:value="7275980" calcext:value-type="float">
            <text:p>7275980</text:p>
          </table:table-cell>
          <table:table-cell office:value-type="float" office:value="7698716" calcext:value-type="float">
            <text:p>7698716</text:p>
          </table:table-cell>
          <table:table-cell office:value-type="float" office:value="7330570" calcext:value-type="float">
            <text:p>7330570</text:p>
          </table:table-cell>
          <table:table-cell office:value-type="float" office:value="8182187" calcext:value-type="float">
            <text:p>8182187</text:p>
          </table:table-cell>
          <table:table-cell office:value-type="float" office:value="9083006" calcext:value-type="float">
            <text:p>9083006</text:p>
          </table:table-cell>
          <table:table-cell office:value-type="float" office:value="9841925" calcext:value-type="float">
            <text:p>9841925</text:p>
          </table:table-cell>
          <table:table-cell office:value-type="float" office:value="10474002" calcext:value-type="float">
            <text:p>10474002</text:p>
          </table:table-cell>
          <table:table-cell office:value-type="float" office:value="11043674" calcext:value-type="float">
            <text:p>11043674</text:p>
          </table:table-cell>
          <table:table-cell office:value-type="float" office:value="12714090" calcext:value-type="float">
            <text:p>12714090</text:p>
          </table:table-cell>
          <table:table-cell office:value-type="float" office:value="14196384" calcext:value-type="float">
            <text:p>14196384</text:p>
          </table:table-cell>
          <table:table-cell office:value-type="float" office:value="14721512" calcext:value-type="float">
            <text:p>14721512</text:p>
          </table:table-cell>
          <table:table-cell office:value-type="float" office:value="14980968" calcext:value-type="float">
            <text:p>14980968</text:p>
          </table:table-cell>
          <table:table-cell office:value-type="float" office:value="15241416" calcext:value-type="float">
            <text:p>15241416</text:p>
          </table:table-cell>
        </table:table-row>
        <table:table-row table:style-name="ro1">
          <table:table-cell office:value-type="string" calcext:value-type="string">
            <text:p>Population growth (annual %)</text:p>
          </table:table-cell>
          <table:table-cell/>
          <table:table-cell office:value-type="float" office:value="1.1197366100284" calcext:value-type="float">
            <text:p>1.1197366100284</text:p>
          </table:table-cell>
          <table:table-cell office:value-type="float" office:value="0.876601787959927" calcext:value-type="float">
            <text:p>0.876601787959927</text:p>
          </table:table-cell>
          <table:table-cell office:value-type="float" office:value="0.560965240039259" calcext:value-type="float">
            <text:p>0.560965240039259</text:p>
          </table:table-cell>
          <table:table-cell office:value-type="float" office:value="0.544610151588893" calcext:value-type="float">
            <text:p>0.544610151588893</text:p>
          </table:table-cell>
          <table:table-cell office:value-type="float" office:value="0.520173569535788" calcext:value-type="float">
            <text:p>0.520173569535788</text:p>
          </table:table-cell>
          <table:table-cell office:value-type="float" office:value="0.480817154251958" calcext:value-type="float">
            <text:p>0.480817154251958</text:p>
          </table:table-cell>
          <table:table-cell office:value-type="float" office:value="0.363543327562364" calcext:value-type="float">
            <text:p>0.363543327562364</text:p>
          </table:table-cell>
          <table:table-cell office:value-type="float" office:value="0.686782586857032" calcext:value-type="float">
            <text:p>0.686782586857032</text:p>
          </table:table-cell>
          <table:table-cell office:value-type="float" office:value="0.749918325024531" calcext:value-type="float">
            <text:p>0.749918325024531</text:p>
          </table:table-cell>
          <table:table-cell office:value-type="float" office:value="0.492821125690305" calcext:value-type="float">
            <text:p>0.492821125690305</text:p>
          </table:table-cell>
          <table:table-cell office:value-type="float" office:value="0.355569240058298" calcext:value-type="float">
            <text:p>0.355569240058298</text:p>
          </table:table-cell>
          <table:table-cell office:value-type="float" office:value="0.271350507669993" calcext:value-type="float">
            <text:p>0.271350507669993</text:p>
          </table:table-cell>
          <table:table-cell office:value-type="float" office:value="0.305015246719983" calcext:value-type="float">
            <text:p>0.305015246719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ulation, total</text:p>
          </table:table-cell>
          <table:table-cell office:value-type="float" office:value="46649927" calcext:value-type="float">
            <text:p>46649927</text:p>
          </table:table-cell>
          <table:table-cell office:value-type="float" office:value="49282756" calcext:value-type="float">
            <text:p>49282756</text:p>
          </table:table-cell>
          <table:table-cell office:value-type="float" office:value="51724116" calcext:value-type="float">
            <text:p>51724116</text:p>
          </table:table-cell>
          <table:table-cell office:value-type="float" office:value="53715733" calcext:value-type="float">
            <text:p>53715733</text:p>
          </table:table-cell>
          <table:table-cell office:value-type="float" office:value="55052582" calcext:value-type="float">
            <text:p>55052582</text:p>
          </table:table-cell>
          <table:table-cell office:value-type="float" office:value="56569195" calcext:value-type="float">
            <text:p>56569195</text:p>
          </table:table-cell>
          <table:table-cell office:value-type="float" office:value="58044701" calcext:value-type="float">
            <text:p>58044701</text:p>
          </table:table-cell>
          <table:table-cell office:value-type="float" office:value="59543659" calcext:value-type="float">
            <text:p>59543659</text:p>
          </table:table-cell>
          <table:table-cell office:value-type="float" office:value="60921384" calcext:value-type="float">
            <text:p>60921384</text:p>
          </table:table-cell>
          <table:table-cell office:value-type="float" office:value="63188395" calcext:value-type="float">
            <text:p>63188395</text:p>
          </table:table-cell>
          <table:table-cell office:value-type="float" office:value="65030575" calcext:value-type="float">
            <text:p>65030575</text:p>
          </table:table-cell>
          <table:table-cell office:value-type="float" office:value="66548272" calcext:value-type="float">
            <text:p>66548272</text:p>
          </table:table-cell>
          <table:table-cell office:value-type="float" office:value="67571107" calcext:value-type="float">
            <text:p>67571107</text:p>
          </table:table-cell>
          <table:table-cell office:value-type="float" office:value="67971311" calcext:value-type="float">
            <text:p>67971311</text:p>
          </table:table-cell>
          <table:table-cell office:value-type="float" office:value="68095424" calcext:value-type="float">
            <text:p>68095424</text:p>
          </table:table-cell>
          <table:table-cell office:value-type="float" office:value="68218008" calcext:value-type="float">
            <text:p>68218008</text:p>
          </table:table-cell>
        </table:table-row>
      </table:table>
      <table:table table:name="Italy" table:style-name="ta1">
        <table:table-column table:style-name="co13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14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Series Name</text:p>
          </table:table-cell>
          <table:table-cell office:value-type="string" calcext:value-type="string">
            <text:p>1960 [YR1960]</text:p>
          </table:table-cell>
          <table:table-cell office:value-type="string" calcext:value-type="string">
            <text:p>1965 [YR1965]</text:p>
          </table:table-cell>
          <table:table-cell office:value-type="string" calcext:value-type="string">
            <text:p>1970 [YR1970]</text:p>
          </table:table-cell>
          <table:table-cell office:value-type="string" calcext:value-type="string">
            <text:p>1975 [YR1975]</text:p>
          </table:table-cell>
          <table:table-cell office:value-type="string" calcext:value-type="string">
            <text:p>1980 [YR1980]</text:p>
          </table:table-cell>
          <table:table-cell office:value-type="string" calcext:value-type="string">
            <text:p>1985 [YR1985]</text:p>
          </table:table-cell>
          <table:table-cell office:value-type="string" calcext:value-type="string">
            <text:p>1990 [YR1990]</text:p>
          </table:table-cell>
          <table:table-cell office:value-type="string" calcext:value-type="string">
            <text:p>1995 [YR1995]</text:p>
          </table:table-cell>
          <table:table-cell office:value-type="string" calcext:value-type="string">
            <text:p>2000 [YR2000]</text:p>
          </table:table-cell>
          <table:table-cell office:value-type="string" calcext:value-type="string">
            <text:p>2005 [YR2005]</text:p>
          </table:table-cell>
          <table:table-cell office:value-type="string" calcext:value-type="string">
            <text:p>2010 [YR2010]</text:p>
          </table:table-cell>
          <table:table-cell office:value-type="string" calcext:value-type="string">
            <text:p>2015 [YR2015]</text:p>
          </table:table-cell>
          <table:table-cell office:value-type="string" calcext:value-type="string">
            <text:p>2020 [YR2020]</text:p>
          </table:table-cell>
          <table:table-cell office:value-type="string" calcext:value-type="string">
            <text:p>2022 [YR2022]</text:p>
          </table:table-cell>
          <table:table-cell office:value-type="string" calcext:value-type="string">
            <text:p>2023 [YR2023]</text:p>
          </table:table-cell>
          <table:table-cell office:value-type="string" calcext:value-type="string">
            <text:p>2024 [YR2024]</text:p>
          </table:table-cell>
        </table:table-row>
        <table:table-row table:style-name="ro1">
          <table:table-cell office:value-type="string" calcext:value-type="string">
            <text:p>Birth Rate per 1000</text:p>
          </table:table-cell>
          <table:table-cell office:value-type="float" office:value="18.1" calcext:value-type="float">
            <text:p>18.1</text:p>
          </table:table-cell>
          <table:table-cell office:value-type="float" office:value="19" calcext:value-type="float">
            <text:p>19</text:p>
          </table:table-cell>
          <table:table-cell office:value-type="float" office:value="16.7" calcext:value-type="float">
            <text:p>16.7</text:p>
          </table:table-cell>
          <table:table-cell office:value-type="float" office:value="14.9" calcext:value-type="float">
            <text:p>14.9</text:p>
          </table:table-cell>
          <table:table-cell office:value-type="float" office:value="11.3" calcext:value-type="float">
            <text:p>11.3</text:p>
          </table:table-cell>
          <table:table-cell office:value-type="float" office:value="10.2" calcext:value-type="float">
            <text:p>10.2</text:p>
          </table:table-cell>
          <table:table-cell office:value-type="float" office:value="10" calcext:value-type="float">
            <text:p>10</text:p>
          </table:table-cell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office:value-type="float" office:value="8" calcext:value-type="float">
            <text:p>8</text:p>
          </table:table-cell>
          <table:table-cell office:value-type="float" office:value="6.8" calcext:value-type="float">
            <text:p>6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th Rate per 1000</text:p>
          </table:table-cell>
          <table:table-cell office:value-type="float" office:value="9.6" calcext:value-type="float">
            <text:p>9.6</text:p>
          </table:table-cell>
          <table:table-cell office:value-type="float" office:value="9.9" calcext:value-type="float">
            <text:p>9.9</text:p>
          </table:table-cell>
          <table:table-cell office:value-type="float" office:value="9.7" calcext:value-type="float">
            <text:p>9.7</text:p>
          </table:table-cell>
          <table:table-cell office:value-type="float" office:value="10" calcext:value-type="float">
            <text:p>10</text:p>
          </table:table-cell>
          <table:table-cell office:value-type="float" office:value="9.8" calcext:value-type="float">
            <text:p>9.8</text:p>
          </table:table-cell>
          <table:table-cell office:value-type="float" office:value="9.7" calcext:value-type="float">
            <text:p>9.7</text:p>
          </table:table-cell>
          <table:table-cell office:value-type="float" office:value="9.6" calcext:value-type="float">
            <text:p>9.6</text:p>
          </table:table-cell>
          <table:table-cell table:number-columns-repeated="3" office:value-type="float" office:value="9.8" calcext:value-type="float">
            <text:p>9.8</text:p>
          </table:table-cell>
          <table:table-cell office:value-type="float" office:value="9.9" calcext:value-type="float">
            <text:p>9.9</text:p>
          </table:table-cell>
          <table:table-cell office:value-type="float" office:value="10.7" calcext:value-type="float">
            <text:p>10.7</text:p>
          </table:table-cell>
          <table:table-cell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pulation over 65</text:p>
          </table:table-cell>
          <table:table-cell office:value-type="float" office:value="4774895" calcext:value-type="float">
            <text:p>4774895</text:p>
          </table:table-cell>
          <table:table-cell office:value-type="float" office:value="5287574" calcext:value-type="float">
            <text:p>5287574</text:p>
          </table:table-cell>
          <table:table-cell office:value-type="float" office:value="5958031" calcext:value-type="float">
            <text:p>5958031</text:p>
          </table:table-cell>
          <table:table-cell office:value-type="float" office:value="6768088" calcext:value-type="float">
            <text:p>6768088</text:p>
          </table:table-cell>
          <table:table-cell office:value-type="float" office:value="7493894" calcext:value-type="float">
            <text:p>7493894</text:p>
          </table:table-cell>
          <table:table-cell office:value-type="float" office:value="7432337" calcext:value-type="float">
            <text:p>7432337</text:p>
          </table:table-cell>
          <table:table-cell office:value-type="float" office:value="8481757" calcext:value-type="float">
            <text:p>8481757</text:p>
          </table:table-cell>
          <table:table-cell office:value-type="float" office:value="9519630" calcext:value-type="float">
            <text:p>9519630</text:p>
          </table:table-cell>
          <table:table-cell office:value-type="float" office:value="10423840" calcext:value-type="float">
            <text:p>10423840</text:p>
          </table:table-cell>
          <table:table-cell office:value-type="float" office:value="11425470" calcext:value-type="float">
            <text:p>11425470</text:p>
          </table:table-cell>
          <table:table-cell office:value-type="float" office:value="12096038" calcext:value-type="float">
            <text:p>12096038</text:p>
          </table:table-cell>
          <table:table-cell office:value-type="float" office:value="13364281" calcext:value-type="float">
            <text:p>13364281</text:p>
          </table:table-cell>
          <table:table-cell office:value-type="float" office:value="13892091" calcext:value-type="float">
            <text:p>13892091</text:p>
          </table:table-cell>
          <table:table-cell office:value-type="float" office:value="14177282" calcext:value-type="float">
            <text:p>14177282</text:p>
          </table:table-cell>
          <table:table-cell office:value-type="float" office:value="14369388" calcext:value-type="float">
            <text:p>14369388</text:p>
          </table:table-cell>
          <table:table-cell office:value-type="float" office:value="14577365" calcext:value-type="float">
            <text:p>14577365</text:p>
          </table:table-cell>
        </table:table-row>
        <table:table-row table:style-name="ro1">
          <table:table-cell office:value-type="string" calcext:value-type="string">
            <text:p>Population growth (annual %)</text:p>
          </table:table-cell>
          <table:table-cell/>
          <table:table-cell office:value-type="float" office:value="0.842108616866269" calcext:value-type="float">
            <text:p>0.842108616866269</text:p>
          </table:table-cell>
          <table:table-cell office:value-type="float" office:value="0.528877031717835" calcext:value-type="float">
            <text:p>0.528877031717835</text:p>
          </table:table-cell>
          <table:table-cell office:value-type="float" office:value="0.597247218554801" calcext:value-type="float">
            <text:p>0.597247218554801</text:p>
          </table:table-cell>
          <table:table-cell office:value-type="float" office:value="0.20599975185947" calcext:value-type="float">
            <text:p>0.20599975185947</text:p>
          </table:table-cell>
          <table:table-cell office:value-type="float" office:value="0.0288999392122477" calcext:value-type="float">
            <text:p>0.0288999392122477</text:p>
          </table:table-cell>
          <table:table-cell office:value-type="float" office:value="0.0837085729587984" calcext:value-type="float">
            <text:p>0.0837085729587984</text:p>
          </table:table-cell>
          <table:table-cell office:value-type="float" office:value="0.00158856230917393" calcext:value-type="float">
            <text:p>0.00158856230917393</text:p>
          </table:table-cell>
          <table:table-cell office:value-type="float" office:value="0.045303631138613" calcext:value-type="float">
            <text:p>0.045303631138613</text:p>
          </table:table-cell>
          <table:table-cell office:value-type="float" office:value="0.491389107503214" calcext:value-type="float">
            <text:p>0.491389107503214</text:p>
          </table:table-cell>
          <table:table-cell office:value-type="float" office:value="0.30759122234095" calcext:value-type="float">
            <text:p>0.30759122234095</text:p>
          </table:table-cell>
          <table:table-cell office:value-type="float" office:value="-0.0963761331392095" calcext:value-type="float">
            <text:p>-0.0963761331392095</text:p>
          </table:table-cell>
          <table:table-cell office:value-type="float" office:value="-0.487095091717782" calcext:value-type="float">
            <text:p>-0.487095091717782</text:p>
          </table:table-cell>
          <table:table-cell office:value-type="float" office:value="-0.326488181067642" calcext:value-type="float">
            <text:p>-0.3264881810676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ulation total</text:p>
          </table:table-cell>
          <table:table-cell office:value-type="float" office:value="50199700" calcext:value-type="float">
            <text:p>50199700</text:p>
          </table:table-cell>
          <table:table-cell office:value-type="float" office:value="52112350" calcext:value-type="float">
            <text:p>52112350</text:p>
          </table:table-cell>
          <table:table-cell office:value-type="float" office:value="53821850" calcext:value-type="float">
            <text:p>53821850</text:p>
          </table:table-cell>
          <table:table-cell office:value-type="float" office:value="55441001" calcext:value-type="float">
            <text:p>55441001</text:p>
          </table:table-cell>
          <table:table-cell office:value-type="float" office:value="56433883" calcext:value-type="float">
            <text:p>56433883</text:p>
          </table:table-cell>
          <table:table-cell office:value-type="float" office:value="56593071" calcext:value-type="float">
            <text:p>56593071</text:p>
          </table:table-cell>
          <table:table-cell office:value-type="float" office:value="56719240" calcext:value-type="float">
            <text:p>56719240</text:p>
          </table:table-cell>
          <table:table-cell office:value-type="float" office:value="56844303" calcext:value-type="float">
            <text:p>56844303</text:p>
          </table:table-cell>
          <table:table-cell office:value-type="float" office:value="56942108" calcext:value-type="float">
            <text:p>56942108</text:p>
          </table:table-cell>
          <table:table-cell office:value-type="float" office:value="57969484" calcext:value-type="float">
            <text:p>57969484</text:p>
          </table:table-cell>
          <table:table-cell office:value-type="float" office:value="59277417" calcext:value-type="float">
            <text:p>59277417</text:p>
          </table:table-cell>
          <table:table-cell office:value-type="float" office:value="60730582" calcext:value-type="float">
            <text:p>60730582</text:p>
          </table:table-cell>
          <table:table-cell office:value-type="float" office:value="59438851" calcext:value-type="float">
            <text:p>59438851</text:p>
          </table:table-cell>
          <table:table-cell office:value-type="float" office:value="58940425" calcext:value-type="float">
            <text:p>58940425</text:p>
          </table:table-cell>
          <table:table-cell office:value-type="float" office:value="58745744" calcext:value-type="float">
            <text:p>58745744</text:p>
          </table:table-cell>
          <table:table-cell office:value-type="float" office:value="58550424" calcext:value-type="float">
            <text:p>58550424</text:p>
          </table:table-cell>
        </table:table-row>
      </table:table>
      <table:table table:name="Brazil" table:style-name="ta1">
        <table:table-column table:style-name="co13" table:default-cell-style-name="Default"/>
        <table:table-column table:style-name="co5" table:default-cell-style-name="Default"/>
        <table:table-column table:style-name="co14" table:number-columns-repeated="10" table:default-cell-style-name="Default"/>
        <table:table-column table:style-name="co6" table:number-columns-repeated="3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Series Name</text:p>
          </table:table-cell>
          <table:table-cell office:value-type="string" calcext:value-type="string">
            <text:p>1960 [YR1960]</text:p>
          </table:table-cell>
          <table:table-cell office:value-type="string" calcext:value-type="string">
            <text:p>1965 [YR1965]</text:p>
          </table:table-cell>
          <table:table-cell office:value-type="string" calcext:value-type="string">
            <text:p>1970 [YR1970]</text:p>
          </table:table-cell>
          <table:table-cell office:value-type="string" calcext:value-type="string">
            <text:p>1975 [YR1975]</text:p>
          </table:table-cell>
          <table:table-cell office:value-type="string" calcext:value-type="string">
            <text:p>1980 [YR1980]</text:p>
          </table:table-cell>
          <table:table-cell office:value-type="string" calcext:value-type="string">
            <text:p>1985 [YR1985]</text:p>
          </table:table-cell>
          <table:table-cell office:value-type="string" calcext:value-type="string">
            <text:p>1990 [YR1990]</text:p>
          </table:table-cell>
          <table:table-cell office:value-type="string" calcext:value-type="string">
            <text:p>1995 [YR1995]</text:p>
          </table:table-cell>
          <table:table-cell office:value-type="string" calcext:value-type="string">
            <text:p>2000 [YR2000]</text:p>
          </table:table-cell>
          <table:table-cell office:value-type="string" calcext:value-type="string">
            <text:p>2005 [YR2005]</text:p>
          </table:table-cell>
          <table:table-cell office:value-type="string" calcext:value-type="string">
            <text:p>2010 [YR2010]</text:p>
          </table:table-cell>
          <table:table-cell office:value-type="string" calcext:value-type="string">
            <text:p>2015 [YR2015]</text:p>
          </table:table-cell>
          <table:table-cell office:value-type="string" calcext:value-type="string">
            <text:p>2020 [YR2020]</text:p>
          </table:table-cell>
          <table:table-cell office:value-type="string" calcext:value-type="string">
            <text:p>2022 [YR2022]</text:p>
          </table:table-cell>
          <table:table-cell office:value-type="string" calcext:value-type="string">
            <text:p>2023 [YR2023]</text:p>
          </table:table-cell>
          <table:table-cell office:value-type="string" calcext:value-type="string">
            <text:p>2024 [YR2024]</text:p>
          </table:table-cell>
        </table:table-row>
        <table:table-row table:style-name="ro1">
          <table:table-cell office:value-type="string" calcext:value-type="string">
            <text:p>Birth Rate per 1000</text:p>
          </table:table-cell>
          <table:table-cell office:value-type="float" office:value="43.86" calcext:value-type="float">
            <text:p>43.86</text:p>
          </table:table-cell>
          <table:table-cell office:value-type="float" office:value="40.106" calcext:value-type="float">
            <text:p>40.106</text:p>
          </table:table-cell>
          <table:table-cell office:value-type="float" office:value="35.624" calcext:value-type="float">
            <text:p>35.624</text:p>
          </table:table-cell>
          <table:table-cell office:value-type="float" office:value="33.366" calcext:value-type="float">
            <text:p>33.366</text:p>
          </table:table-cell>
          <table:table-cell office:value-type="float" office:value="32.152" calcext:value-type="float">
            <text:p>32.152</text:p>
          </table:table-cell>
          <table:table-cell office:value-type="float" office:value="28.99" calcext:value-type="float">
            <text:p>28.99</text:p>
          </table:table-cell>
          <table:table-cell office:value-type="float" office:value="24.844" calcext:value-type="float">
            <text:p>24.844</text:p>
          </table:table-cell>
          <table:table-cell office:value-type="float" office:value="22.319" calcext:value-type="float">
            <text:p>22.319</text:p>
          </table:table-cell>
          <table:table-cell office:value-type="float" office:value="19.841" calcext:value-type="float">
            <text:p>19.841</text:p>
          </table:table-cell>
          <table:table-cell office:value-type="float" office:value="17.335" calcext:value-type="float">
            <text:p>17.335</text:p>
          </table:table-cell>
          <table:table-cell office:value-type="float" office:value="15.492" calcext:value-type="float">
            <text:p>15.492</text:p>
          </table:table-cell>
          <table:table-cell office:value-type="float" office:value="14.727" calcext:value-type="float">
            <text:p>14.727</text:p>
          </table:table-cell>
          <table:table-cell office:value-type="float" office:value="13.078" calcext:value-type="float">
            <text:p>13.0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th Rate per 1000</text:p>
          </table:table-cell>
          <table:table-cell office:value-type="float" office:value="14.025" calcext:value-type="float">
            <text:p>14.025</text:p>
          </table:table-cell>
          <table:table-cell office:value-type="float" office:value="12.279" calcext:value-type="float">
            <text:p>12.279</text:p>
          </table:table-cell>
          <table:table-cell office:value-type="float" office:value="10.82" calcext:value-type="float">
            <text:p>10.82</text:p>
          </table:table-cell>
          <table:table-cell office:value-type="float" office:value="9.744" calcext:value-type="float">
            <text:p>9.744</text:p>
          </table:table-cell>
          <table:table-cell office:value-type="float" office:value="8.779" calcext:value-type="float">
            <text:p>8.779</text:p>
          </table:table-cell>
          <table:table-cell office:value-type="float" office:value="7.796" calcext:value-type="float">
            <text:p>7.796</text:p>
          </table:table-cell>
          <table:table-cell office:value-type="float" office:value="7.158" calcext:value-type="float">
            <text:p>7.158</text:p>
          </table:table-cell>
          <table:table-cell office:value-type="float" office:value="6.685" calcext:value-type="float">
            <text:p>6.685</text:p>
          </table:table-cell>
          <table:table-cell office:value-type="float" office:value="6.399" calcext:value-type="float">
            <text:p>6.399</text:p>
          </table:table-cell>
          <table:table-cell office:value-type="float" office:value="6.106" calcext:value-type="float">
            <text:p>6.106</text:p>
          </table:table-cell>
          <table:table-cell office:value-type="float" office:value="6.199" calcext:value-type="float">
            <text:p>6.199</text:p>
          </table:table-cell>
          <table:table-cell office:value-type="float" office:value="6.433" calcext:value-type="float">
            <text:p>6.433</text:p>
          </table:table-cell>
          <table:table-cell office:value-type="float" office:value="7.42" calcext:value-type="float">
            <text:p>7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pulation over 65</text:p>
          </table:table-cell>
          <table:table-cell office:value-type="float" office:value="1921246" calcext:value-type="float">
            <text:p>1921246</text:p>
          </table:table-cell>
          <table:table-cell office:value-type="float" office:value="2437203" calcext:value-type="float">
            <text:p>2437203</text:p>
          </table:table-cell>
          <table:table-cell office:value-type="float" office:value="3066987" calcext:value-type="float">
            <text:p>3066987</text:p>
          </table:table-cell>
          <table:table-cell office:value-type="float" office:value="3795103" calcext:value-type="float">
            <text:p>3795103</text:p>
          </table:table-cell>
          <table:table-cell office:value-type="float" office:value="4642501" calcext:value-type="float">
            <text:p>4642501</text:p>
          </table:table-cell>
          <table:table-cell office:value-type="float" office:value="5558148" calcext:value-type="float">
            <text:p>5558148</text:p>
          </table:table-cell>
          <table:table-cell office:value-type="float" office:value="6729875" calcext:value-type="float">
            <text:p>6729875</text:p>
          </table:table-cell>
          <table:table-cell office:value-type="float" office:value="8134166" calcext:value-type="float">
            <text:p>8134166</text:p>
          </table:table-cell>
          <table:table-cell office:value-type="float" office:value="9679708" calcext:value-type="float">
            <text:p>9679708</text:p>
          </table:table-cell>
          <table:table-cell office:value-type="float" office:value="11461295" calcext:value-type="float">
            <text:p>11461295</text:p>
          </table:table-cell>
          <table:table-cell office:value-type="float" office:value="13563871" calcext:value-type="float">
            <text:p>13563871</text:p>
          </table:table-cell>
          <table:table-cell office:value-type="float" office:value="16222681" calcext:value-type="float">
            <text:p>16222681</text:p>
          </table:table-cell>
          <table:table-cell office:value-type="float" office:value="19807547" calcext:value-type="float">
            <text:p>19807547</text:p>
          </table:table-cell>
          <table:table-cell office:value-type="float" office:value="21265888" calcext:value-type="float">
            <text:p>21265888</text:p>
          </table:table-cell>
          <table:table-cell office:value-type="float" office:value="22101851" calcext:value-type="float">
            <text:p>22101851</text:p>
          </table:table-cell>
          <table:table-cell office:value-type="float" office:value="23039580" calcext:value-type="float">
            <text:p>23039580</text:p>
          </table:table-cell>
        </table:table-row>
        <table:table-row table:style-name="ro1">
          <table:table-cell office:value-type="string" calcext:value-type="string">
            <text:p>Population growth (annual %)</text:p>
          </table:table-cell>
          <table:table-cell/>
          <table:table-cell office:value-type="float" office:value="2.82959969227739" calcext:value-type="float">
            <text:p>2.82959969227739</text:p>
          </table:table-cell>
          <table:table-cell office:value-type="float" office:value="2.48948173249209" calcext:value-type="float">
            <text:p>2.48948173249209</text:p>
          </table:table-cell>
          <table:table-cell office:value-type="float" office:value="2.35797019623163" calcext:value-type="float">
            <text:p>2.35797019623163</text:p>
          </table:table-cell>
          <table:table-cell office:value-type="float" office:value="2.35067554142294" calcext:value-type="float">
            <text:p>2.35067554142294</text:p>
          </table:table-cell>
          <table:table-cell office:value-type="float" office:value="2.13876264469418" calcext:value-type="float">
            <text:p>2.13876264469418</text:p>
          </table:table-cell>
          <table:table-cell office:value-type="float" office:value="1.80985576444804" calcext:value-type="float">
            <text:p>1.80985576444804</text:p>
          </table:table-cell>
          <table:table-cell office:value-type="float" office:value="1.56236694760604" calcext:value-type="float">
            <text:p>1.56236694760604</text:p>
          </table:table-cell>
          <table:table-cell office:value-type="float" office:value="1.36677132973907" calcext:value-type="float">
            <text:p>1.36677132973907</text:p>
          </table:table-cell>
          <table:table-cell office:value-type="float" office:value="1.11720287765336" calcext:value-type="float">
            <text:p>1.11720287765336</text:p>
          </table:table-cell>
          <table:table-cell office:value-type="float" office:value="0.93941802248079" calcext:value-type="float">
            <text:p>0.93941802248079</text:p>
          </table:table-cell>
          <table:table-cell office:value-type="float" office:value="0.845992601345206" calcext:value-type="float">
            <text:p>0.845992601345206</text:p>
          </table:table-cell>
          <table:table-cell office:value-type="float" office:value="0.665176682246802" calcext:value-type="float">
            <text:p>0.665176682246802</text:p>
          </table:table-cell>
          <table:table-cell office:value-type="float" office:value="0.459583548488331" calcext:value-type="float">
            <text:p>0.4595835484883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ulation total</text:p>
          </table:table-cell>
          <table:table-cell office:value-type="float" office:value="73092515" calcext:value-type="float">
            <text:p>73092515</text:p>
          </table:table-cell>
          <table:table-cell office:value-type="float" office:value="84623747" calcext:value-type="float">
            <text:p>84623747</text:p>
          </table:table-cell>
          <table:table-cell office:value-type="float" office:value="96369875" calcext:value-type="float">
            <text:p>96369875</text:p>
          </table:table-cell>
          <table:table-cell office:value-type="float" office:value="108700515" calcext:value-type="float">
            <text:p>108700515</text:p>
          </table:table-cell>
          <table:table-cell office:value-type="float" office:value="122288383" calcext:value-type="float">
            <text:p>122288383</text:p>
          </table:table-cell>
          <table:table-cell office:value-type="float" office:value="136783180" calcext:value-type="float">
            <text:p>136783180</text:p>
          </table:table-cell>
          <table:table-cell office:value-type="float" office:value="150706446" calcext:value-type="float">
            <text:p>150706446</text:p>
          </table:table-cell>
          <table:table-cell office:value-type="float" office:value="163515328" calcext:value-type="float">
            <text:p>163515328</text:p>
          </table:table-cell>
          <table:table-cell office:value-type="float" office:value="175873720" calcext:value-type="float">
            <text:p>175873720</text:p>
          </table:table-cell>
          <table:table-cell office:value-type="float" office:value="186797334" calcext:value-type="float">
            <text:p>186797334</text:p>
          </table:table-cell>
          <table:table-cell office:value-type="float" office:value="196353492" calcext:value-type="float">
            <text:p>196353492</text:p>
          </table:table-cell>
          <table:table-cell office:value-type="float" office:value="205188205" calcext:value-type="float">
            <text:p>205188205</text:p>
          </table:table-cell>
          <table:table-cell office:value-type="float" office:value="213196304" calcext:value-type="float">
            <text:p>213196304</text:p>
          </table:table-cell>
          <table:table-cell office:value-type="float" office:value="215313498" calcext:value-type="float">
            <text:p>215313498</text:p>
          </table:table-cell>
          <table:table-cell office:value-type="float" office:value="216422446" calcext:value-type="float">
            <text:p>216422446</text:p>
          </table:table-cell>
          <table:table-cell office:value-type="float" office:value="217637297" calcext:value-type="float">
            <text:p>217637297</text:p>
          </table:table-cell>
        </table:table-row>
      </table:table>
      <table:table table:name="Canada" table:style-name="ta1">
        <table:table-column table:style-name="co13" table:default-cell-style-name="Default"/>
        <table:table-column table:style-name="co5" table:default-cell-style-name="Default"/>
        <table:table-column table:style-name="co14" table:number-columns-repeated="7" table:default-cell-style-name="Default"/>
        <table:table-column table:style-name="co6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4" table:default-cell-style-name="Default"/>
        <table:table-column table:style-name="co1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Series Name</text:p>
          </table:table-cell>
          <table:table-cell office:value-type="string" calcext:value-type="string">
            <text:p>1960 [YR1960]</text:p>
          </table:table-cell>
          <table:table-cell office:value-type="string" calcext:value-type="string">
            <text:p>1965 [YR1965]</text:p>
          </table:table-cell>
          <table:table-cell office:value-type="string" calcext:value-type="string">
            <text:p>1970 [YR1970]</text:p>
          </table:table-cell>
          <table:table-cell office:value-type="string" calcext:value-type="string">
            <text:p>1975 [YR1975]</text:p>
          </table:table-cell>
          <table:table-cell office:value-type="string" calcext:value-type="string">
            <text:p>1980 [YR1980]</text:p>
          </table:table-cell>
          <table:table-cell office:value-type="string" calcext:value-type="string">
            <text:p>1985 [YR1985]</text:p>
          </table:table-cell>
          <table:table-cell office:value-type="string" calcext:value-type="string">
            <text:p>1990 [YR1990]</text:p>
          </table:table-cell>
          <table:table-cell office:value-type="string" calcext:value-type="string">
            <text:p>1995 [YR1995]</text:p>
          </table:table-cell>
          <table:table-cell office:value-type="string" calcext:value-type="string">
            <text:p>2000 [YR2000]</text:p>
          </table:table-cell>
          <table:table-cell office:value-type="string" calcext:value-type="string">
            <text:p>2005 [YR2005]</text:p>
          </table:table-cell>
          <table:table-cell office:value-type="string" calcext:value-type="string">
            <text:p>2010 [YR2010]</text:p>
          </table:table-cell>
          <table:table-cell office:value-type="string" calcext:value-type="string">
            <text:p>2015 [YR2015]</text:p>
          </table:table-cell>
          <table:table-cell office:value-type="string" calcext:value-type="string">
            <text:p>2020 [YR2020]</text:p>
          </table:table-cell>
          <table:table-cell office:value-type="string" calcext:value-type="string">
            <text:p>2022 [YR2022]</text:p>
          </table:table-cell>
          <table:table-cell office:value-type="string" calcext:value-type="string">
            <text:p>2023 [YR2023]</text:p>
          </table:table-cell>
          <table:table-cell office:value-type="string" calcext:value-type="string">
            <text:p>2024 [YR2024]</text:p>
          </table:table-cell>
        </table:table-row>
        <table:table-row table:style-name="ro1">
          <table:table-cell office:value-type="string" calcext:value-type="string">
            <text:p>Birth Rate per 1000</text:p>
          </table:table-cell>
          <table:table-cell office:value-type="float" office:value="26.7" calcext:value-type="float">
            <text:p>26.7</text:p>
          </table:table-cell>
          <table:table-cell office:value-type="float" office:value="21.3" calcext:value-type="float">
            <text:p>21.3</text:p>
          </table:table-cell>
          <table:table-cell office:value-type="float" office:value="17.4" calcext:value-type="float">
            <text:p>17.4</text:p>
          </table:table-cell>
          <table:table-cell office:value-type="float" office:value="15.8" calcext:value-type="float">
            <text:p>15.8</text:p>
          </table:table-cell>
          <table:table-cell office:value-type="float" office:value="15.4" calcext:value-type="float">
            <text:p>15.4</text:p>
          </table:table-cell>
          <table:table-cell office:value-type="float" office:value="14.9" calcext:value-type="float">
            <text:p>14.9</text:p>
          </table:table-cell>
          <table:table-cell office:value-type="float" office:value="15" calcext:value-type="float">
            <text:p>15</text:p>
          </table:table-cell>
          <table:table-cell office:value-type="float" office:value="12.9" calcext:value-type="float">
            <text:p>12.9</text:p>
          </table:table-cell>
          <table:table-cell table:number-columns-repeated="2" office:value-type="float" office:value="10.7" calcext:value-type="float">
            <text:p>10.7</text:p>
          </table:table-cell>
          <table:table-cell office:value-type="float" office:value="11.2" calcext:value-type="float">
            <text:p>11.2</text:p>
          </table:table-cell>
          <table:table-cell office:value-type="float" office:value="10.7" calcext:value-type="float">
            <text:p>10.7</text:p>
          </table:table-cell>
          <table:table-cell office:value-type="float" office:value="9.5" calcext:value-type="float">
            <text:p>9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th Rate per 1000</text:p>
          </table:table-cell>
          <table:table-cell office:value-type="float" office:value="7.8" calcext:value-type="float">
            <text:p>7.8</text:p>
          </table:table-cell>
          <table:table-cell office:value-type="float" office:value="7.6" calcext:value-type="float">
            <text:p>7.6</text:p>
          </table:table-cell>
          <table:table-cell table:number-columns-repeated="2" office:value-type="float" office:value="7.3" calcext:value-type="float">
            <text:p>7.3</text:p>
          </table:table-cell>
          <table:table-cell office:value-type="float" office:value="7.1" calcext:value-type="float">
            <text:p>7.1</text:p>
          </table:table-cell>
          <table:table-cell office:value-type="float" office:value="7" calcext:value-type="float">
            <text:p>7</text:p>
          </table:table-cell>
          <table:table-cell office:value-type="float" office:value="7.3" calcext:value-type="float">
            <text:p>7.3</text:p>
          </table:table-cell>
          <table:table-cell office:value-type="float" office:value="7.2" calcext:value-type="float">
            <text:p>7.2</text:p>
          </table:table-cell>
          <table:table-cell table:number-columns-repeated="2" office:value-type="float" office:value="7.1" calcext:value-type="float">
            <text:p>7.1</text:p>
          </table:table-cell>
          <table:table-cell office:value-type="float" office:value="7" calcext:value-type="float">
            <text:p>7</text:p>
          </table:table-cell>
          <table:table-cell office:value-type="float" office:value="7.4" calcext:value-type="float">
            <text:p>7.4</text:p>
          </table:table-cell>
          <table:table-cell office:value-type="float" office:value="8.1" calcext:value-type="float">
            <text:p>8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pulation over 65</text:p>
          </table:table-cell>
          <table:table-cell office:value-type="float" office:value="1373988" calcext:value-type="float">
            <text:p>1373988</text:p>
          </table:table-cell>
          <table:table-cell office:value-type="float" office:value="1519291" calcext:value-type="float">
            <text:p>1519291</text:p>
          </table:table-cell>
          <table:table-cell office:value-type="float" office:value="1702610" calcext:value-type="float">
            <text:p>1702610</text:p>
          </table:table-cell>
          <table:table-cell office:value-type="float" office:value="1960638" calcext:value-type="float">
            <text:p>1960638</text:p>
          </table:table-cell>
          <table:table-cell office:value-type="float" office:value="2302843" calcext:value-type="float">
            <text:p>2302843</text:p>
          </table:table-cell>
          <table:table-cell office:value-type="float" office:value="2644549" calcext:value-type="float">
            <text:p>2644549</text:p>
          </table:table-cell>
          <table:table-cell office:value-type="float" office:value="3108392" calcext:value-type="float">
            <text:p>3108392</text:p>
          </table:table-cell>
          <table:table-cell office:value-type="float" office:value="3493208" calcext:value-type="float">
            <text:p>3493208</text:p>
          </table:table-cell>
          <table:table-cell office:value-type="float" office:value="3831961" calcext:value-type="float">
            <text:p>3831961</text:p>
          </table:table-cell>
          <table:table-cell office:value-type="float" office:value="4190005" calcext:value-type="float">
            <text:p>4190005</text:p>
          </table:table-cell>
          <table:table-cell office:value-type="float" office:value="4782333" calcext:value-type="float">
            <text:p>4782333</text:p>
          </table:table-cell>
          <table:table-cell office:value-type="float" office:value="5715697" calcext:value-type="float">
            <text:p>5715697</text:p>
          </table:table-cell>
          <table:table-cell office:value-type="float" office:value="6848293" calcext:value-type="float">
            <text:p>6848293</text:p>
          </table:table-cell>
          <table:table-cell office:value-type="float" office:value="7410039" calcext:value-type="float">
            <text:p>7410039</text:p>
          </table:table-cell>
          <table:table-cell office:value-type="float" office:value="7670567" calcext:value-type="float">
            <text:p>7670567</text:p>
          </table:table-cell>
          <table:table-cell office:value-type="float" office:value="7932928" calcext:value-type="float">
            <text:p>7932928</text:p>
          </table:table-cell>
        </table:table-row>
        <table:table-row table:style-name="ro1">
          <table:table-cell office:value-type="string" calcext:value-type="string">
            <text:p>Population growth (annual %)</text:p>
          </table:table-cell>
          <table:table-cell/>
          <table:table-cell office:value-type="float" office:value="1.81016659700882" calcext:value-type="float">
            <text:p>1.81016659700882</text:p>
          </table:table-cell>
          <table:table-cell office:value-type="float" office:value="1.39783160033129" calcext:value-type="float">
            <text:p>1.39783160033129</text:p>
          </table:table-cell>
          <table:table-cell office:value-type="float" office:value="1.45942491323998" calcext:value-type="float">
            <text:p>1.45942491323998</text:p>
          </table:table-cell>
          <table:table-cell office:value-type="float" office:value="1.28959497847156" calcext:value-type="float">
            <text:p>1.28959497847156</text:p>
          </table:table-cell>
          <table:table-cell office:value-type="float" office:value="0.91377427539001" calcext:value-type="float">
            <text:p>0.91377427539001</text:p>
          </table:table-cell>
          <table:table-cell office:value-type="float" office:value="1.50766067284807" calcext:value-type="float">
            <text:p>1.50766067284807</text:p>
          </table:table-cell>
          <table:table-cell office:value-type="float" office:value="1.03476948386834" calcext:value-type="float">
            <text:p>1.03476948386834</text:p>
          </table:table-cell>
          <table:table-cell office:value-type="float" office:value="0.931281553452429" calcext:value-type="float">
            <text:p>0.931281553452429</text:p>
          </table:table-cell>
          <table:table-cell office:value-type="float" office:value="0.944466927450734" calcext:value-type="float">
            <text:p>0.944466927450734</text:p>
          </table:table-cell>
          <table:table-cell office:value-type="float" office:value="1.11186407517168" calcext:value-type="float">
            <text:p>1.11186407517168</text:p>
          </table:table-cell>
          <table:table-cell office:value-type="float" office:value="0.746339477969813" calcext:value-type="float">
            <text:p>0.746339477969813</text:p>
          </table:table-cell>
          <table:table-cell office:value-type="float" office:value="1.0737958268224" calcext:value-type="float">
            <text:p>1.0737958268224</text:p>
          </table:table-cell>
          <table:table-cell office:value-type="float" office:value="1.82337042206996" calcext:value-type="float">
            <text:p>1.82337042206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ulation total</text:p>
          </table:table-cell>
          <table:table-cell office:value-type="float" office:value="17909356" calcext:value-type="float">
            <text:p>17909356</text:p>
          </table:table-cell>
          <table:table-cell office:value-type="float" office:value="19678000" calcext:value-type="float">
            <text:p>19678000</text:p>
          </table:table-cell>
          <table:table-cell office:value-type="float" office:value="21324000" calcext:value-type="float">
            <text:p>21324000</text:p>
          </table:table-cell>
          <table:table-cell office:value-type="float" office:value="23143275" calcext:value-type="float">
            <text:p>23143275</text:p>
          </table:table-cell>
          <table:table-cell office:value-type="float" office:value="24515667" calcext:value-type="float">
            <text:p>24515667</text:p>
          </table:table-cell>
          <table:table-cell office:value-type="float" office:value="25842116" calcext:value-type="float">
            <text:p>25842116</text:p>
          </table:table-cell>
          <table:table-cell office:value-type="float" office:value="27691138" calcext:value-type="float">
            <text:p>27691138</text:p>
          </table:table-cell>
          <table:table-cell office:value-type="float" office:value="29302311" calcext:value-type="float">
            <text:p>29302311</text:p>
          </table:table-cell>
          <table:table-cell office:value-type="float" office:value="30685730" calcext:value-type="float">
            <text:p>30685730</text:p>
          </table:table-cell>
          <table:table-cell office:value-type="float" office:value="32243753" calcext:value-type="float">
            <text:p>32243753</text:p>
          </table:table-cell>
          <table:table-cell office:value-type="float" office:value="34004889" calcext:value-type="float">
            <text:p>34004889</text:p>
          </table:table-cell>
          <table:table-cell office:value-type="float" office:value="35702908" calcext:value-type="float">
            <text:p>35702908</text:p>
          </table:table-cell>
          <table:table-cell office:value-type="float" office:value="38007166" calcext:value-type="float">
            <text:p>38007166</text:p>
          </table:table-cell>
          <table:table-cell office:value-type="float" office:value="38929902" calcext:value-type="float">
            <text:p>38929902</text:p>
          </table:table-cell>
          <table:table-cell office:value-type="float" office:value="39244168" calcext:value-type="float">
            <text:p>39244168</text:p>
          </table:table-cell>
          <table:table-cell office:value-type="float" office:value="39555364" calcext:value-type="float">
            <text:p>39555364</text:p>
          </table:table-cell>
        </table:table-row>
      </table:table>
      <table:table table:name="2020" table:style-name="ta1">
        <table:table-column table:style-name="co12" table:default-cell-style-name="Default"/>
        <table:table-column table:style-name="co1" table:default-cell-style-name="ce2"/>
        <table:table-column table:style-name="co12" table:number-columns-repeated="2" table:default-cell-style-name="ce4"/>
        <table:table-column table:style-name="co12" table:default-cell-style-name="ce5"/>
        <table:table-column table:style-name="co17" table:default-cell-style-name="ce5"/>
        <table:table-column table:style-name="co18" table:default-cell-style-name="ce6"/>
        <table:table-row table:style-name="ro1">
          <table:table-cell/>
          <table:table-cell table:style-name="Default" table:number-columns-repeated="6"/>
        </table:table-row>
        <table:table-row table:style-name="ro2">
          <table:table-cell/>
          <table:table-cell table:style-name="ce1" office:value-type="string" calcext:value-type="string">
            <text:p>Country</text:p>
          </table:table-cell>
          <table:table-cell table:style-name="ce3" office:value-type="string" calcext:value-type="string">
            <text:p>Birth Rate/1000</text:p>
          </table:table-cell>
          <table:table-cell table:style-name="ce3" office:value-type="string" calcext:value-type="string">
            <text:p>Death Rate/1000</text:p>
          </table:table-cell>
          <table:table-cell table:style-name="ce1" office:value-type="string" calcext:value-type="string">
            <text:p>Over 65</text:p>
          </table:table-cell>
          <table:table-cell table:style-name="ce1" office:value-type="string" calcext:value-type="string">
            <text:p>Total </text:p>
          </table:table-cell>
          <table:table-cell table:style-name="ce3" office:value-type="string" calcext:value-type="string">
            <text:p>Total Population Change (%) from 2019</text:p>
          </table:table-cell>
        </table:table-row>
        <table:table-row table:style-name="ro1">
          <table:table-cell/>
          <table:table-cell office:value-type="string" calcext:value-type="string">
            <text:p>United States</text:p>
          </table:table-cell>
          <table:table-cell table:formula="of:=[$USA.N2]" office:value-type="float" office:value="10.9" calcext:value-type="float">
            <text:p>10.9</text:p>
          </table:table-cell>
          <table:table-cell table:formula="of:=[$USA.N3]" office:value-type="float" office:value="10.3" calcext:value-type="float">
            <text:p>10.3</text:p>
          </table:table-cell>
          <table:table-cell table:formula="of:=[$USA.N4]" office:value-type="float" office:value="53782439" calcext:value-type="float">
            <text:p>53,782,439</text:p>
          </table:table-cell>
          <table:table-cell table:formula="of:=[$USA.N6]" office:value-type="float" office:value="331511512" calcext:value-type="float">
            <text:p>331,511,512</text:p>
          </table:table-cell>
          <table:table-cell table:formula="of:=[$USA.N5]" office:value-type="float" office:value="0.964347900193196" calcext:value-type="float">
            <text:p>0.96</text:p>
          </table:table-cell>
        </table:table-row>
        <table:table-row table:style-name="ro1">
          <table:table-cell/>
          <table:table-cell office:value-type="string" calcext:value-type="string">
            <text:p>China</text:p>
          </table:table-cell>
          <table:table-cell table:formula="of:=[$China.N2]" office:value-type="float" office:value="8.52" calcext:value-type="float">
            <text:p>8.5</text:p>
          </table:table-cell>
          <table:table-cell table:formula="of:=[$China.N3]" office:value-type="float" office:value="7.07" calcext:value-type="float">
            <text:p>7.1</text:p>
          </table:table-cell>
          <table:table-cell table:formula="of:=[$China.N4]" office:value-type="float" office:value="177774074" calcext:value-type="float">
            <text:p>177,774,074</text:p>
          </table:table-cell>
          <table:table-cell table:formula="of:=[$China.N6]" office:value-type="float" office:value="1411100000" calcext:value-type="float">
            <text:p>1,411,100,000</text:p>
          </table:table-cell>
          <table:table-cell table:formula="of:=[$China.N5]" office:value-type="float" office:value="0.238040870229883" calcext:value-type="float">
            <text:p>0.24</text:p>
          </table:table-cell>
        </table:table-row>
        <table:table-row table:style-name="ro1">
          <table:table-cell/>
          <table:table-cell office:value-type="string" calcext:value-type="string">
            <text:p>Germany</text:p>
          </table:table-cell>
          <table:table-cell table:formula="of:=[$Germany.N2]" office:value-type="float" office:value="9.3" calcext:value-type="float">
            <text:p>9.3</text:p>
          </table:table-cell>
          <table:table-cell table:formula="of:=[$Germany.M3]" office:value-type="float" office:value="11.3" calcext:value-type="float">
            <text:p>11.3</text:p>
          </table:table-cell>
          <table:table-cell table:formula="of:=[$Germany.N4]" office:value-type="float" office:value="18265233" calcext:value-type="float">
            <text:p>18,265,233</text:p>
          </table:table-cell>
          <table:table-cell table:formula="of:=[$Germany.N6]" office:value-type="float" office:value="83160871" calcext:value-type="float">
            <text:p>83,160,871</text:p>
          </table:table-cell>
          <table:table-cell table:formula="of:=[$Germany.N5]" office:value-type="float" office:value="0.0816931586494595" calcext:value-type="float">
            <text:p>0.08</text:p>
          </table:table-cell>
        </table:table-row>
        <table:table-row table:style-name="ro1">
          <table:table-cell/>
          <table:table-cell office:value-type="string" calcext:value-type="string">
            <text:p>Japan</text:p>
          </table:table-cell>
          <table:table-cell table:formula="of:=[$Japan.N2]" office:value-type="float" office:value="6.8" calcext:value-type="float">
            <text:p>6.8</text:p>
          </table:table-cell>
          <table:table-cell table:formula="of:=[$Japan.N3]" office:value-type="float" office:value="11.1" calcext:value-type="float">
            <text:p>11.1</text:p>
          </table:table-cell>
          <table:table-cell table:formula="of:=[$Japan.N4]" office:value-type="float" office:value="37352017" calcext:value-type="float">
            <text:p>37,352,017</text:p>
          </table:table-cell>
          <table:table-cell table:formula="of:=[$Japan.N6]" office:value-type="float" office:value="126261000" calcext:value-type="float">
            <text:p>126,261,000</text:p>
          </table:table-cell>
          <table:table-cell table:formula="of:=[$Japan.N5]" office:value-type="float" office:value="-0.294194617750067" calcext:value-type="float">
            <text:p>-0.29</text:p>
          </table:table-cell>
        </table:table-row>
        <table:table-row table:style-name="ro1">
          <table:table-cell/>
          <table:table-cell office:value-type="string" calcext:value-type="string">
            <text:p>India</text:p>
          </table:table-cell>
          <table:table-cell table:formula="of:=[$India.N2]" office:value-type="float" office:value="16.572" calcext:value-type="float">
            <text:p>16.6</text:p>
          </table:table-cell>
          <table:table-cell table:formula="of:=[$India.N3]" office:value-type="float" office:value="7.35" calcext:value-type="float">
            <text:p>7.4</text:p>
          </table:table-cell>
          <table:table-cell table:formula="of:=[$India.N4]" office:value-type="float" office:value="93171419" calcext:value-type="float">
            <text:p>93,171,419</text:p>
          </table:table-cell>
          <table:table-cell table:formula="of:=[$India.N6]" office:value-type="float" office:value="1396387127" calcext:value-type="float">
            <text:p>1,396,387,127</text:p>
          </table:table-cell>
          <table:table-cell table:formula="of:=[$India.N5]" office:value-type="float" office:value="0.95522085775158" calcext:value-type="float">
            <text:p>0.96</text:p>
          </table:table-cell>
        </table:table-row>
        <table:table-row table:style-name="ro1">
          <table:table-cell/>
          <table:table-cell office:value-type="string" calcext:value-type="string">
            <text:p>United Kingdom</text:p>
          </table:table-cell>
          <table:table-cell table:formula="of:=[$UK.N2]" office:value-type="float" office:value="10.1" calcext:value-type="float">
            <text:p>10.1</text:p>
          </table:table-cell>
          <table:table-cell table:formula="of:=[$UK.N3]" office:value-type="float" office:value="10.1" calcext:value-type="float">
            <text:p>10.1</text:p>
          </table:table-cell>
          <table:table-cell table:formula="of:=[$UK.N4]" office:value-type="float" office:value="12559292" calcext:value-type="float">
            <text:p>12,559,292</text:p>
          </table:table-cell>
          <table:table-cell table:formula="of:=[$UK.N6]" office:value-type="float" office:value="67081234" calcext:value-type="float">
            <text:p>67,081,234</text:p>
          </table:table-cell>
          <table:table-cell table:formula="of:=[$UK.N5]" office:value-type="float" office:value="0.365758263815142" calcext:value-type="float">
            <text:p>0.37</text:p>
          </table:table-cell>
        </table:table-row>
        <table:table-row table:style-name="ro1">
          <table:table-cell/>
          <table:table-cell office:value-type="string" calcext:value-type="string">
            <text:p>France</text:p>
          </table:table-cell>
          <table:table-cell table:formula="of:=[$France.N2]" office:value-type="float" office:value="10.9" calcext:value-type="float">
            <text:p>10.9</text:p>
          </table:table-cell>
          <table:table-cell table:formula="of:=[$France.N3]" office:value-type="float" office:value="9.9" calcext:value-type="float">
            <text:p>9.9</text:p>
          </table:table-cell>
          <table:table-cell table:formula="of:=[$France.N4]" office:value-type="float" office:value="14196384" calcext:value-type="float">
            <text:p>14,196,384</text:p>
          </table:table-cell>
          <table:table-cell table:formula="of:=[$France.N6]" office:value-type="float" office:value="67571107" calcext:value-type="float">
            <text:p>67,571,107</text:p>
          </table:table-cell>
          <table:table-cell table:formula="of:=[$France.N5]" office:value-type="float" office:value="0.271350507669993" calcext:value-type="float">
            <text:p>0.27</text:p>
          </table:table-cell>
        </table:table-row>
        <table:table-row table:style-name="ro1">
          <table:table-cell/>
          <table:table-cell office:value-type="string" calcext:value-type="string">
            <text:p>Italy</text:p>
          </table:table-cell>
          <table:table-cell table:formula="of:=[$Italy.N2]" office:value-type="float" office:value="6.8" calcext:value-type="float">
            <text:p>6.8</text:p>
          </table:table-cell>
          <table:table-cell table:formula="of:=[$Italy.N3]" office:value-type="float" office:value="12.5" calcext:value-type="float">
            <text:p>12.5</text:p>
          </table:table-cell>
          <table:table-cell table:formula="of:=[$Italy.N4]" office:value-type="float" office:value="13892091" calcext:value-type="float">
            <text:p>13,892,091</text:p>
          </table:table-cell>
          <table:table-cell table:formula="of:=[$Italy.N6]" office:value-type="float" office:value="59438851" calcext:value-type="float">
            <text:p>59,438,851</text:p>
          </table:table-cell>
          <table:table-cell table:formula="of:=[$Italy.N5]" office:value-type="float" office:value="-0.487095091717782" calcext:value-type="float">
            <text:p>-0.49</text:p>
          </table:table-cell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 table:formula="of:=[$Brazil.N2]" office:value-type="float" office:value="13.078" calcext:value-type="float">
            <text:p>13.1</text:p>
          </table:table-cell>
          <table:table-cell table:formula="of:=[$Brazil.N3]" office:value-type="float" office:value="7.42" calcext:value-type="float">
            <text:p>7.4</text:p>
          </table:table-cell>
          <table:table-cell table:formula="of:=[$Brazil.N4]" office:value-type="float" office:value="19807547" calcext:value-type="float">
            <text:p>19,807,547</text:p>
          </table:table-cell>
          <table:table-cell table:formula="of:=[$Brazil.N6]" office:value-type="float" office:value="213196304" calcext:value-type="float">
            <text:p>213,196,304</text:p>
          </table:table-cell>
          <table:table-cell table:formula="of:=[$Brazil.N5]" office:value-type="float" office:value="0.665176682246802" calcext:value-type="float">
            <text:p>0.67</text:p>
          </table:table-cell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 table:formula="of:=[$Canada.N2]" office:value-type="float" office:value="9.5" calcext:value-type="float">
            <text:p>9.5</text:p>
          </table:table-cell>
          <table:table-cell table:formula="of:=[$Canada.N3]" office:value-type="float" office:value="8.1" calcext:value-type="float">
            <text:p>8.1</text:p>
          </table:table-cell>
          <table:table-cell table:formula="of:=[$Canada.N4]" office:value-type="float" office:value="6848293" calcext:value-type="float">
            <text:p>6,848,293</text:p>
          </table:table-cell>
          <table:table-cell table:formula="of:=[$Canada.N6]" office:value-type="float" office:value="38007166" calcext:value-type="float">
            <text:p>38,007,166</text:p>
          </table:table-cell>
          <table:table-cell table:formula="of:=[$Canada.N5]" office:value-type="float" office:value="1.0737958268224" calcext:value-type="float">
            <text:p>1.07</text:p>
          </table:table-cell>
        </table:table-row>
      </table:table>
      <table:table table:name="Sparklines" table:style-name="ta1">
        <table:table-column table:style-name="co19" table:default-cell-style-name="Default"/>
        <table:table-column table:style-name="co20" table:default-cell-style-name="ce2"/>
        <table:table-column table:style-name="co21" table:number-columns-repeated="3" table:default-cell-style-name="ce2"/>
        <table:table-column table:style-name="co22" table:default-cell-style-name="ce2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13" office:value-type="string" calcext:value-type="string">
            <text:p>Country</text:p>
          </table:table-cell>
          <table:table-cell table:style-name="ce13" office:value-type="string" calcext:value-type="string">
            <text:p>Birth Rate</text:p>
          </table:table-cell>
          <table:table-cell table:style-name="ce13" office:value-type="string" calcext:value-type="string">
            <text:p>Death Rate</text:p>
          </table:table-cell>
          <table:table-cell table:style-name="ce13" office:value-type="string" calcext:value-type="string">
            <text:p>Total Population</text:p>
          </table:table-cell>
          <table:table-cell table:style-name="ce13" office:value-type="string" calcext:value-type="string">
            <text:p>Population Change</text:p>
          </table:table-cell>
        </table:table-row>
        <table:table-row table:style-name="ro3">
          <table:table-cell/>
          <table:table-cell office:value-type="string" calcext:value-type="string">
            <text:p>United States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Chin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Germany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Japan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Indi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United Kingdom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France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Italy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razil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Canada</text:p>
          </table:table-cell>
          <table:table-cell table:number-columns-repeated="4"/>
        </table:table-row>
        <table:table-row table:style-name="ro3">
          <table:table-cell/>
          <table:table-cell table:style-name="Default" table:number-columns-repeated="5"/>
        </table:table-row>
        <calcext:sparkline-groups>
          <calcext:sparkline-group calcext:id="{7173DBB9-EF47-49B1-B947-F6660D37195B}" calcext:type="line" calcext:line-width="0.75pt" calcext:display-empty-cells-as="zero" calcext:min-axis-type="individual" calcext:max-axis-type="individual" calcext:color-axis="#ff0000">
            <calcext:sparklines>
              <calcext:sparkline calcext:cell-address="Sparklines.F3" calcext:data-range="USA.C5:USA.O5"/>
            </calcext:sparklines>
          </calcext:sparkline-group>
          <calcext:sparkline-group calcext:id="{7CCC9C23-BA3D-4787-A76C-378137F2FEDB}" calcext:type="line" calcext:line-width="0.75pt" calcext:display-empty-cells-as="zero" calcext:min-axis-type="individual" calcext:max-axis-type="individual" calcext:color-axis="#ff0000">
            <calcext:sparklines>
              <calcext:sparkline calcext:cell-address="Sparklines.C3" calcext:data-range="USA.B2:USA.N2"/>
            </calcext:sparklines>
          </calcext:sparkline-group>
          <calcext:sparkline-group calcext:id="{68FA5CBA-F308-478E-91C1-605F8AEED2B9}" calcext:type="line" calcext:line-width="0.75pt" calcext:display-empty-cells-as="zero" calcext:min-axis-type="individual" calcext:max-axis-type="individual" calcext:color-axis="#ff0000">
            <calcext:sparklines>
              <calcext:sparkline calcext:cell-address="Sparklines.D3" calcext:data-range="USA.B3:USA.N3"/>
            </calcext:sparklines>
          </calcext:sparkline-group>
          <calcext:sparkline-group calcext:id="{98305049-B561-433F-A346-2A0EFF9BD312}" calcext:type="line" calcext:line-width="0.75pt" calcext:display-empty-cells-as="zero" calcext:min-axis-type="individual" calcext:max-axis-type="individual" calcext:color-axis="#ff0000">
            <calcext:sparklines>
              <calcext:sparkline calcext:cell-address="Sparklines.E3" calcext:data-range="USA.B6:USA.Q6"/>
            </calcext:sparklines>
          </calcext:sparkline-group>
          <calcext:sparkline-group calcext:id="{E50F74C9-9006-46A3-A849-A57ACDC11775}" calcext:type="line" calcext:line-width="0.75pt" calcext:display-empty-cells-as="zero" calcext:min-axis-type="individual" calcext:max-axis-type="individual" calcext:color-axis="#ff0000">
            <calcext:sparklines>
              <calcext:sparkline calcext:cell-address="Sparklines.F4" calcext:data-range="China.C5:China.N5"/>
            </calcext:sparklines>
          </calcext:sparkline-group>
          <calcext:sparkline-group calcext:id="{A371CCD9-A445-42D8-879D-A6E2CC0230E1}" calcext:type="line" calcext:line-width="0.75pt" calcext:display-empty-cells-as="zero" calcext:min-axis-type="individual" calcext:max-axis-type="individual" calcext:color-axis="#ff0000">
            <calcext:sparklines>
              <calcext:sparkline calcext:cell-address="Sparklines.C4" calcext:data-range="China.B2:China.N2"/>
            </calcext:sparklines>
          </calcext:sparkline-group>
          <calcext:sparkline-group calcext:id="{B76A3BA1-7050-40DB-B7DD-655599B9F1E0}" calcext:type="line" calcext:line-width="0.75pt" calcext:display-empty-cells-as="zero" calcext:min-axis-type="individual" calcext:max-axis-type="individual" calcext:color-axis="#ff0000">
            <calcext:sparklines>
              <calcext:sparkline calcext:cell-address="Sparklines.D4" calcext:data-range="China.B3:China.N3"/>
            </calcext:sparklines>
          </calcext:sparkline-group>
          <calcext:sparkline-group calcext:id="{17F6B514-22BF-42BA-95D1-2CF48B4CED48}" calcext:type="line" calcext:line-width="0.75pt" calcext:display-empty-cells-as="zero" calcext:min-axis-type="individual" calcext:max-axis-type="individual" calcext:color-axis="#ff0000">
            <calcext:sparklines>
              <calcext:sparkline calcext:cell-address="Sparklines.E4" calcext:data-range="China.B6:China.Q6"/>
            </calcext:sparklines>
          </calcext:sparkline-group>
          <calcext:sparkline-group calcext:id="{DAD14320-8CB5-4DE0-9EED-D90229E86CAE}" calcext:type="line" calcext:line-width="0.75pt" calcext:display-empty-cells-as="zero" calcext:min-axis-type="individual" calcext:max-axis-type="individual" calcext:color-axis="#ff0000">
            <calcext:sparklines>
              <calcext:sparkline calcext:cell-address="Sparklines.F5" calcext:data-range="Germany.B2:Germany.N2"/>
            </calcext:sparklines>
          </calcext:sparkline-group>
          <calcext:sparkline-group calcext:id="{ABCE29CB-E05B-4030-9A2B-17843FAC5C2D}" calcext:type="line" calcext:line-width="0.75pt" calcext:display-empty-cells-as="zero" calcext:min-axis-type="individual" calcext:max-axis-type="individual" calcext:color-axis="#ff0000">
            <calcext:sparklines>
              <calcext:sparkline calcext:cell-address="Sparklines.C5" calcext:data-range="Germany.B3:Germany.N3"/>
            </calcext:sparklines>
          </calcext:sparkline-group>
          <calcext:sparkline-group calcext:id="{D9C36786-3239-4EC1-B3B0-B870CA6BF042}" calcext:type="line" calcext:line-width="0.75pt" calcext:display-empty-cells-as="zero" calcext:min-axis-type="individual" calcext:max-axis-type="individual" calcext:color-axis="#ff0000">
            <calcext:sparklines>
              <calcext:sparkline calcext:cell-address="Sparklines.D5" calcext:data-range="Germany.B3:Germany.N3"/>
            </calcext:sparklines>
          </calcext:sparkline-group>
          <calcext:sparkline-group calcext:id="{24A77024-BC9C-40F3-83C4-33E7338B2100}" calcext:type="line" calcext:line-width="0.75pt" calcext:display-empty-cells-as="zero" calcext:min-axis-type="individual" calcext:max-axis-type="individual" calcext:color-axis="#ff0000">
            <calcext:sparklines>
              <calcext:sparkline calcext:cell-address="Sparklines.E5" calcext:data-range="Germany.B6:Germany.Q6"/>
            </calcext:sparklines>
          </calcext:sparkline-group>
          <calcext:sparkline-group calcext:id="{50C46C0B-6531-44C3-B6AB-F288AF2FAC76}" calcext:type="line" calcext:line-width="0.75pt" calcext:display-empty-cells-as="zero" calcext:min-axis-type="individual" calcext:max-axis-type="individual" calcext:color-axis="#ff0000">
            <calcext:sparklines>
              <calcext:sparkline calcext:cell-address="Sparklines.F6" calcext:data-range="Japan.B2:Japan.N2"/>
            </calcext:sparklines>
          </calcext:sparkline-group>
          <calcext:sparkline-group calcext:id="{8A1000FE-B5E0-43D2-9BDB-EEC20139085C}" calcext:type="line" calcext:line-width="0.75pt" calcext:display-empty-cells-as="zero" calcext:min-axis-type="individual" calcext:max-axis-type="individual" calcext:color-axis="#ff0000">
            <calcext:sparklines>
              <calcext:sparkline calcext:cell-address="Sparklines.C6" calcext:data-range="Japan.B2:Japan.N2"/>
            </calcext:sparklines>
          </calcext:sparkline-group>
          <calcext:sparkline-group calcext:id="{58E7F09D-59D7-4F48-ABC2-12154CD7B086}" calcext:type="line" calcext:line-width="0.75pt" calcext:display-empty-cells-as="zero" calcext:min-axis-type="individual" calcext:max-axis-type="individual" calcext:color-axis="#ff0000">
            <calcext:sparklines>
              <calcext:sparkline calcext:cell-address="Sparklines.D6" calcext:data-range="Japan.B3:Japan.N3"/>
            </calcext:sparklines>
          </calcext:sparkline-group>
          <calcext:sparkline-group calcext:id="{E0D65E04-3787-4D61-9758-EF7265264701}" calcext:type="line" calcext:line-width="0.75pt" calcext:display-empty-cells-as="zero" calcext:min-axis-type="individual" calcext:max-axis-type="individual" calcext:color-axis="#ff0000">
            <calcext:sparklines>
              <calcext:sparkline calcext:cell-address="Sparklines.E6" calcext:data-range="Japan.B6:Japan.Q6"/>
            </calcext:sparklines>
          </calcext:sparkline-group>
          <calcext:sparkline-group calcext:id="{C28852A7-A14E-44F6-B87B-D01EA59430F4}" calcext:type="line" calcext:line-width="0.75pt" calcext:display-empty-cells-as="zero" calcext:min-axis-type="individual" calcext:max-axis-type="individual" calcext:color-axis="#ff0000">
            <calcext:sparklines>
              <calcext:sparkline calcext:cell-address="Sparklines.F7" calcext:data-range="India.B5:India.O5"/>
            </calcext:sparklines>
          </calcext:sparkline-group>
          <calcext:sparkline-group calcext:id="{04A08F2C-C9B0-4741-A6A5-8DD0366613CE}" calcext:type="line" calcext:line-width="0.75pt" calcext:display-empty-cells-as="zero" calcext:min-axis-type="individual" calcext:max-axis-type="individual" calcext:color-axis="#ff0000">
            <calcext:sparklines>
              <calcext:sparkline calcext:cell-address="Sparklines.C7" calcext:data-range="India.B2:India.N2"/>
            </calcext:sparklines>
          </calcext:sparkline-group>
          <calcext:sparkline-group calcext:id="{C413B167-B8D4-452B-9EFE-4870BE06986B}" calcext:type="line" calcext:line-width="0.75pt" calcext:display-empty-cells-as="zero" calcext:min-axis-type="individual" calcext:max-axis-type="individual" calcext:color-axis="#ff0000">
            <calcext:sparklines>
              <calcext:sparkline calcext:cell-address="Sparklines.D7" calcext:data-range="India.B3:India.N3"/>
            </calcext:sparklines>
          </calcext:sparkline-group>
          <calcext:sparkline-group calcext:id="{792179D4-2522-4328-8D91-97D79DF3D7EB}" calcext:type="line" calcext:line-width="0.75pt" calcext:display-empty-cells-as="zero" calcext:min-axis-type="individual" calcext:max-axis-type="individual" calcext:color-axis="#ff0000">
            <calcext:sparklines>
              <calcext:sparkline calcext:cell-address="Sparklines.E7" calcext:data-range="India.B6:India.Q6"/>
            </calcext:sparklines>
          </calcext:sparkline-group>
          <calcext:sparkline-group calcext:id="{395FB188-2DED-4EC0-B93D-4C853054A5E8}" calcext:type="line" calcext:line-width="0.75pt" calcext:display-empty-cells-as="zero" calcext:min-axis-type="individual" calcext:max-axis-type="individual" calcext:color-axis="#ff0000">
            <calcext:sparklines>
              <calcext:sparkline calcext:cell-address="Sparklines.F8" calcext:data-range="UK.C5:UK.O5"/>
            </calcext:sparklines>
          </calcext:sparkline-group>
          <calcext:sparkline-group calcext:id="{F99312B2-9316-42B3-B47F-39E5547929B0}" calcext:type="line" calcext:line-width="0.75pt" calcext:display-empty-cells-as="zero" calcext:min-axis-type="individual" calcext:max-axis-type="individual" calcext:color-axis="#ff0000">
            <calcext:sparklines>
              <calcext:sparkline calcext:cell-address="Sparklines.C8" calcext:data-range="UK.B2:UK.N2"/>
            </calcext:sparklines>
          </calcext:sparkline-group>
          <calcext:sparkline-group calcext:id="{0E345B3C-10B7-4DBE-B781-C4C3A430E18B}" calcext:type="line" calcext:line-width="0.75pt" calcext:display-empty-cells-as="zero" calcext:min-axis-type="individual" calcext:max-axis-type="individual" calcext:color-axis="#ff0000">
            <calcext:sparklines>
              <calcext:sparkline calcext:cell-address="Sparklines.D8" calcext:data-range="UK.B3:UK.N3"/>
            </calcext:sparklines>
          </calcext:sparkline-group>
          <calcext:sparkline-group calcext:id="{25E2A884-0847-4558-B94D-B5F60A24F628}" calcext:type="line" calcext:line-width="0.75pt" calcext:display-empty-cells-as="zero" calcext:min-axis-type="individual" calcext:max-axis-type="individual" calcext:color-axis="#ff0000">
            <calcext:sparklines>
              <calcext:sparkline calcext:cell-address="Sparklines.E8" calcext:data-range="UK.B6:UK.Q6"/>
            </calcext:sparklines>
          </calcext:sparkline-group>
          <calcext:sparkline-group calcext:id="{C0A4B9CB-2D49-4597-B99E-1148D9F08717}" calcext:type="line" calcext:line-width="0.75pt" calcext:display-empty-cells-as="zero" calcext:min-axis-type="individual" calcext:max-axis-type="individual" calcext:color-axis="#ff0000">
            <calcext:sparklines>
              <calcext:sparkline calcext:cell-address="Sparklines.F9" calcext:data-range="France.C5:France.O5"/>
            </calcext:sparklines>
          </calcext:sparkline-group>
          <calcext:sparkline-group calcext:id="{3CD5DAA1-1528-4EB0-8934-2AD1CC8192E7}" calcext:type="line" calcext:line-width="0.75pt" calcext:display-empty-cells-as="zero" calcext:min-axis-type="individual" calcext:max-axis-type="individual" calcext:color-axis="#ff0000">
            <calcext:sparklines>
              <calcext:sparkline calcext:cell-address="Sparklines.C9" calcext:data-range="France.B2:France.N2"/>
            </calcext:sparklines>
          </calcext:sparkline-group>
          <calcext:sparkline-group calcext:id="{4DF33B0D-709B-4C2A-9733-60F0AF6BB86C}" calcext:type="line" calcext:line-width="0.75pt" calcext:display-empty-cells-as="zero" calcext:min-axis-type="individual" calcext:max-axis-type="individual" calcext:color-axis="#ff0000">
            <calcext:sparklines>
              <calcext:sparkline calcext:cell-address="Sparklines.D9" calcext:data-range="France.B3:France.N3"/>
            </calcext:sparklines>
          </calcext:sparkline-group>
          <calcext:sparkline-group calcext:id="{16EF05B4-B810-4681-A1FE-17107066BDA1}" calcext:type="line" calcext:line-width="0.75pt" calcext:display-empty-cells-as="zero" calcext:min-axis-type="individual" calcext:max-axis-type="individual" calcext:color-axis="#ff0000">
            <calcext:sparklines>
              <calcext:sparkline calcext:cell-address="Sparklines.E9" calcext:data-range="France.B6:France.Q6"/>
            </calcext:sparklines>
          </calcext:sparkline-group>
          <calcext:sparkline-group calcext:id="{71E5DF5B-6DB9-4E2F-9199-2ACE4AB65FE1}" calcext:type="line" calcext:line-width="0.75pt" calcext:display-empty-cells-as="zero" calcext:min-axis-type="individual" calcext:max-axis-type="individual" calcext:color-axis="#ff0000">
            <calcext:sparklines>
              <calcext:sparkline calcext:cell-address="Sparklines.F10" calcext:data-range="Italy.C5:Italy.O5"/>
            </calcext:sparklines>
          </calcext:sparkline-group>
          <calcext:sparkline-group calcext:id="{28831F12-60ED-4631-8A70-4ED12637F7AF}" calcext:type="line" calcext:line-width="0.75pt" calcext:display-empty-cells-as="zero" calcext:min-axis-type="individual" calcext:max-axis-type="individual" calcext:color-axis="#ff0000">
            <calcext:sparklines>
              <calcext:sparkline calcext:cell-address="Sparklines.C10" calcext:data-range="Italy.B2:Italy.N2"/>
            </calcext:sparklines>
          </calcext:sparkline-group>
          <calcext:sparkline-group calcext:id="{3E1D8171-8D97-4AD0-83D3-84F1223984B9}" calcext:type="line" calcext:line-width="0.75pt" calcext:display-empty-cells-as="zero" calcext:min-axis-type="individual" calcext:max-axis-type="individual" calcext:color-axis="#ff0000">
            <calcext:sparklines>
              <calcext:sparkline calcext:cell-address="Sparklines.D10" calcext:data-range="Italy.B3:Italy.N3"/>
            </calcext:sparklines>
          </calcext:sparkline-group>
          <calcext:sparkline-group calcext:id="{24BA579C-F0F6-420C-8B69-3C5459BB7E7E}" calcext:type="line" calcext:line-width="0.75pt" calcext:display-empty-cells-as="zero" calcext:min-axis-type="individual" calcext:max-axis-type="individual" calcext:color-axis="#ff0000">
            <calcext:sparklines>
              <calcext:sparkline calcext:cell-address="Sparklines.E10" calcext:data-range="Italy.B6:Italy.Q6"/>
            </calcext:sparklines>
          </calcext:sparkline-group>
          <calcext:sparkline-group calcext:id="{A920CC1C-3F62-42DC-B55F-C71CD87717BC}" calcext:type="line" calcext:line-width="0.75pt" calcext:display-empty-cells-as="zero" calcext:min-axis-type="individual" calcext:max-axis-type="individual" calcext:color-axis="#ff0000">
            <calcext:sparklines>
              <calcext:sparkline calcext:cell-address="Sparklines.F11" calcext:data-range="Brazil.C5:Brazil.O5"/>
            </calcext:sparklines>
          </calcext:sparkline-group>
          <calcext:sparkline-group calcext:id="{CC76E26B-F17A-4FE3-B44A-FD4F81D5F383}" calcext:type="line" calcext:line-width="0.75pt" calcext:display-empty-cells-as="zero" calcext:min-axis-type="individual" calcext:max-axis-type="individual" calcext:color-axis="#ff0000">
            <calcext:sparklines>
              <calcext:sparkline calcext:cell-address="Sparklines.C11" calcext:data-range="Brazil.C2:Brazil.N2"/>
            </calcext:sparklines>
          </calcext:sparkline-group>
          <calcext:sparkline-group calcext:id="{EF2D7540-8773-48B8-A92C-CACD2E1CAD3B}" calcext:type="line" calcext:line-width="0.75pt" calcext:display-empty-cells-as="zero" calcext:min-axis-type="individual" calcext:max-axis-type="individual" calcext:color-axis="#ff0000">
            <calcext:sparklines>
              <calcext:sparkline calcext:cell-address="Sparklines.D11" calcext:data-range="Brazil.B3:Brazil.N3"/>
            </calcext:sparklines>
          </calcext:sparkline-group>
          <calcext:sparkline-group calcext:id="{5C79923B-253B-46A0-98C9-1E371936A629}" calcext:type="line" calcext:line-width="0.75pt" calcext:display-empty-cells-as="zero" calcext:min-axis-type="individual" calcext:max-axis-type="individual" calcext:color-axis="#ff0000">
            <calcext:sparklines>
              <calcext:sparkline calcext:cell-address="Sparklines.E11" calcext:data-range="Brazil.B6:Brazil.Q6"/>
            </calcext:sparklines>
          </calcext:sparkline-group>
          <calcext:sparkline-group calcext:id="{E96BB48F-BD85-4264-A5C6-29FE92F7AD52}" calcext:type="line" calcext:line-width="0.75pt" calcext:display-empty-cells-as="zero" calcext:min-axis-type="individual" calcext:max-axis-type="individual" calcext:color-axis="#ff0000">
            <calcext:sparklines>
              <calcext:sparkline calcext:cell-address="Sparklines.F12" calcext:data-range="Canada.C5:Canada.O5"/>
            </calcext:sparklines>
          </calcext:sparkline-group>
          <calcext:sparkline-group calcext:id="{9155B812-8AA2-41EA-9630-97CA9BA465E9}" calcext:type="line" calcext:line-width="0.75pt" calcext:display-empty-cells-as="zero" calcext:min-axis-type="individual" calcext:max-axis-type="individual" calcext:color-axis="#ff0000">
            <calcext:sparklines>
              <calcext:sparkline calcext:cell-address="Sparklines.C12" calcext:data-range="Canada.B2:Canada.N2"/>
            </calcext:sparklines>
          </calcext:sparkline-group>
          <calcext:sparkline-group calcext:id="{1B9DDE63-281E-41BA-8E05-85D3737F11B7}" calcext:type="line" calcext:line-width="0.75pt" calcext:display-empty-cells-as="zero" calcext:min-axis-type="individual" calcext:max-axis-type="individual" calcext:color-axis="#ff0000">
            <calcext:sparklines>
              <calcext:sparkline calcext:cell-address="Sparklines.D12" calcext:data-range="Canada.B3:Canada.N3"/>
            </calcext:sparklines>
          </calcext:sparkline-group>
          <calcext:sparkline-group calcext:id="{564B37B8-9AF1-4EC6-8912-B98596C53271}" calcext:type="line" calcext:line-width="0.75pt" calcext:display-empty-cells-as="zero" calcext:min-axis-type="individual" calcext:max-axis-type="individual" calcext:color-axis="#ff0000">
            <calcext:sparklines>
              <calcext:sparkline calcext:cell-address="Sparklines.E12" calcext:data-range="Canada.B6:Canada.Q6"/>
            </calcext:sparklines>
          </calcext:sparkline-group>
        </calcext:sparkline-group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P0" style:volatile="true">
      <number:number number:decimal-places="2" number:min-decimal-places="2" number:min-integer-digits="1"/>
    </number:number-style>
    <number:number-style style:name="N130">
      <style:text-properties fo:color="#ff0000"/>
      <number:text>-</number:text>
      <number:number number:decimal-places="2" number:min-decimal-places="2" number:min-integer-digits="1"/>
      <style:map style:condition="value()&gt;=0" style:apply-style-name="N130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0">00/00/0000</text:date>, <text:time style:data-style-name="N2" text:time-value="09:48:54.9444719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10T12:04:47.380626912</dc:date>
    <meta:editing-duration>PT5H1M43S</meta:editing-duration>
    <meta:editing-cycles>11</meta:editing-cycles>
    <meta:generator>LibreOffice/7.6.4.1$Linux_X86_64 LibreOffice_project/60$Build-1</meta:generator>
    <meta:document-statistic meta:table-count="13" meta:cell-count="2031" meta:object-count="0"/>
  </office:meta>
</office:document-meta>
</file>